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" manifest:full-path="Object 6/Pictures/2000000D000000DF000000DF5D0173CD.svm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" manifest:full-path="Object 7/Pictures/2000000D000000DF000000DF5D0173CD.svm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91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2.11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4.91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ffcccc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ackground-color="#ffcccc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0.002cm solid #000000" fo:background-color="#ffcccc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002cm solid #000000" fo:background-color="#ffcccc" fo:border-left="none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2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Excel_5f_BuiltIn_5f_Percen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2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fo:background-color="#ffffcc" style:diagonal-bl-tr="none" style:diagonal-tl-br="none" fo:border="0.035cm solid #000000" style:rotation-align="none"/>
    </style:style>
    <style:style style:name="ce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 style:data-style-name="N1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fo:border-bottom="0.035cm solid #000000" fo:background-color="#ffffcc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Default" style:data-style-name="N1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2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ff6600" draw:fill="none" draw:textarea-horizontal-align="center" draw:textarea-vertical-align="middle" draw:ole-draw-aspect="1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-33% 58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text-position="-33% 58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table table:name="Diagramme sectoriel 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office:value-type="string">
            <text:p>CATEGORIE</text:p>
          </table:table-cell>
          <table:table-cell table:style-name="ce3" office:value-type="string">
            <text:p>POSTE</text:p>
          </table:table-cell>
          <table:table-cell table:style-name="ce6" office:value-type="string">
            <text:p>VALEU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utres</text:p>
          </table:table-cell>
          <table:table-cell table:style-name="ce4" office:value-type="string">
            <text:p>Autres</text:p>
          </table:table-cell>
          <table:table-cell table:style-name="ce7" office:value-type="float" office:value="5240">
            <text:p>524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Maison</text:p>
          </table:table-cell>
          <table:table-cell table:style-name="ce7" office:value-type="float" office:value="530">
            <text:p>53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imentation </text:p>
          </table:table-cell>
          <table:table-cell table:style-name="ce4" office:value-type="string">
            <text:p>Viande</text:p>
          </table:table-cell>
          <table:table-cell table:style-name="ce7" office:value-type="float" office:value="920">
            <text:p>92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abitat</text:p>
          </table:table-cell>
          <table:table-cell table:style-name="ce4" office:value-type="string">
            <text:p>Gaz et fioul</text:p>
          </table:table-cell>
          <table:table-cell table:style-name="ce7" office:value-type="float" office:value="1180">
            <text:p>118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ransport</text:p>
          </table:table-cell>
          <table:table-cell table:style-name="ce4" office:value-type="string">
            <text:p>Voiture</text:p>
          </table:table-cell>
          <table:table-cell table:style-name="ce7" office:value-type="float" office:value="2030">
            <text:p>2030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'Diagramme sectoriel '.L26" table:end-x="1.118cm" table:end-y="0.404cm" draw:z-index="0" draw:style-name="gr1" draw:text-style-name="P1" svg:width="15.999cm" svg:height="9.252cm" svg:x="0.926cm" svg:y="0.041cm">
              <draw:object draw:notify-on-update-of-ranges="'Diagramme sectoriel '.B3:'Diagramme sectoriel '.B7 'Diagramme sectoriel '.C2:'Diagramme sectoriel '.C2 'Diagramme sectoriel '.C3:'Diagramme sectoriel '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Diagramme sectoriel '.L48" table:end-x="1.197cm" table:end-y="0.026cm" draw:z-index="1" draw:style-name="gr2" draw:text-style-name="P1" svg:width="15.999cm" svg:height="9.842cm" svg:x="1.005cm" svg:y="0.06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agramme à barr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0" table:default-cell-style-name="Default"/>
        <table:table-row table:style-name="ro1">
          <table:table-cell table:number-columns-repeated="33"/>
        </table:table-row>
        <table:table-row table:style-name="ro1">
          <table:table-cell table:style-name="ce1" office:value-type="string">
            <text:p>CATEGORIE</text:p>
          </table:table-cell>
          <table:table-cell table:style-name="ce3" office:value-type="string">
            <text:p>POSTE</text:p>
          </table:table-cell>
          <table:table-cell table:style-name="ce12" office:value-type="string">
            <text:p>VALEUR</text:p>
          </table:table-cell>
          <table:table-cell/>
          <table:table-cell>
            <draw:frame table:end-cell-address="'Diagramme à barres'.L30" table:end-x="1.04cm" table:end-y="0.291cm" draw:z-index="0" draw:style-name="gr1" draw:text-style-name="P1" svg:width="16.746cm" svg:height="14.018cm" svg:x="0.101cm" svg:y="0.1cm">
              <draw:object draw:notify-on-update-of-ranges="'Diagramme à barres'.B3:'Diagramme à barres'.B28 'Diagramme à barres'.C2:'Diagramme à barres'.C2 'Diagramme à barres'.C3:'Diagramme à barres'.C2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style-name="ce2" office:value-type="string">
            <text:p>Transport</text:p>
          </table:table-cell>
          <table:table-cell table:style-name="ce4" office:value-type="string">
            <text:p>Voiture</text:p>
          </table:table-cell>
          <table:table-cell table:style-name="ce13" office:value-type="float" office:value="2030">
            <text:p>203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Habitat</text:p>
          </table:table-cell>
          <table:table-cell table:style-name="ce4" office:value-type="string">
            <text:p>Gaz et fioul</text:p>
          </table:table-cell>
          <table:table-cell table:style-name="ce13" office:value-type="float" office:value="1180">
            <text:p>118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Alimentation </text:p>
          </table:table-cell>
          <table:table-cell table:style-name="ce4" office:value-type="string">
            <text:p>Viande</text:p>
          </table:table-cell>
          <table:table-cell table:style-name="ce13" office:value-type="float" office:value="920">
            <text:p>92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Maison</text:p>
          </table:table-cell>
          <table:table-cell table:style-name="ce13" office:value-type="float" office:value="530">
            <text:p>53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Alimentation </text:p>
          </table:table-cell>
          <table:table-cell table:style-name="ce4" office:value-type="string">
            <text:p>Boissons</text:p>
          </table:table-cell>
          <table:table-cell table:style-name="ce13" office:value-type="float" office:value="450">
            <text:p>45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Habitat</text:p>
          </table:table-cell>
          <table:table-cell table:style-name="ce4" office:value-type="string">
            <text:p>Construction</text:p>
          </table:table-cell>
          <table:table-cell table:style-name="ce13" office:value-type="float" office:value="440">
            <text:p>44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Transport</text:p>
          </table:table-cell>
          <table:table-cell table:style-name="ce4" office:value-type="string">
            <text:p>Avion</text:p>
          </table:table-cell>
          <table:table-cell table:style-name="ce13" office:value-type="float" office:value="430">
            <text:p>43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Alimentation </text:p>
          </table:table-cell>
          <table:table-cell table:style-name="ce4" office:value-type="string">
            <text:p>Lait et oeuf </text:p>
          </table:table-cell>
          <table:table-cell table:style-name="ce13" office:value-type="float" office:value="390">
            <text:p>39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Loisir</text:p>
          </table:table-cell>
          <table:table-cell table:style-name="ce13" office:value-type="float" office:value="320">
            <text:p>32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Dépenses publiques</text:p>
          </table:table-cell>
          <table:table-cell table:style-name="ce4" office:value-type="string">
            <text:p>Administration, dépenses</text:p>
          </table:table-cell>
          <table:table-cell table:style-name="ce13" office:value-type="float" office:value="310">
            <text:p>31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Dépenses publiques</text:p>
          </table:table-cell>
          <table:table-cell table:style-name="ce4" office:value-type="string">
            <text:p>Enseignement</text:p>
          </table:table-cell>
          <table:table-cell table:style-name="ce13" office:value-type="float" office:value="300">
            <text:p>30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Dépenses publiques</text:p>
          </table:table-cell>
          <table:table-cell table:style-name="ce4" office:value-type="string">
            <text:p>Autres dépenses publiques</text:p>
          </table:table-cell>
          <table:table-cell table:style-name="ce13" office:value-type="float" office:value="270">
            <text:p>27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Alimentation </text:p>
          </table:table-cell>
          <table:table-cell table:style-name="ce4" office:value-type="string">
            <text:p>Fruits, légumes</text:p>
          </table:table-cell>
          <table:table-cell table:style-name="ce13" office:value-type="float" office:value="240">
            <text:p>24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Autres consommations</text:p>
          </table:table-cell>
          <table:table-cell table:style-name="ce13" office:value-type="float" office:value="240">
            <text:p>24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Alimentation </text:p>
          </table:table-cell>
          <table:table-cell table:style-name="ce4" office:value-type="string">
            <text:p>Autres alimentation</text:p>
          </table:table-cell>
          <table:table-cell table:style-name="ce13" office:value-type="float" office:value="230">
            <text:p>23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Dépenses publiques</text:p>
          </table:table-cell>
          <table:table-cell table:style-name="ce4" office:value-type="string">
            <text:p>Santé, éducation</text:p>
          </table:table-cell>
          <table:table-cell table:style-name="ce13" office:value-type="float" office:value="230">
            <text:p>23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Dépenses publiques</text:p>
          </table:table-cell>
          <table:table-cell table:style-name="ce4" office:value-type="string">
            <text:p>Infrastructures</text:p>
          </table:table-cell>
          <table:table-cell table:style-name="ce13" office:value-type="float" office:value="200">
            <text:p>20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Transport</text:p>
          </table:table-cell>
          <table:table-cell table:style-name="ce4" office:value-type="string">
            <text:p>Autres transports</text:p>
          </table:table-cell>
          <table:table-cell table:style-name="ce13" office:value-type="float" office:value="190">
            <text:p>19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Electronique, télécoms</text:p>
          </table:table-cell>
          <table:table-cell table:style-name="ce13" office:value-type="float" office:value="180">
            <text:p>18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Vétement</text:p>
          </table:table-cell>
          <table:table-cell table:style-name="ce13" office:value-type="float" office:value="170">
            <text:p>17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Habitat</text:p>
          </table:table-cell>
          <table:table-cell table:style-name="ce4" office:value-type="string">
            <text:p>Electricité</text:p>
          </table:table-cell>
          <table:table-cell table:style-name="ce13" office:value-type="float" office:value="160">
            <text:p>16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Alimentation</text:p>
          </table:table-cell>
          <table:table-cell table:style-name="ce4" office:value-type="string">
            <text:p>Poisson</text:p>
          </table:table-cell>
          <table:table-cell table:style-name="ce13" office:value-type="float" office:value="120">
            <text:p>12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Habitat</text:p>
          </table:table-cell>
          <table:table-cell table:style-name="ce4" office:value-type="string">
            <text:p>Déchets, Eau</text:p>
          </table:table-cell>
          <table:table-cell table:style-name="ce13" office:value-type="float" office:value="120">
            <text:p>12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Dépenses publiques</text:p>
          </table:table-cell>
          <table:table-cell table:style-name="ce4" office:value-type="string">
            <text:p>Sport,culture</text:p>
          </table:table-cell>
          <table:table-cell table:style-name="ce13" office:value-type="float" office:value="90">
            <text:p>9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Santé, éducation</text:p>
          </table:table-cell>
          <table:table-cell table:style-name="ce13" office:value-type="float" office:value="80">
            <text:p>80</text:p>
          </table:table-cell>
          <table:table-cell table:number-columns-repeated="30"/>
        </table:table-row>
        <table:table-row table:style-name="ro1">
          <table:table-cell table:style-name="ce2" office:value-type="string">
            <text:p>Consommation</text:p>
          </table:table-cell>
          <table:table-cell table:style-name="ce4" office:value-type="string">
            <text:p>Assurance, Banque</text:p>
          </table:table-cell>
          <table:table-cell table:style-name="ce13" office:value-type="float" office:value="80">
            <text:p>80</text:p>
          </table:table-cell>
          <table:table-cell table:number-columns-repeated="30"/>
        </table:table-row>
        <table:table-row table:style-name="ro1" table:number-rows-repeated="3">
          <table:table-cell table:number-columns-repeated="33"/>
        </table:table-row>
        <table:table-row table:style-name="ro2">
          <table:table-cell table:style-name="ce8" office:value-type="string">
            <text:p>Émissions de CO<text:span text:style-name="T1">2</text:span><text:span text:style-name="T2"> du transport de voyageurs </text:span></text:p>
          </table:table-cell>
          <table:table-cell table:style-name="ce10" table:number-columns-repeated="29"/>
          <table:table-cell table:style-name="ce17"/>
          <table:table-cell table:style-name="ce10" table:number-columns-repeated="2"/>
        </table:table-row>
        <table:table-row table:style-name="ro2">
          <table:table-cell table:style-name="ce9" office:value-type="string">
            <text:p>En MtCO<text:span text:style-name="T3">2</text:span></text:p>
          </table:table-cell>
          <table:table-cell table:style-name="ce10" table:number-columns-repeated="32"/>
        </table:table-row>
        <table:table-row table:style-name="ro1">
          <table:table-cell table:style-name="ce9" office:value-type="string">
            <text:p>Champ : tous modes, y compris véhicules étrangers, hors transport aérien international.</text:p>
          </table:table-cell>
          <table:table-cell table:style-name="ce10" table:number-columns-repeated="17"/>
          <table:table-cell table:style-name="ce16"/>
          <table:table-cell table:style-name="ce10" table:number-columns-repeated="14"/>
        </table:table-row>
        <table:table-row table:style-name="ro1">
          <table:table-cell table:style-name="ce9" office:value-type="string">
            <text:p>Source : calculs SDES</text:p>
          </table:table-cell>
          <table:table-cell table:style-name="ce10" table:number-columns-repeated="32"/>
        </table:table-row>
        <table:table-row table:style-name="ro1">
          <table:table-cell table:style-name="ce10"/>
          <table:table-cell table:style-name="ce9"/>
          <table:table-cell table:style-name="ce14" office:value-type="float" office:value="1990">
            <text:p>1990</text:p>
          </table:table-cell>
          <table:table-cell table:style-name="ce14" table:formula="of:=[.C36]+1" office:value-type="float" office:value="1991">
            <text:p>1991</text:p>
          </table:table-cell>
          <table:table-cell table:style-name="ce14" table:formula="of:=[.D36]+1" office:value-type="float" office:value="1992">
            <text:p>1992</text:p>
          </table:table-cell>
          <table:table-cell table:style-name="ce14" table:formula="of:=[.E36]+1" office:value-type="float" office:value="1993">
            <text:p>1993</text:p>
          </table:table-cell>
          <table:table-cell table:style-name="ce14" table:formula="of:=[.F36]+1" office:value-type="float" office:value="1994">
            <text:p>1994</text:p>
          </table:table-cell>
          <table:table-cell table:style-name="ce14" table:formula="of:=[.G36]+1" office:value-type="float" office:value="1995">
            <text:p>1995</text:p>
          </table:table-cell>
          <table:table-cell table:style-name="ce14" table:formula="of:=[.H36]+1" office:value-type="float" office:value="1996">
            <text:p>1996</text:p>
          </table:table-cell>
          <table:table-cell table:style-name="ce14" table:formula="of:=[.I36]+1" office:value-type="float" office:value="1997">
            <text:p>1997</text:p>
          </table:table-cell>
          <table:table-cell table:style-name="ce14" table:formula="of:=[.J36]+1" office:value-type="float" office:value="1998">
            <text:p>1998</text:p>
          </table:table-cell>
          <table:table-cell table:style-name="ce14" table:formula="of:=[.K36]+1" office:value-type="float" office:value="1999">
            <text:p>1999</text:p>
          </table:table-cell>
          <table:table-cell table:style-name="ce14" table:formula="of:=[.L36]+1" office:value-type="float" office:value="2000">
            <text:p>2000</text:p>
          </table:table-cell>
          <table:table-cell table:style-name="ce14" table:formula="of:=[.M36]+1" office:value-type="float" office:value="2001">
            <text:p>2001</text:p>
          </table:table-cell>
          <table:table-cell table:style-name="ce14" table:formula="of:=[.N36]+1" office:value-type="float" office:value="2002">
            <text:p>2002</text:p>
          </table:table-cell>
          <table:table-cell table:style-name="ce14" table:formula="of:=[.O36]+1" office:value-type="float" office:value="2003">
            <text:p>2003</text:p>
          </table:table-cell>
          <table:table-cell table:style-name="ce14" table:formula="of:=[.P36]+1" office:value-type="float" office:value="2004">
            <text:p>2004</text:p>
          </table:table-cell>
          <table:table-cell table:style-name="ce14" table:formula="of:=[.Q36]+1" office:value-type="float" office:value="2005">
            <text:p>2005</text:p>
          </table:table-cell>
          <table:table-cell table:style-name="ce14" table:formula="of:=[.R36]+1" office:value-type="float" office:value="2006">
            <text:p>2006</text:p>
          </table:table-cell>
          <table:table-cell table:style-name="ce14" table:formula="of:=[.S36]+1" office:value-type="float" office:value="2007">
            <text:p>2007</text:p>
          </table:table-cell>
          <table:table-cell table:style-name="ce14" table:formula="of:=[.T36]+1" office:value-type="float" office:value="2008">
            <text:p>2008</text:p>
          </table:table-cell>
          <table:table-cell table:style-name="ce14" table:formula="of:=[.U36]+1" office:value-type="float" office:value="2009">
            <text:p>2009</text:p>
          </table:table-cell>
          <table:table-cell table:style-name="ce14" table:formula="of:=[.V36]+1" office:value-type="float" office:value="2010">
            <text:p>2010</text:p>
          </table:table-cell>
          <table:table-cell table:style-name="ce14" table:formula="of:=[.W36]+1" office:value-type="float" office:value="2011">
            <text:p>2011</text:p>
          </table:table-cell>
          <table:table-cell table:style-name="ce14" table:formula="of:=[.X36]+1" office:value-type="float" office:value="2012">
            <text:p>2012</text:p>
          </table:table-cell>
          <table:table-cell table:style-name="ce14" table:formula="of:=[.Y36]+1" office:value-type="float" office:value="2013">
            <text:p>2013</text:p>
          </table:table-cell>
          <table:table-cell table:style-name="ce14" table:formula="of:=[.Z36]+1" office:value-type="float" office:value="2014">
            <text:p>2014</text:p>
          </table:table-cell>
          <table:table-cell table:style-name="ce14" table:formula="of:=[.AA36]+1" office:value-type="float" office:value="2015">
            <text:p>2015</text:p>
          </table:table-cell>
          <table:table-cell table:style-name="ce14" table:formula="of:=[.AB36]+1" office:value-type="float" office:value="2016">
            <text:p>2016</text:p>
          </table:table-cell>
          <table:table-cell table:style-name="ce14" table:formula="of:=[.AC36]+1" office:value-type="float" office:value="2017">
            <text:p>2017</text:p>
          </table:table-cell>
          <table:table-cell table:style-name="ce14" table:formula="of:=[.AD36]+1" office:value-type="float" office:value="2018">
            <text:p>2018</text:p>
          </table:table-cell>
          <table:table-cell table:style-name="ce14" table:formula="of:=[.AE36]+1" office:value-type="float" office:value="2019">
            <text:p>2019</text:p>
          </table:table-cell>
          <table:table-cell table:style-name="ce14" table:formula="of:=[.AF36]+1" office:value-type="float" office:value="2020">
            <text:p>2020</text:p>
          </table:table-cell>
        </table:table-row>
        <table:table-row table:style-name="ro1">
          <table:table-cell table:style-name="ce10"/>
          <table:table-cell table:style-name="ce11" office:value-type="string">
            <text:p>Routier individuel</text:p>
          </table:table-cell>
          <table:table-cell table:style-name="ce15" office:value-type="float" office:value="67.5845801692725">
            <text:p>67,58</text:p>
          </table:table-cell>
          <table:table-cell table:style-name="ce15" office:value-type="float" office:value="68.3536134620472">
            <text:p>68,35</text:p>
          </table:table-cell>
          <table:table-cell table:style-name="ce15" office:value-type="float" office:value="69.5957779629533">
            <text:p>69,60</text:p>
          </table:table-cell>
          <table:table-cell table:style-name="ce15" office:value-type="float" office:value="70.1271209930734">
            <text:p>70,13</text:p>
          </table:table-cell>
          <table:table-cell table:style-name="ce15" office:value-type="float" office:value="70.510720409042">
            <text:p>70,51</text:p>
          </table:table-cell>
          <table:table-cell table:style-name="ce15" office:value-type="float" office:value="70.8793161707797">
            <text:p>70,88</text:p>
          </table:table-cell>
          <table:table-cell table:style-name="ce15" office:value-type="float" office:value="70.5384476418646">
            <text:p>70,54</text:p>
          </table:table-cell>
          <table:table-cell table:style-name="ce15" office:value-type="float" office:value="70.9406845583056">
            <text:p>70,94</text:p>
          </table:table-cell>
          <table:table-cell table:style-name="ce15" office:value-type="float" office:value="73.478988632382">
            <text:p>73,48</text:p>
          </table:table-cell>
          <table:table-cell table:style-name="ce15" office:value-type="float" office:value="74.2385772981462">
            <text:p>74,24</text:p>
          </table:table-cell>
          <table:table-cell table:style-name="ce15" office:value-type="float" office:value="75.3562962913069">
            <text:p>75,36</text:p>
          </table:table-cell>
          <table:table-cell table:style-name="ce15" office:value-type="float" office:value="77.7532255761285">
            <text:p>77,75</text:p>
          </table:table-cell>
          <table:table-cell table:style-name="ce15" office:value-type="float" office:value="78.2315795468317">
            <text:p>78,23</text:p>
          </table:table-cell>
          <table:table-cell table:style-name="ce15" office:value-type="float" office:value="78.0508389695224">
            <text:p>78,05</text:p>
          </table:table-cell>
          <table:table-cell table:style-name="ce15" office:value-type="float" office:value="77.4661774364153">
            <text:p>77,47</text:p>
          </table:table-cell>
          <table:table-cell table:style-name="ce15" office:value-type="float" office:value="76.1482013665697">
            <text:p>76,15</text:p>
          </table:table-cell>
          <table:table-cell table:style-name="ce15" office:value-type="float" office:value="76.5380503570442">
            <text:p>76,54</text:p>
          </table:table-cell>
          <table:table-cell table:style-name="ce15" office:value-type="float" office:value="76.3649247013732">
            <text:p>76,36</text:p>
          </table:table-cell>
          <table:table-cell table:style-name="ce15" office:value-type="float" office:value="73.0395667380604">
            <text:p>73,04</text:p>
          </table:table-cell>
          <table:table-cell table:style-name="ce15" office:value-type="float" office:value="73.804501363226">
            <text:p>73,80</text:p>
          </table:table-cell>
          <table:table-cell table:style-name="ce15" office:value-type="float" office:value="73.530795740207">
            <text:p>73,53</text:p>
          </table:table-cell>
          <table:table-cell table:style-name="ce15" office:value-type="float" office:value="72.4629181826561">
            <text:p>72,46</text:p>
          </table:table-cell>
          <table:table-cell table:style-name="ce15" office:value-type="float" office:value="72.5458185010784">
            <text:p>72,55</text:p>
          </table:table-cell>
          <table:table-cell table:style-name="ce15" office:value-type="float" office:value="71.8682048270322">
            <text:p>71,87</text:p>
          </table:table-cell>
          <table:table-cell table:style-name="ce15" office:value-type="float" office:value="72.5033490430428">
            <text:p>72,50</text:p>
          </table:table-cell>
          <table:table-cell table:style-name="ce15" office:value-type="float" office:value="72.9008060720725">
            <text:p>72,90</text:p>
          </table:table-cell>
          <table:table-cell table:style-name="ce15" office:value-type="float" office:value="73.1327568105834">
            <text:p>73,13</text:p>
          </table:table-cell>
          <table:table-cell table:style-name="ce15" office:value-type="float" office:value="72.8651498702688">
            <text:p>72,87</text:p>
          </table:table-cell>
          <table:table-cell table:style-name="ce15" office:value-type="float" office:value="70.5996537211976">
            <text:p>70,60</text:p>
          </table:table-cell>
          <table:table-cell table:style-name="ce15" office:value-type="float" office:value="70.7254854643666">
            <text:p>70,73</text:p>
          </table:table-cell>
          <table:table-cell table:style-name="ce15" office:value-type="float" office:value="57.8213833180624">
            <text:p>57,82</text:p>
          </table:table-cell>
        </table:table-row>
        <table:table-row table:style-name="ro1">
          <table:table-cell table:style-name="ce10"/>
          <table:table-cell table:style-name="ce11" office:value-type="string">
            <text:p>Collectif terrestre</text:p>
          </table:table-cell>
          <table:table-cell table:style-name="ce15" office:value-type="float" office:value="2.94476675885029">
            <text:p>2,94</text:p>
          </table:table-cell>
          <table:table-cell table:style-name="ce15" office:value-type="float" office:value="3.18411663334542">
            <text:p>3,18</text:p>
          </table:table-cell>
          <table:table-cell table:style-name="ce15" office:value-type="float" office:value="3.11189200132941">
            <text:p>3,11</text:p>
          </table:table-cell>
          <table:table-cell table:style-name="ce15" office:value-type="float" office:value="3.12865192745478">
            <text:p>3,13</text:p>
          </table:table-cell>
          <table:table-cell table:style-name="ce15" office:value-type="float" office:value="2.85144291504465">
            <text:p>2,85</text:p>
          </table:table-cell>
          <table:table-cell table:style-name="ce15" office:value-type="float" office:value="2.89071898794689">
            <text:p>2,89</text:p>
          </table:table-cell>
          <table:table-cell table:style-name="ce15" office:value-type="float" office:value="2.87959957977733">
            <text:p>2,88</text:p>
          </table:table-cell>
          <table:table-cell table:style-name="ce15" office:value-type="float" office:value="3.01187853011148">
            <text:p>3,01</text:p>
          </table:table-cell>
          <table:table-cell table:style-name="ce15" office:value-type="float" office:value="3.27894547368288">
            <text:p>3,28</text:p>
          </table:table-cell>
          <table:table-cell table:style-name="ce15" office:value-type="float" office:value="2.99330640550885">
            <text:p>2,99</text:p>
          </table:table-cell>
          <table:table-cell table:style-name="ce15" office:value-type="float" office:value="3.07633091561967">
            <text:p>3,08</text:p>
          </table:table-cell>
          <table:table-cell table:style-name="ce15" office:value-type="float" office:value="2.83017896080028">
            <text:p>2,83</text:p>
          </table:table-cell>
          <table:table-cell table:style-name="ce15" office:value-type="float" office:value="2.85292928508517">
            <text:p>2,85</text:p>
          </table:table-cell>
          <table:table-cell table:style-name="ce15" office:value-type="float" office:value="2.91287648639375">
            <text:p>2,91</text:p>
          </table:table-cell>
          <table:table-cell table:style-name="ce15" office:value-type="float" office:value="2.98279969914867">
            <text:p>2,98</text:p>
          </table:table-cell>
          <table:table-cell table:style-name="ce15" office:value-type="float" office:value="3.10889783515689">
            <text:p>3,11</text:p>
          </table:table-cell>
          <table:table-cell table:style-name="ce15" office:value-type="float" office:value="3.10980724016559">
            <text:p>3,11</text:p>
          </table:table-cell>
          <table:table-cell table:style-name="ce15" office:value-type="float" office:value="3.14366648666431">
            <text:p>3,14</text:p>
          </table:table-cell>
          <table:table-cell table:style-name="ce15" office:value-type="float" office:value="3.20231181660108">
            <text:p>3,20</text:p>
          </table:table-cell>
          <table:table-cell table:style-name="ce15" office:value-type="float" office:value="3.23527254914851">
            <text:p>3,24</text:p>
          </table:table-cell>
          <table:table-cell table:style-name="ce15" office:value-type="float" office:value="3.26994427932079">
            <text:p>3,27</text:p>
          </table:table-cell>
          <table:table-cell table:style-name="ce15" office:value-type="float" office:value="3.05415907223377">
            <text:p>3,05</text:p>
          </table:table-cell>
          <table:table-cell table:style-name="ce15" office:value-type="float" office:value="3.14381039148619">
            <text:p>3,14</text:p>
          </table:table-cell>
          <table:table-cell table:style-name="ce15" office:value-type="float" office:value="3.17270152003591">
            <text:p>3,17</text:p>
          </table:table-cell>
          <table:table-cell table:style-name="ce15" office:value-type="float" office:value="2.96699211649058">
            <text:p>2,97</text:p>
          </table:table-cell>
          <table:table-cell table:style-name="ce15" office:value-type="float" office:value="2.96903095217242">
            <text:p>2,97</text:p>
          </table:table-cell>
          <table:table-cell table:style-name="ce15" office:value-type="float" office:value="2.97778778505587">
            <text:p>2,98</text:p>
          </table:table-cell>
          <table:table-cell table:style-name="ce15" office:value-type="float" office:value="3.03950894264122">
            <text:p>3,04</text:p>
          </table:table-cell>
          <table:table-cell table:style-name="ce15" office:value-type="float" office:value="2.84035028472603">
            <text:p>2,84</text:p>
          </table:table-cell>
          <table:table-cell table:style-name="ce15" office:value-type="float" office:value="2.80988219771992">
            <text:p>2,81</text:p>
          </table:table-cell>
          <table:table-cell table:style-name="ce15" office:value-type="float" office:value="2.19044912627132">
            <text:p>2,19</text:p>
          </table:table-cell>
        </table:table-row>
        <table:table-row table:style-name="ro1">
          <table:table-cell table:style-name="ce10"/>
          <table:table-cell table:style-name="ce11" office:value-type="string">
            <text:p>Aérien métropole</text:p>
          </table:table-cell>
          <table:table-cell table:style-name="ce15" office:value-type="float" office:value="2.61139849211382">
            <text:p>2,61</text:p>
          </table:table-cell>
          <table:table-cell table:style-name="ce15" office:value-type="float" office:value="2.55506845641034">
            <text:p>2,56</text:p>
          </table:table-cell>
          <table:table-cell table:style-name="ce15" office:value-type="float" office:value="2.54636125030471">
            <text:p>2,55</text:p>
          </table:table-cell>
          <table:table-cell table:style-name="ce15" office:value-type="float" office:value="2.50189469115022">
            <text:p>2,50</text:p>
          </table:table-cell>
          <table:table-cell table:style-name="ce15" office:value-type="float" office:value="2.4944637423978">
            <text:p>2,49</text:p>
          </table:table-cell>
          <table:table-cell table:style-name="ce15" office:value-type="float" office:value="2.67374610915987">
            <text:p>2,67</text:p>
          </table:table-cell>
          <table:table-cell table:style-name="ce15" office:value-type="float" office:value="2.98174885753699">
            <text:p>2,98</text:p>
          </table:table-cell>
          <table:table-cell table:style-name="ce15" office:value-type="float" office:value="3.01658440240412">
            <text:p>3,02</text:p>
          </table:table-cell>
          <table:table-cell table:style-name="ce15" office:value-type="float" office:value="3.12407698538659">
            <text:p>3,12</text:p>
          </table:table-cell>
          <table:table-cell table:style-name="ce15" office:value-type="float" office:value="3.24725391307601">
            <text:p>3,25</text:p>
          </table:table-cell>
          <table:table-cell table:style-name="ce15" office:value-type="float" office:value="3.28503263163749">
            <text:p>3,29</text:p>
          </table:table-cell>
          <table:table-cell table:style-name="ce15" office:value-type="float" office:value="3.0965588591036">
            <text:p>3,10</text:p>
          </table:table-cell>
          <table:table-cell table:style-name="ce15" office:value-type="float" office:value="2.93396074272422">
            <text:p>2,93</text:p>
          </table:table-cell>
          <table:table-cell table:style-name="ce15" office:value-type="float" office:value="2.67950134873149">
            <text:p>2,68</text:p>
          </table:table-cell>
          <table:table-cell table:style-name="ce15" office:value-type="float" office:value="2.56656639887672">
            <text:p>2,57</text:p>
          </table:table-cell>
          <table:table-cell table:style-name="ce15" office:value-type="float" office:value="2.56288595805711">
            <text:p>2,56</text:p>
          </table:table-cell>
          <table:table-cell table:style-name="ce15" office:value-type="float" office:value="2.54145254025076">
            <text:p>2,54</text:p>
          </table:table-cell>
          <table:table-cell table:style-name="ce15" office:value-type="float" office:value="2.50348745157662">
            <text:p>2,50</text:p>
          </table:table-cell>
          <table:table-cell table:style-name="ce15" office:value-type="float" office:value="2.50830733129722">
            <text:p>2,51</text:p>
          </table:table-cell>
          <table:table-cell table:style-name="ce15" office:value-type="float" office:value="2.41241084761495">
            <text:p>2,41</text:p>
          </table:table-cell>
          <table:table-cell table:style-name="ce15" office:value-type="float" office:value="2.27422835932891">
            <text:p>2,27</text:p>
          </table:table-cell>
          <table:table-cell table:style-name="ce15" office:value-type="float" office:value="2.26703111239753">
            <text:p>2,27</text:p>
          </table:table-cell>
          <table:table-cell table:style-name="ce15" office:value-type="float" office:value="2.31967355278164">
            <text:p>2,32</text:p>
          </table:table-cell>
          <table:table-cell table:style-name="ce15" office:value-type="float" office:value="2.2732350452753">
            <text:p>2,27</text:p>
          </table:table-cell>
          <table:table-cell table:style-name="ce15" office:value-type="float" office:value="2.12472799029384">
            <text:p>2,12</text:p>
          </table:table-cell>
          <table:table-cell table:style-name="ce15" office:value-type="float" office:value="2.1170245579957">
            <text:p>2,12</text:p>
          </table:table-cell>
          <table:table-cell table:style-name="ce15" office:value-type="float" office:value="2.16195995356001">
            <text:p>2,16</text:p>
          </table:table-cell>
          <table:table-cell table:style-name="ce15" office:value-type="float" office:value="2.20102190127335">
            <text:p>2,20</text:p>
          </table:table-cell>
          <table:table-cell table:style-name="ce15" office:value-type="float" office:value="2.21787974832532">
            <text:p>2,22</text:p>
          </table:table-cell>
          <table:table-cell table:style-name="ce15" office:value-type="float" office:value="2.24085518673384">
            <text:p>2,24</text:p>
          </table:table-cell>
          <table:table-cell table:style-name="ce15" office:value-type="float" office:value="1.24416812721108">
            <text:p>1,24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5"/>
          <table:table-cell>
            <draw:frame table:end-cell-address="'Diagramme à barres'.Q68" table:end-x="0.544cm" table:end-y="0.141cm" draw:z-index="1" draw:style-name="gr1" draw:text-style-name="P1" svg:width="25.336cm" svg:height="12.156cm" svg:x="0.047cm" svg:y="0.33cm">
              <draw:object draw:notify-on-update-of-ranges="'Diagramme à barres'.C36:'Diagramme à barres'.AG36 'Diagramme à barres'.C37:'Diagramme à barres'.C37 'Diagramme à barres'.C39:'Diagramme à barres'.AG3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7"/>
        </table:table-row>
        <table:table-row table:style-name="ro1" table:number-rows-repeated="1048532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Diagramme à ligne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5" table:default-cell-style-name="Default"/>
        <table:table-row table:style-name="ro1">
          <table:table-cell/>
          <table:table-cell table:style-name="ce5"/>
          <table:table-cell table:number-columns-repeated="16"/>
        </table:table-row>
        <table:table-row table:style-name="ro1">
          <table:table-cell/>
          <table:table-cell table:style-name="ce5"/>
          <table:table-cell/>
          <table:table-cell table:style-name="ce20" office:value-type="string" table:number-columns-spanned="7" table:number-rows-spanned="1">
            <text:p>Dépense en €/hab </text:p>
          </table:table-cell>
          <table:covered-table-cell table:number-columns-repeated="6" table:style-name="ce20"/>
          <table:table-cell table:style-name="ce20" office:value-type="string" table:number-columns-spanned="7" table:number-rows-spanned="1">
            <text:p>Recette en €/hab</text:p>
          </table:table-cell>
          <table:covered-table-cell table:number-columns-repeated="6" table:style-name="ce20"/>
          <table:table-cell table:style-name="ce24" office:value-type="string" table:number-columns-spanned="1" table:number-rows-spanned="2">
            <text:p>Population en 2015</text:p>
          </table:table-cell>
        </table:table-row>
        <table:table-row table:style-name="ro1">
          <table:table-cell/>
          <table:table-cell table:style-name="ce18" office:value-type="string">
            <text:p>Code région </text:p>
          </table:table-cell>
          <table:table-cell table:style-name="ce19" office:value-type="string">
            <text:p>Région </text:p>
          </table:table-cell>
          <table:table-cell table:style-name="ce19" office:value-type="float" office:value="2011">
            <text:p>2011</text:p>
          </table:table-cell>
          <table:table-cell table:style-name="ce19" office:value-type="float" office:value="2012">
            <text:p>2012</text:p>
          </table:table-cell>
          <table:table-cell table:style-name="ce19" office:value-type="float" office:value="2013">
            <text:p>2013</text:p>
          </table:table-cell>
          <table:table-cell table:style-name="ce19" office:value-type="float" office:value="2014">
            <text:p>2014</text:p>
          </table:table-cell>
          <table:table-cell table:style-name="ce19" office:value-type="float" office:value="2015">
            <text:p>2015</text:p>
          </table:table-cell>
          <table:table-cell table:style-name="ce19" office:value-type="float" office:value="2016">
            <text:p>2016</text:p>
          </table:table-cell>
          <table:table-cell table:style-name="ce19" office:value-type="float" office:value="2017">
            <text:p>2017</text:p>
          </table:table-cell>
          <table:table-cell table:style-name="ce19" office:value-type="float" office:value="2011">
            <text:p>2011</text:p>
          </table:table-cell>
          <table:table-cell table:style-name="ce19" office:value-type="float" office:value="2012">
            <text:p>2012</text:p>
          </table:table-cell>
          <table:table-cell table:style-name="ce19" office:value-type="float" office:value="2013">
            <text:p>2013</text:p>
          </table:table-cell>
          <table:table-cell table:style-name="ce19" office:value-type="float" office:value="2014">
            <text:p>2014</text:p>
          </table:table-cell>
          <table:table-cell table:style-name="ce19" office:value-type="float" office:value="2015">
            <text:p>2015</text:p>
          </table:table-cell>
          <table:table-cell table:style-name="ce19" office:value-type="float" office:value="2016">
            <text:p>2016</text:p>
          </table:table-cell>
          <table:table-cell table:style-name="ce22" office:value-type="float" office:value="2017">
            <text:p>2017</text:p>
          </table:table-cell>
          <table:covered-table-cell table:style-name="ce25"/>
        </table:table-row>
        <table:table-row table:style-name="ro1">
          <table:table-cell/>
          <table:table-cell table:style-name="ce18" office:value-type="float" office:value="11">
            <text:p>11</text:p>
          </table:table-cell>
          <table:table-cell table:style-name="ce19" office:value-type="string">
            <text:p>Île de France</text:p>
          </table:table-cell>
          <table:table-cell table:style-name="ce21" office:value-type="float" office:value="256.045949160182">
            <text:p>256</text:p>
          </table:table-cell>
          <table:table-cell table:style-name="ce21" office:value-type="float" office:value="270.305781334008">
            <text:p>270</text:p>
          </table:table-cell>
          <table:table-cell table:style-name="ce21" office:value-type="float" office:value="282.480083000997">
            <text:p>282</text:p>
          </table:table-cell>
          <table:table-cell table:style-name="ce21" office:value-type="float" office:value="278.380155948315">
            <text:p>278</text:p>
          </table:table-cell>
          <table:table-cell table:style-name="ce21" office:value-type="float" office:value="287.614731308449">
            <text:p>288</text:p>
          </table:table-cell>
          <table:table-cell table:style-name="ce21" office:value-type="float" office:value="282.731234721254">
            <text:p>283</text:p>
          </table:table-cell>
          <table:table-cell table:style-name="ce21" office:value-type="float" office:value="280.646006418231">
            <text:p>281</text:p>
          </table:table-cell>
          <table:table-cell table:style-name="ce21" office:value-type="float" office:value="291.759044838399">
            <text:p>292</text:p>
          </table:table-cell>
          <table:table-cell table:style-name="ce21" office:value-type="float" office:value="295.169577546005">
            <text:p>295</text:p>
          </table:table-cell>
          <table:table-cell table:style-name="ce21" office:value-type="float" office:value="305.627715411271">
            <text:p>306</text:p>
          </table:table-cell>
          <table:table-cell table:style-name="ce21" office:value-type="float" office:value="298.085220364034">
            <text:p>298</text:p>
          </table:table-cell>
          <table:table-cell table:style-name="ce21" office:value-type="float" office:value="305.564119441052">
            <text:p>306</text:p>
          </table:table-cell>
          <table:table-cell table:style-name="ce21" office:value-type="float" office:value="303.625050402478">
            <text:p>304</text:p>
          </table:table-cell>
          <table:table-cell table:style-name="ce23" office:value-type="float" office:value="310.308633677102">
            <text:p>310</text:p>
          </table:table-cell>
          <table:table-cell table:style-name="ce21" office:value-type="float" office:value="12082144">
            <text:p>12082144</text:p>
          </table:table-cell>
        </table:table-row>
        <table:table-row table:style-name="ro1">
          <table:table-cell/>
          <table:table-cell table:style-name="ce18" office:value-type="float" office:value="52">
            <text:p>52</text:p>
          </table:table-cell>
          <table:table-cell table:style-name="ce19" office:value-type="string">
            <text:p>Pays de la Loire</text:p>
          </table:table-cell>
          <table:table-cell table:style-name="ce21" office:value-type="float" office:value="241.741933676696">
            <text:p>242</text:p>
          </table:table-cell>
          <table:table-cell table:style-name="ce21" office:value-type="float" office:value="256.124100043243">
            <text:p>256</text:p>
          </table:table-cell>
          <table:table-cell table:style-name="ce21" office:value-type="float" office:value="266.248511143704">
            <text:p>266</text:p>
          </table:table-cell>
          <table:table-cell table:style-name="ce21" office:value-type="float" office:value="271.765473977225">
            <text:p>272</text:p>
          </table:table-cell>
          <table:table-cell table:style-name="ce21" office:value-type="float" office:value="280.450847169513">
            <text:p>280</text:p>
          </table:table-cell>
          <table:table-cell table:style-name="ce21" office:value-type="float" office:value="294.328871572822">
            <text:p>294</text:p>
          </table:table-cell>
          <table:table-cell table:style-name="ce21" office:value-type="float" office:value="338.463518789236">
            <text:p>338</text:p>
          </table:table-cell>
          <table:table-cell table:style-name="ce21" office:value-type="float" office:value="324.714069466496">
            <text:p>325</text:p>
          </table:table-cell>
          <table:table-cell table:style-name="ce21" office:value-type="float" office:value="334.600750821834">
            <text:p>335</text:p>
          </table:table-cell>
          <table:table-cell table:style-name="ce21" office:value-type="float" office:value="346.832317133842">
            <text:p>347</text:p>
          </table:table-cell>
          <table:table-cell table:style-name="ce21" office:value-type="float" office:value="341.810490343987">
            <text:p>342</text:p>
          </table:table-cell>
          <table:table-cell table:style-name="ce21" office:value-type="float" office:value="349.682915012779">
            <text:p>350</text:p>
          </table:table-cell>
          <table:table-cell table:style-name="ce21" office:value-type="float" office:value="368.221247544716">
            <text:p>368</text:p>
          </table:table-cell>
          <table:table-cell table:style-name="ce23" office:value-type="float" office:value="411.264602978288">
            <text:p>411</text:p>
          </table:table-cell>
          <table:table-cell table:style-name="ce21" office:value-type="float" office:value="3718512">
            <text:p>3718512</text:p>
          </table:table-cell>
        </table:table-row>
        <table:table-row table:style-name="ro1">
          <table:table-cell/>
          <table:table-cell table:style-name="ce18" office:value-type="float" office:value="53">
            <text:p>53</text:p>
          </table:table-cell>
          <table:table-cell table:style-name="ce19" office:value-type="string">
            <text:p>Bretagne</text:p>
          </table:table-cell>
          <table:table-cell table:style-name="ce21" office:value-type="float" office:value="251.556210492281">
            <text:p>252</text:p>
          </table:table-cell>
          <table:table-cell table:style-name="ce21" office:value-type="float" office:value="260.717120296917">
            <text:p>261</text:p>
          </table:table-cell>
          <table:table-cell table:style-name="ce21" office:value-type="float" office:value="271.196167730771">
            <text:p>271</text:p>
          </table:table-cell>
          <table:table-cell table:style-name="ce21" office:value-type="float" office:value="280.361488473974">
            <text:p>280</text:p>
          </table:table-cell>
          <table:table-cell table:style-name="ce21" office:value-type="float" office:value="286.099952681512">
            <text:p>286</text:p>
          </table:table-cell>
          <table:table-cell table:style-name="ce21" office:value-type="float" office:value="292.689905469283">
            <text:p>293</text:p>
          </table:table-cell>
          <table:table-cell table:style-name="ce21" office:value-type="float" office:value="351.606407866174">
            <text:p>352</text:p>
          </table:table-cell>
          <table:table-cell table:style-name="ce21" office:value-type="float" office:value="302.010157390287">
            <text:p>302</text:p>
          </table:table-cell>
          <table:table-cell table:style-name="ce21" office:value-type="float" office:value="308.421961361324">
            <text:p>308</text:p>
          </table:table-cell>
          <table:table-cell table:style-name="ce21" office:value-type="float" office:value="320.483462039862">
            <text:p>320</text:p>
          </table:table-cell>
          <table:table-cell table:style-name="ce21" office:value-type="float" office:value="312.616495313994">
            <text:p>313</text:p>
          </table:table-cell>
          <table:table-cell table:style-name="ce21" office:value-type="float" office:value="309.510070130698">
            <text:p>310</text:p>
          </table:table-cell>
          <table:table-cell table:style-name="ce21" office:value-type="float" office:value="322.49727138455">
            <text:p>322</text:p>
          </table:table-cell>
          <table:table-cell table:style-name="ce23" office:value-type="float" office:value="383.903077095192">
            <text:p>384</text:p>
          </table:table-cell>
          <table:table-cell table:style-name="ce21" office:value-type="float" office:value="3293850">
            <text:p>3293850</text:p>
          </table:table-cell>
        </table:table-row>
        <table:table-row table:style-name="ro1">
          <table:table-cell/>
          <table:table-cell table:style-name="ce18" office:value-type="float" office:value="84">
            <text:p>84</text:p>
          </table:table-cell>
          <table:table-cell table:style-name="ce19" office:value-type="string">
            <text:p>Auvergne Rhône Alpes</text:p>
          </table:table-cell>
          <table:table-cell table:style-name="ce21" office:value-type="float" office:value="304.130220308013">
            <text:p>304</text:p>
          </table:table-cell>
          <table:table-cell table:style-name="ce21" office:value-type="float" office:value="318.20222366737">
            <text:p>318</text:p>
          </table:table-cell>
          <table:table-cell table:style-name="ce21" office:value-type="float" office:value="325.450912797114">
            <text:p>325</text:p>
          </table:table-cell>
          <table:table-cell table:style-name="ce21" office:value-type="float" office:value="334.273604257233">
            <text:p>334</text:p>
          </table:table-cell>
          <table:table-cell table:style-name="ce21" office:value-type="float" office:value="342.633947577071">
            <text:p>343</text:p>
          </table:table-cell>
          <table:table-cell table:style-name="ce21" office:value-type="float" office:value="330.612602696879">
            <text:p>331</text:p>
          </table:table-cell>
          <table:table-cell table:style-name="ce21" office:value-type="float" office:value="352.848238223907">
            <text:p>353</text:p>
          </table:table-cell>
          <table:table-cell table:style-name="ce21" office:value-type="float" office:value="354.127180192741">
            <text:p>354</text:p>
          </table:table-cell>
          <table:table-cell table:style-name="ce21" office:value-type="float" office:value="357.849155532491">
            <text:p>358</text:p>
          </table:table-cell>
          <table:table-cell table:style-name="ce21" office:value-type="float" office:value="363.696597144241">
            <text:p>364</text:p>
          </table:table-cell>
          <table:table-cell table:style-name="ce21" office:value-type="float" office:value="393.680816072157">
            <text:p>394</text:p>
          </table:table-cell>
          <table:table-cell table:style-name="ce21" office:value-type="float" office:value="392.134190047651">
            <text:p>392</text:p>
          </table:table-cell>
          <table:table-cell table:style-name="ce21" office:value-type="float" office:value="365.241205994441">
            <text:p>365</text:p>
          </table:table-cell>
          <table:table-cell table:style-name="ce23" office:value-type="float" office:value="431.559104408419">
            <text:p>432</text:p>
          </table:table-cell>
          <table:table-cell table:style-name="ce21" office:value-type="float" office:value="7877698">
            <text:p>7877698</text:p>
          </table:table-cell>
        </table:table-row>
        <table:table-row table:style-name="ro1">
          <table:table-cell/>
          <table:table-cell table:style-name="ce18" office:value-type="float" office:value="75">
            <text:p>75</text:p>
          </table:table-cell>
          <table:table-cell table:style-name="ce19" office:value-type="string">
            <text:p>Nouvelle Aquitaine</text:p>
          </table:table-cell>
          <table:table-cell table:style-name="ce21" office:value-type="float" office:value="291.519628862948">
            <text:p>292</text:p>
          </table:table-cell>
          <table:table-cell table:style-name="ce21" office:value-type="float" office:value="301.544054720965">
            <text:p>302</text:p>
          </table:table-cell>
          <table:table-cell table:style-name="ce21" office:value-type="float" office:value="316.007590397805">
            <text:p>316</text:p>
          </table:table-cell>
          <table:table-cell table:style-name="ce21" office:value-type="float" office:value="323.05670267794">
            <text:p>323</text:p>
          </table:table-cell>
          <table:table-cell table:style-name="ce21" office:value-type="float" office:value="339.696603357669">
            <text:p>340</text:p>
          </table:table-cell>
          <table:table-cell table:style-name="ce21" office:value-type="float" office:value="350.020728908588">
            <text:p>350</text:p>
          </table:table-cell>
          <table:table-cell table:style-name="ce21" office:value-type="float" office:value="371.891000358285">
            <text:p>372</text:p>
          </table:table-cell>
          <table:table-cell table:style-name="ce21" office:value-type="float" office:value="368.587662066804">
            <text:p>369</text:p>
          </table:table-cell>
          <table:table-cell table:style-name="ce21" office:value-type="float" office:value="378.222900822501">
            <text:p>378</text:p>
          </table:table-cell>
          <table:table-cell table:style-name="ce21" office:value-type="float" office:value="392.652120072428">
            <text:p>393</text:p>
          </table:table-cell>
          <table:table-cell table:style-name="ce21" office:value-type="float" office:value="386.661827286288">
            <text:p>387</text:p>
          </table:table-cell>
          <table:table-cell table:style-name="ce21" office:value-type="float" office:value="396.311141371994">
            <text:p>396</text:p>
          </table:table-cell>
          <table:table-cell table:style-name="ce21" office:value-type="float" office:value="409.404915498347">
            <text:p>409</text:p>
          </table:table-cell>
          <table:table-cell table:style-name="ce23" office:value-type="float" office:value="442.855646957903">
            <text:p>443</text:p>
          </table:table-cell>
          <table:table-cell table:style-name="ce21" office:value-type="float" office:value="5911482">
            <text:p>5911482</text:p>
          </table:table-cell>
        </table:table-row>
        <table:table-row table:style-name="ro1">
          <table:table-cell/>
          <table:table-cell table:style-name="ce18" office:value-type="float" office:value="93">
            <text:p>93</text:p>
          </table:table-cell>
          <table:table-cell table:style-name="ce19" office:value-type="string">
            <text:p>Provence Alpes Côte d'Azur</text:p>
          </table:table-cell>
          <table:table-cell table:style-name="ce21" office:value-type="float" office:value="298.552315050568">
            <text:p>299</text:p>
          </table:table-cell>
          <table:table-cell table:style-name="ce21" office:value-type="float" office:value="309.704382953436">
            <text:p>310</text:p>
          </table:table-cell>
          <table:table-cell table:style-name="ce21" office:value-type="float" office:value="319.861070354356">
            <text:p>320</text:p>
          </table:table-cell>
          <table:table-cell table:style-name="ce21" office:value-type="float" office:value="354.057191969931">
            <text:p>354</text:p>
          </table:table-cell>
          <table:table-cell table:style-name="ce21" office:value-type="float" office:value="344.181975168815">
            <text:p>344</text:p>
          </table:table-cell>
          <table:table-cell table:style-name="ce21" office:value-type="float" office:value="334.492039224621">
            <text:p>334</text:p>
          </table:table-cell>
          <table:table-cell table:style-name="ce21" office:value-type="float" office:value="375.079414246511">
            <text:p>375</text:p>
          </table:table-cell>
          <table:table-cell table:style-name="ce21" office:value-type="float" office:value="374.568606738808">
            <text:p>375</text:p>
          </table:table-cell>
          <table:table-cell table:style-name="ce21" office:value-type="float" office:value="384.662680986753">
            <text:p>385</text:p>
          </table:table-cell>
          <table:table-cell table:style-name="ce21" office:value-type="float" office:value="386.288465827618">
            <text:p>386</text:p>
          </table:table-cell>
          <table:table-cell table:style-name="ce21" office:value-type="float" office:value="386.856856571026">
            <text:p>387</text:p>
          </table:table-cell>
          <table:table-cell table:style-name="ce21" office:value-type="float" office:value="398.449113907671">
            <text:p>398</text:p>
          </table:table-cell>
          <table:table-cell table:style-name="ce21" office:value-type="float" office:value="401.478891520468">
            <text:p>401</text:p>
          </table:table-cell>
          <table:table-cell table:style-name="ce23" office:value-type="float" office:value="440.842414979142">
            <text:p>441</text:p>
          </table:table-cell>
          <table:table-cell table:style-name="ce21" office:value-type="float" office:value="5007977">
            <text:p>5007977</text:p>
          </table:table-cell>
        </table:table-row>
        <table:table-row table:style-name="ro1">
          <table:table-cell/>
          <table:table-cell table:style-name="ce18" office:value-type="float" office:value="27">
            <text:p>27</text:p>
          </table:table-cell>
          <table:table-cell table:style-name="ce19" office:value-type="string">
            <text:p>Bourgogne <text:s/>Franche Comté</text:p>
          </table:table-cell>
          <table:table-cell table:style-name="ce21" office:value-type="float" office:value="346.933934550185">
            <text:p>347</text:p>
          </table:table-cell>
          <table:table-cell table:style-name="ce21" office:value-type="float" office:value="354.17253744851">
            <text:p>354</text:p>
          </table:table-cell>
          <table:table-cell table:style-name="ce21" office:value-type="float" office:value="353.773553329741">
            <text:p>354</text:p>
          </table:table-cell>
          <table:table-cell table:style-name="ce21" office:value-type="float" office:value="360.548277733663">
            <text:p>361</text:p>
          </table:table-cell>
          <table:table-cell table:style-name="ce21" office:value-type="float" office:value="360.256920207448">
            <text:p>360</text:p>
          </table:table-cell>
          <table:table-cell table:style-name="ce21" office:value-type="float" office:value="368.056782391685">
            <text:p>368</text:p>
          </table:table-cell>
          <table:table-cell table:style-name="ce21" office:value-type="float" office:value="388.342353598445">
            <text:p>388</text:p>
          </table:table-cell>
          <table:table-cell table:style-name="ce21" office:value-type="float" office:value="407.636560692535">
            <text:p>408</text:p>
          </table:table-cell>
          <table:table-cell table:style-name="ce21" office:value-type="float" office:value="426.007453774273">
            <text:p>426</text:p>
          </table:table-cell>
          <table:table-cell table:style-name="ce21" office:value-type="float" office:value="423.631894010507">
            <text:p>424</text:p>
          </table:table-cell>
          <table:table-cell table:style-name="ce21" office:value-type="float" office:value="433.424131835487">
            <text:p>433</text:p>
          </table:table-cell>
          <table:table-cell table:style-name="ce21" office:value-type="float" office:value="431.318119134047">
            <text:p>431</text:p>
          </table:table-cell>
          <table:table-cell table:style-name="ce21" office:value-type="float" office:value="434.742737325146">
            <text:p>435</text:p>
          </table:table-cell>
          <table:table-cell table:style-name="ce23" office:value-type="float" office:value="461.238853141151">
            <text:p>461</text:p>
          </table:table-cell>
          <table:table-cell table:style-name="ce21" office:value-type="float" office:value="2820940">
            <text:p>2820940</text:p>
          </table:table-cell>
        </table:table-row>
        <table:table-row table:style-name="ro1">
          <table:table-cell/>
          <table:table-cell table:style-name="ce18" office:value-type="float" office:value="24">
            <text:p>24</text:p>
          </table:table-cell>
          <table:table-cell table:style-name="ce19" office:value-type="string">
            <text:p>Centre Val de Loire</text:p>
          </table:table-cell>
          <table:table-cell table:style-name="ce21" office:value-type="float" office:value="294.726325607153">
            <text:p>295</text:p>
          </table:table-cell>
          <table:table-cell table:style-name="ce21" office:value-type="float" office:value="305.356816134541">
            <text:p>305</text:p>
          </table:table-cell>
          <table:table-cell table:style-name="ce21" office:value-type="float" office:value="314.675054095413">
            <text:p>315</text:p>
          </table:table-cell>
          <table:table-cell table:style-name="ce21" office:value-type="float" office:value="328.970175111068">
            <text:p>329</text:p>
          </table:table-cell>
          <table:table-cell table:style-name="ce21" office:value-type="float" office:value="342.025755292035">
            <text:p>342</text:p>
          </table:table-cell>
          <table:table-cell table:style-name="ce21" office:value-type="float" office:value="356.440801685571">
            <text:p>356</text:p>
          </table:table-cell>
          <table:table-cell table:style-name="ce21" office:value-type="float" office:value="399.335531604069">
            <text:p>399</text:p>
          </table:table-cell>
          <table:table-cell table:style-name="ce21" office:value-type="float" office:value="381.840756913075">
            <text:p>382</text:p>
          </table:table-cell>
          <table:table-cell table:style-name="ce21" office:value-type="float" office:value="397.777533619122">
            <text:p>398</text:p>
          </table:table-cell>
          <table:table-cell table:style-name="ce21" office:value-type="float" office:value="400.246554755463">
            <text:p>400</text:p>
          </table:table-cell>
          <table:table-cell table:style-name="ce21" office:value-type="float" office:value="414.121521004486">
            <text:p>414</text:p>
          </table:table-cell>
          <table:table-cell table:style-name="ce21" office:value-type="float" office:value="420.360524274487">
            <text:p>420</text:p>
          </table:table-cell>
          <table:table-cell table:style-name="ce21" office:value-type="float" office:value="430.851173415569">
            <text:p>431</text:p>
          </table:table-cell>
          <table:table-cell table:style-name="ce23" office:value-type="float" office:value="477.5865379905">
            <text:p>478</text:p>
          </table:table-cell>
          <table:table-cell table:style-name="ce21" office:value-type="float" office:value="2578592">
            <text:p>2578592</text:p>
          </table:table-cell>
        </table:table-row>
        <table:table-row table:style-name="ro1">
          <table:table-cell/>
          <table:table-cell table:style-name="ce18" office:value-type="float" office:value="44">
            <text:p>44</text:p>
          </table:table-cell>
          <table:table-cell table:style-name="ce19" office:value-type="string">
            <text:p>Grand Est</text:p>
          </table:table-cell>
          <table:table-cell table:style-name="ce21" office:value-type="float" office:value="328.505814866602">
            <text:p>329</text:p>
          </table:table-cell>
          <table:table-cell table:style-name="ce21" office:value-type="float" office:value="336.435167139139">
            <text:p>336</text:p>
          </table:table-cell>
          <table:table-cell table:style-name="ce21" office:value-type="float" office:value="342.427551155763">
            <text:p>342</text:p>
          </table:table-cell>
          <table:table-cell table:style-name="ce21" office:value-type="float" office:value="347.564350774979">
            <text:p>348</text:p>
          </table:table-cell>
          <table:table-cell table:style-name="ce21" office:value-type="float" office:value="354.152007894872">
            <text:p>354</text:p>
          </table:table-cell>
          <table:table-cell table:style-name="ce21" office:value-type="float" office:value="353.299620269718">
            <text:p>353</text:p>
          </table:table-cell>
          <table:table-cell table:style-name="ce21" office:value-type="float" office:value="401.294707249492">
            <text:p>401</text:p>
          </table:table-cell>
          <table:table-cell table:style-name="ce21" office:value-type="float" office:value="393.332657102804">
            <text:p>393</text:p>
          </table:table-cell>
          <table:table-cell table:style-name="ce21" office:value-type="float" office:value="400.357275274143">
            <text:p>400</text:p>
          </table:table-cell>
          <table:table-cell table:style-name="ce21" office:value-type="float" office:value="409.375657046499">
            <text:p>409</text:p>
          </table:table-cell>
          <table:table-cell table:style-name="ce21" office:value-type="float" office:value="412.441865791481">
            <text:p>412</text:p>
          </table:table-cell>
          <table:table-cell table:style-name="ce21" office:value-type="float" office:value="415.656773272992">
            <text:p>416</text:p>
          </table:table-cell>
          <table:table-cell table:style-name="ce21" office:value-type="float" office:value="416.502086455044">
            <text:p>417</text:p>
          </table:table-cell>
          <table:table-cell table:style-name="ce23" office:value-type="float" office:value="479.505021945292">
            <text:p>480</text:p>
          </table:table-cell>
          <table:table-cell table:style-name="ce21" office:value-type="float" office:value="5559051">
            <text:p>5559051</text:p>
          </table:table-cell>
        </table:table-row>
        <table:table-row table:style-name="ro1">
          <table:table-cell/>
          <table:table-cell table:style-name="ce18" office:value-type="float" office:value="28">
            <text:p>28</text:p>
          </table:table-cell>
          <table:table-cell table:style-name="ce19" office:value-type="string">
            <text:p>Normandie</text:p>
          </table:table-cell>
          <table:table-cell table:style-name="ce21" office:value-type="float" office:value="313.683934598552">
            <text:p>314</text:p>
          </table:table-cell>
          <table:table-cell table:style-name="ce21" office:value-type="float" office:value="315.620296720913">
            <text:p>316</text:p>
          </table:table-cell>
          <table:table-cell table:style-name="ce21" office:value-type="float" office:value="346.352372907801">
            <text:p>346</text:p>
          </table:table-cell>
          <table:table-cell table:style-name="ce21" office:value-type="float" office:value="346.367318071677">
            <text:p>346</text:p>
          </table:table-cell>
          <table:table-cell table:style-name="ce21" office:value-type="float" office:value="353.919585152544">
            <text:p>354</text:p>
          </table:table-cell>
          <table:table-cell table:style-name="ce21" office:value-type="float" office:value="356.293057076826">
            <text:p>356</text:p>
          </table:table-cell>
          <table:table-cell table:style-name="ce21" office:value-type="float" office:value="403.233525743674">
            <text:p>403</text:p>
          </table:table-cell>
          <table:table-cell table:style-name="ce21" office:value-type="float" office:value="375.747581206008">
            <text:p>376</text:p>
          </table:table-cell>
          <table:table-cell table:style-name="ce21" office:value-type="float" office:value="384.998106824799">
            <text:p>385</text:p>
          </table:table-cell>
          <table:table-cell table:style-name="ce21" office:value-type="float" office:value="388.008320934398">
            <text:p>388</text:p>
          </table:table-cell>
          <table:table-cell table:style-name="ce21" office:value-type="float" office:value="395.422402759879">
            <text:p>395</text:p>
          </table:table-cell>
          <table:table-cell table:style-name="ce21" office:value-type="float" office:value="396.225277166424">
            <text:p>396</text:p>
          </table:table-cell>
          <table:table-cell table:style-name="ce21" office:value-type="float" office:value="380.556672170094">
            <text:p>381</text:p>
          </table:table-cell>
          <table:table-cell table:style-name="ce23" office:value-type="float" office:value="419.080454348751">
            <text:p>419</text:p>
          </table:table-cell>
          <table:table-cell table:style-name="ce21" office:value-type="float" office:value="3339131">
            <text:p>3339131</text:p>
          </table:table-cell>
        </table:table-row>
        <table:table-row table:style-name="ro1">
          <table:table-cell/>
          <table:table-cell table:style-name="ce18" office:value-type="float" office:value="32">
            <text:p>32</text:p>
          </table:table-cell>
          <table:table-cell table:style-name="ce19" office:value-type="string">
            <text:p>Hauts de France</text:p>
          </table:table-cell>
          <table:table-cell table:style-name="ce21" office:value-type="float" office:value="334.967091103192">
            <text:p>335</text:p>
          </table:table-cell>
          <table:table-cell table:style-name="ce21" office:value-type="float" office:value="342.713564303751">
            <text:p>343</text:p>
          </table:table-cell>
          <table:table-cell table:style-name="ce21" office:value-type="float" office:value="355.411913585012">
            <text:p>355</text:p>
          </table:table-cell>
          <table:table-cell table:style-name="ce21" office:value-type="float" office:value="369.706423080558">
            <text:p>370</text:p>
          </table:table-cell>
          <table:table-cell table:style-name="ce21" office:value-type="float" office:value="391.061543924634">
            <text:p>391</text:p>
          </table:table-cell>
          <table:table-cell table:style-name="ce21" office:value-type="float" office:value="397.173059456477">
            <text:p>397</text:p>
          </table:table-cell>
          <table:table-cell table:style-name="ce21" office:value-type="float" office:value="434.916836281875">
            <text:p>435</text:p>
          </table:table-cell>
          <table:table-cell table:style-name="ce21" office:value-type="float" office:value="389.350997904151">
            <text:p>389</text:p>
          </table:table-cell>
          <table:table-cell table:style-name="ce21" office:value-type="float" office:value="403.67709979707">
            <text:p>404</text:p>
          </table:table-cell>
          <table:table-cell table:style-name="ce21" office:value-type="float" office:value="403.705964228476">
            <text:p>404</text:p>
          </table:table-cell>
          <table:table-cell table:style-name="ce21" office:value-type="float" office:value="402.248111663008">
            <text:p>402</text:p>
          </table:table-cell>
          <table:table-cell table:style-name="ce21" office:value-type="float" office:value="427.844451704965">
            <text:p>428</text:p>
          </table:table-cell>
          <table:table-cell table:style-name="ce21" office:value-type="float" office:value="450.190707640097">
            <text:p>450</text:p>
          </table:table-cell>
          <table:table-cell table:style-name="ce23" office:value-type="float" office:value="488.546498165716">
            <text:p>489</text:p>
          </table:table-cell>
          <table:table-cell table:style-name="ce21" office:value-type="float" office:value="6009976">
            <text:p>6009976</text:p>
          </table:table-cell>
        </table:table-row>
        <table:table-row table:style-name="ro1">
          <table:table-cell/>
          <table:table-cell table:style-name="ce18" office:value-type="float" office:value="76">
            <text:p>76</text:p>
          </table:table-cell>
          <table:table-cell table:style-name="ce19" office:value-type="string">
            <text:p>Occitanie</text:p>
          </table:table-cell>
          <table:table-cell table:style-name="ce21" office:value-type="float" office:value="271.598827860555">
            <text:p>272</text:p>
          </table:table-cell>
          <table:table-cell table:style-name="ce21" office:value-type="float" office:value="283.544754787039">
            <text:p>284</text:p>
          </table:table-cell>
          <table:table-cell table:style-name="ce21" office:value-type="float" office:value="294.541979238628">
            <text:p>295</text:p>
          </table:table-cell>
          <table:table-cell table:style-name="ce21" office:value-type="float" office:value="298.931573643726">
            <text:p>299</text:p>
          </table:table-cell>
          <table:table-cell table:style-name="ce21" office:value-type="float" office:value="338.574148062453">
            <text:p>339</text:p>
          </table:table-cell>
          <table:table-cell table:style-name="ce21" office:value-type="float" office:value="348.539477522801">
            <text:p>349</text:p>
          </table:table-cell>
          <table:table-cell table:style-name="ce21" office:value-type="float" office:value="435.311127107981">
            <text:p>435</text:p>
          </table:table-cell>
          <table:table-cell table:style-name="ce21" office:value-type="float" office:value="326.142781166519">
            <text:p>326</text:p>
          </table:table-cell>
          <table:table-cell table:style-name="ce21" office:value-type="float" office:value="332.880008439286">
            <text:p>333</text:p>
          </table:table-cell>
          <table:table-cell table:style-name="ce21" office:value-type="float" office:value="338.038543074044">
            <text:p>338</text:p>
          </table:table-cell>
          <table:table-cell table:style-name="ce21" office:value-type="float" office:value="335.618672274961">
            <text:p>336</text:p>
          </table:table-cell>
          <table:table-cell table:style-name="ce21" office:value-type="float" office:value="364.196492859165">
            <text:p>364</text:p>
          </table:table-cell>
          <table:table-cell table:style-name="ce21" office:value-type="float" office:value="381.355931030959">
            <text:p>381</text:p>
          </table:table-cell>
          <table:table-cell table:style-name="ce23" office:value-type="float" office:value="446.970626337742">
            <text:p>447</text:p>
          </table:table-cell>
          <table:table-cell table:style-name="ce21" office:value-type="float" office:value="5774185">
            <text:p>5774185</text:p>
          </table:table-cell>
        </table:table-row>
        <table:table-row table:style-name="ro1">
          <table:table-cell table:number-columns-repeated="7"/>
          <table:table-cell>
            <draw:custom-shape table:end-cell-address="'Diagramme à lignes'.I18" table:end-x="1.744cm" table:end-y="0.441cm" draw:z-index="2" draw:style-name="gr3" draw:text-style-name="P1" svg:width="3.506cm" svg:height="1.098cm" svg:x="0.496cm" svg:y="0.33cm">
              <text:p text:style-name="P1">Illisible ! </text:p>
  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'Diagramme à lignes'.K38" table:end-x="0.309cm" table:end-y="0.495cm" draw:z-index="0" draw:style-name="gr1" draw:text-style-name="P1" svg:width="15.993cm" svg:height="8.998cm" svg:x="0.123cm" svg:y="0.385cm">
              <draw:object draw:notify-on-update-of-ranges="'Diagramme à lignes'.D3:'Diagramme à lignes'.J3 'Diagramme à lignes'.C4:'Diagramme à lignes'.C4 'Diagramme à lignes'.D4:'Diagramme à lignes'.J4 'Diagramme à lignes'.C5:'Diagramme à lignes'.C5 'Diagramme à lignes'.D5:'Diagramme à lignes'.J5 'Diagramme à lignes'.C6:'Diagramme à lignes'.C6 'Diagramme à lignes'.D6:'Diagramme à lignes'.J6 'Diagramme à lignes'.C7:'Diagramme à lignes'.C7 'Diagramme à lignes'.D7:'Diagramme à lignes'.J7 'Diagramme à lignes'.C8:'Diagramme à lignes'.C8 'Diagramme à lignes'.D8:'Diagramme à lignes'.J8 'Diagramme à lignes'.C9:'Diagramme à lignes'.C9 'Diagramme à lignes'.D9:'Diagramme à lignes'.J9 'Diagramme à lignes'.C10:'Diagramme à lignes'.C10 'Diagramme à lignes'.D10:'Diagramme à lignes'.J10 'Diagramme à lignes'.C11:'Diagramme à lignes'.C11 'Diagramme à lignes'.D11:'Diagramme à lignes'.J11 'Diagramme à lignes'.C12:'Diagramme à lignes'.C12 'Diagramme à lignes'.D12:'Diagramme à lignes'.J12 'Diagramme à lignes'.C13:'Diagramme à lignes'.C13 'Diagramme à lignes'.D13:'Diagramme à lignes'.J13 'Diagramme à lignes'.C14:'Diagramme à lignes'.C14 'Diagramme à lignes'.D14:'Diagramme à lignes'.J14 'Diagramme à lignes'.C15:'Diagramme à lignes'.C15 'Diagramme à lignes'.D15:'Diagramme à lignes'.J1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2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'Diagramme à lignes'.K61" table:end-x="0.282cm" table:end-y="0.22cm" draw:z-index="1" draw:style-name="gr1" draw:text-style-name="P1" svg:width="15.993cm" svg:height="8.998cm" svg:x="0.096cm" svg:y="0.111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'Diagramme à lignes'.K83" table:end-x="0.2cm" table:end-y="0.11cm" draw:z-index="3" draw:style-name="gr1" draw:text-style-name="P1" svg:width="15.993cm" svg:height="8.998cm" svg:x="0.014cm" svg:y="0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04851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arte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pen Office Calc n'offre pas de fonctionnalités cartographiques ! 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integer-digits="1" number:grouping="true"/>
    </number:number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3" number:min-integer-digits="1" number:grouping="true"/>
    </number:number-style>
    <number:currency-style style:name="N129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29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29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29P0"/>
      <style:map style:condition="value()&lt;0" style:apply-style-name="N129P1"/>
    </number:currency-style>
    <number:number-style style:name="N130">
      <number:number number:decimal-places="1" number:min-integer-digits="1"/>
      <number:text> </number:text>
    </number:number-style>
    <number:number-style style:name="N131">
      <number:number number:decimal-places="2" number:min-integer-digits="1"/>
      <number:text> </number:text>
    </number:number-style>
    <number:percentage-style style:name="N132">
      <number:number number:decimal-places="2" number:min-integer-digits="1"/>
      <number:text> %</number:text>
    </number:percentage-style>
    <number:number-style style:name="N133">
      <number:text> </number:text>
      <number:number number:min-integer-digits="1"/>
      <number:text/>
    </number:number-style>
    <number:number-style style:name="N134">
      <number:number number:decimal-places="4" number:min-integer-digits="1" number:grouping="true"/>
    </number:number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integer-digits="1" number:grouping="true"/>
      <number:text>   </number:text>
    </number:number-style>
    <number:number-style style:name="N140P1" style:volatile="true">
      <number:text>-</number:text>
      <number:number number:decimal-places="2" number:min-integer-digits="1" number:grouping="true"/>
      <number:text>   </number:text>
    </number:number-style>
    <number:number-style style:name="N140P2" style:volatile="true">
      <number:text> -</number:text>
      <number:number number:decimal-places="0" number:min-integer-digits="2"/>
      <number:text>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4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4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9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9">
      <number:text> -</number:text>
      <number:number number:decimal-places="0" number:min-integer-digits="0"/>
      <number:text> </number:text>
      <number:currency-symbol>€</number:currency-symbol>
      <number:text> </number:text>
      <style:map style:condition="value()&gt;0" style:apply-style-name="N149P0"/>
      <style:map style:condition="value()&lt;0" style:apply-style-name="N149P1"/>
    </number:currency-style>
    <number:currency-style style:name="N151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5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5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(</number:text>
      <number:number number:decimal-places="0" number:min-integer-digits="0"/>
      <number:text>)</number:text>
    </number:number-style>
    <number:number-style style:name="N153">
      <number:text>(</number:text>
      <number:number number:decimal-places="0" number:min-integer-digits="0"/>
      <number:text>)</number:text>
      <style:map style:condition="value()&gt;=0" style:apply-style-name="N153P0"/>
    </number:number-style>
    <number:percentage-style style:name="N154">
      <number:number number:decimal-places="0" number:min-integer-digits="1"/>
      <number:text> %</number:text>
    </number:percentage-style>
    <number:currency-style style:name="N155">
      <number:currency-symbol>€</number:currency-symbol>
      <number:text> </number:text>
      <number:number number:decimal-places="1" number:min-integer-digits="1" number:grouping="true"/>
    </number:currency-style>
    <number:currency-style style:name="N156">
      <number:currency-symbol>€</number:currency-symbol>
      <number:text> </number:text>
      <number:number number:decimal-places="2" number:min-integer-digits="1" number:grouping="true"/>
    </number:currency-style>
    <number:currency-style style:name="N157">
      <number:currency-symbol>€</number:currency-symbol>
      <number:text> </number:text>
      <number:number number:decimal-places="0" number:min-integer-digits="1" number:grouping="true"/>
    </number:currency-style>
    <number:number-style style:name="N158">
      <number:number number:decimal-places="1" number:min-integer-digits="1" number:grouping="true"/>
      <number:text> F</number:text>
    </number:number-style>
    <number:number-style style:name="N159">
      <number:number number:decimal-places="2" number:min-integer-digits="1" number:grouping="true"/>
      <number:text> F</number:text>
    </number:number-style>
    <number:number-style style:name="N160">
      <number:number number:decimal-places="0" number:min-integer-digits="1" number:grouping="true"/>
      <number:text> F</number:text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5">
      <number:number number:decimal-places="3" number:min-integer-digits="1"/>
    </number:number-style>
    <number:number-style style:name="N176">
      <number:number number:decimal-places="1" number:min-integer-digits="1"/>
    </number:number-style>
    <number:number-style style:name="N180P0" style:volatile="true">
      <number:text> </number:text>
      <number:number number:decimal-places="0" number:min-integer-digits="1" number:grouping="true"/>
      <number:text> </number:text>
    </number:number-style>
    <number:number-style style:name="N180P1" style:volatile="true">
      <number:text>-</number:text>
      <number:number number:decimal-places="0" number:min-integer-digits="1" number:grouping="true"/>
      <number:text> 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date-style style:name="N8124" number:language="fr" number:country="FR"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_31__20_digit" style:display-name="1 digit" style:family="table-cell" style:parent-style-name="Default" style:data-style-name="N13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_32_0_20__25__20_-_20_Accent1" style:display-name="20 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ccent2" style:display-name="20 % - Accent2" style:family="table-cell" style:parent-style-name="Default">
      <style:table-cell-properties fo:background-color="#8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ccent3" style:display-name="20 % - Accent3" style:family="table-cell" style:parent-style-name="Default">
      <style:table-cell-properties fo:background-color="#ffff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ccent4" style:display-name="20 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ccent5" style:display-name="20 % - Accent5" style:family="table-cell" style:parent-style-name="Default">
      <style:table-cell-properties fo:background-color="#0033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ccent6" style:display-name="20 % - Accent6" style:family="table-cell" style:parent-style-name="Default">
      <style:table-cell-properties fo:background-color="#8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66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0033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8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Colore_20_1" style:display-name="20% - Colore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Colore_20_2" style:display-name="20% - Colore 2" style:family="table-cell" style:parent-style-name="Default">
      <style:table-cell-properties fo:background-color="#ff66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Colore_20_3" style:display-name="20% - Colore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Colore_20_4" style:display-name="20% - Colore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Colore_20_5" style:display-name="20% - Colore 5" style:family="table-cell" style:parent-style-name="Default">
      <style:table-cell-properties fo:background-color="#0033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Colore_20_6" style:display-name="20% - Colore 6" style:family="table-cell" style:parent-style-name="Default">
      <style:table-cell-properties fo:background-color="#8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66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0033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8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0__25__20_-_20_Accent1" style:display-name="40 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ccent2" style:display-name="40 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ccent3" style:display-name="40 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ccent4" style:display-name="40 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ccent5" style:display-name="40 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ccent6" style:display-name="40 % - Accent6" style:family="table-cell" style:parent-style-name="Default">
      <style:table-cell-properties fo:background-color="#8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808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Colore_20_1" style:display-name="40% - Colore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Colore_20_2" style:display-name="40% - Colore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Colore_20_3" style:display-name="40% - Colore 3" style:family="table-cell" style:parent-style-name="Default">
      <style:table-cell-properties fo:background-color="#00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Colore_20_4" style:display-name="40% - Colore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Colore_20_5" style:display-name="40% - Colore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Colore_20_6" style:display-name="40% - Colore 6" style:family="table-cell" style:parent-style-name="Default">
      <style:table-cell-properties fo:background-color="#808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808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5_x_20_indented_20_GHG_20_Textfiels" style:display-name="5x indented GHG Textfiels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764cm" style:writing-mode="page"/>
    </style:style>
    <style:style style:name="_36_0_20__25__20_-_20_Accent1" style:display-name="60 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ccent2" style:display-name="60 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ccent3" style:display-name="60 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ccent4" style:display-name="60 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ccent5" style:display-name="60 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ccent6" style:display-name="60 % - Accent6" style:family="table-cell" style:parent-style-name="Default">
      <style:table-cell-properties fo:background-color="#80000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9933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Colore_20_1" style:display-name="60% - Colore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Colore_20_2" style:display-name="60% - Colore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Colore_20_3" style:display-name="60% - Colore 3" style:family="table-cell" style:parent-style-name="Default">
      <style:table-cell-properties fo:background-color="#0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Colore_20_4" style:display-name="60% - Colore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Colore_20_5" style:display-name="60% - Colore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Colore_20_6" style:display-name="60% - Colore 6" style:family="table-cell" style:parent-style-name="Default">
      <style:table-cell-properties fo:background-color="#9933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9933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Bad" style:family="table-cell" style:parent-style-name="Default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66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lue" style:family="table-cell" style:parent-style-name="Default" style:data-style-name="N131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blue_2f_estimate" style:display-name="blue/estimate" style:family="table-cell" style:parent-style-name="Default" style:data-style-name="N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blue_5f_canada.indicators" style:display-name="blue_canada.indicators" style:family="table-cell" style:parent-style-name="Default" style:data-style-name="N130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Bold_20_GHG_20_Numbers_20__28_0.00_29_" style:display-name="Bold GHG Numbers (0.00)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Bon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o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99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99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993300" style:border-line-width-bottom="0.035cm 0.035cm 0.035cm" style:diagonal-bl-tr="none" style:diagonal-tl-br="none" fo:border-left="none" fo:border-right="none" style:rotation-align="none" fo:border-top="non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la_20_collegata" style:display-name="Cella collegata" style:family="table-cell" style:parent-style-name="Default">
      <style:table-cell-properties fo:border-bottom="0.105cm double #993300" style:border-line-width-bottom="0.035cm 0.035cm 0.035cm" style:diagonal-bl-tr="none" style:diagonal-tl-br="none" fo:border-left="none" fo:border-right="none" style:rotation-align="none" fo:border-top="non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la_20_da_20_controllare" style:display-name="Cella da controllare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f1" style:family="table-cell" style:parent-style-name="Default">
      <style:table-cell-properties fo:background-color="#ffff00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lasseur_20__7c__20_commentaire" style:display-name="classeur | commentaire" style:family="table-cell" style:parent-style-name="Default">
      <style:table-cell-properties style:glyph-orientation-vertical="0" fo:border-bottom="0.035cm solid #808080" fo:background-color="#c0c0c0" style:diagonal-bl-tr="none" style:diagonal-tl-br="none" style:text-align-source="fix" style:repeat-content="false" fo:wrap-option="no-wrap" fo:border-left="0.088cm solid #808080" style:direction="ltr" fo:border-right="0.088cm solid #808080" style:rotation-angle="0" style:rotation-align="none" style:shrink-to-fit="false" fo:border-top="0.088cm solid #808080" style:vertical-align="middle"/>
      <style:paragraph-properties fo:text-align="center" fo:margin-left="0cm" style:writing-mode="page"/>
      <style:text-properties fo:color="#8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commentaire_20_2" style:display-name="classeur | commentaire 2" style:family="table-cell" style:parent-style-name="Default">
      <style:table-cell-properties style:glyph-orientation-vertical="0" fo:border-bottom="0.035cm solid #808080" fo:background-color="#c0c0c0" style:diagonal-bl-tr="none" style:diagonal-tl-br="none" style:text-align-source="fix" style:repeat-content="false" fo:wrap-option="no-wrap" fo:border-left="0.088cm solid #808080" style:direction="ltr" fo:border-right="0.088cm solid #808080" style:rotation-angle="0" style:rotation-align="none" style:shrink-to-fit="false" fo:border-top="0.088cm solid #808080" style:vertical-align="middle"/>
      <style:paragraph-properties fo:text-align="center" fo:margin-left="0cm" style:writing-mode="page"/>
      <style:text-properties fo:color="#8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eries_20__7c__20_particulier" style:display-name="classeur | extraction | series | particulier" style:family="table-cell" style:parent-style-name="Default" style:data-style-name="N100">
      <style:table-cell-properties style:glyph-orientation-vertical="0" fo:background-color="#993366" style:diagonal-bl-tr="none" style:diagonal-tl-br="none" style:text-align-source="fix" style:repeat-content="false" fo:wrap-option="wrap" fo:border="0.035cm solid #ff8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eries_20__7c__20_particulier_20_2" style:display-name="classeur | extraction | series | particulier 2" style:family="table-cell" style:parent-style-name="Default" style:data-style-name="N100">
      <style:table-cell-properties style:glyph-orientation-vertical="0" fo:background-color="#993366" style:diagonal-bl-tr="none" style:diagonal-tl-br="none" style:text-align-source="fix" style:repeat-content="false" fo:wrap-option="wrap" fo:border="0.088cm solid #ff8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eries_20__7c__20_quinquenal" style:display-name="classeur | extraction | series | quinquenal" style:family="table-cell" style:parent-style-name="Default" style:data-style-name="N100">
      <style:table-cell-properties style:glyph-orientation-vertical="0"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eries_20__7c__20_quinquenal_20_2" style:display-name="classeur | extraction | series | quinquenal 2" style:family="table-cell" style:parent-style-name="Default" style:data-style-name="N100">
      <style:table-cell-properties style:glyph-orientation-vertical="0" fo:background-color="#cc99ff" style:diagonal-bl-tr="0.141cm solid #ff8080" style:diagonal-tl-br="0.141cm solid #ff8080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eries_20__7c__20_sept_20_dernieres" style:display-name="classeur | extraction | series | sept dernieres" style:family="table-cell" style:parent-style-name="Default" style:data-style-name="N100">
      <style:table-cell-properties style:glyph-orientation-vertical="0" fo:background-color="#6600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eries_20__7c__20_sept_20_dernieres_20_2" style:display-name="classeur | extraction | series | sept dernieres 2" style:family="table-cell" style:parent-style-name="Default" style:data-style-name="N100">
      <style:table-cell-properties style:glyph-orientation-vertical="0" fo:background-color="#ff00ff" style:diagonal-bl-tr="0.141cm solid #ff8080" style:diagonal-tl-br="0.141cm solid #ff8080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tructure_20__7c__20_dernier" style:display-name="classeur | extraction | structure | dernier" style:family="table-cell" style:parent-style-name="Default" style:data-style-name="N100">
      <style:table-cell-properties style:glyph-orientation-vertical="0" fo:background-color="#6600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tructure_20__7c__20_dernier_20_2" style:display-name="classeur | extraction | structure | dernier 2" style:family="table-cell" style:parent-style-name="Default" style:data-style-name="N100">
      <style:table-cell-properties style:glyph-orientation-vertical="0" fo:background-color="#ff00ff" style:diagonal-bl-tr="0.141cm solid #339966" style:diagonal-tl-br="0.141cm solid #339966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tructure_20__7c__20_deux_20_derniers" style:display-name="classeur | extraction | structure | deux derniers" style:family="table-cell" style:parent-style-name="Default" style:data-style-name="N100">
      <style:table-cell-properties style:glyph-orientation-vertical="0"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tructure_20__7c__20_deux_20_derniers_20_2" style:display-name="classeur | extraction | structure | deux derniers 2" style:family="table-cell" style:parent-style-name="Default" style:data-style-name="N100">
      <style:table-cell-properties style:glyph-orientation-vertical="0" fo:background-color="#cc99ff" style:diagonal-bl-tr="0.141cm solid #339966" style:diagonal-tl-br="0.141cm solid #339966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tructure_20__7c__20_particulier" style:display-name="classeur | extraction | structure | particulier" style:family="table-cell" style:parent-style-name="Default" style:data-style-name="N100">
      <style:table-cell-properties style:glyph-orientation-vertical="0" fo:background-color="#993366" style:diagonal-bl-tr="none" style:diagonal-tl-br="none" style:text-align-source="fix" style:repeat-content="false" fo:wrap-option="wrap" fo:border="0.035cm solid #6666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extraction_20__7c__20_structure_20__7c__20_particulier_20_2" style:display-name="classeur | extraction | structure | particulier 2" style:family="table-cell" style:parent-style-name="Default" style:data-style-name="N100">
      <style:table-cell-properties style:glyph-orientation-vertical="0" fo:background-color="#993366" style:diagonal-bl-tr="none" style:diagonal-tl-br="none" style:text-align-source="fix" style:repeat-content="false" fo:wrap-option="wrap" fo:border="0.088cm solid #33996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historique" style:display-name="classeur | historique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105cm double #00ffff" style:border-line-width="0.035cm 0.035cm 0.035cm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lasseur_20__7c__20_historique_20_2" style:display-name="classeur | historique 2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105cm double #ccffff" style:border-line-width="0.035cm 0.035cm 0.035cm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lasseur_20__7c__20_note_20__7c__20_numero" style:display-name="classeur | note | numero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lasseur_20__7c__20_note_20__7c__20_numero_20_2" style:display-name="classeur | note | numero 2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lasseur_20__7c__20_note_20__7c__20_texte" style:display-name="classeur | note | texte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lasseur_20__7c__20_note_20__7c__20_texte_20_2" style:display-name="classeur | note | texte 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lasseur_20__7c__20_periodicite_20__7c__20_annee_20_scolaire" style:display-name="classeur | periodicite | annee scolaire" style:family="table-cell" style:parent-style-name="Default" style:data-style-name="N100">
      <style:table-cell-properties style:glyph-orientation-vertical="0" fo:background-color="#99cc0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annee_20_scolaire_20_2" style:display-name="classeur | periodicite | annee scolaire 2" style:family="table-cell" style:parent-style-name="Default" style:data-style-name="N100">
      <style:table-cell-properties style:glyph-orientation-vertical="0" fo:background-color="#969696" style:diagonal-bl-tr="0.141cm solid #000000" style:diagonal-tl-br="0.141cm solid #000000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annuelle" style:display-name="classeur | periodicite | annuelle" style:family="table-cell" style:parent-style-name="Default" style:data-style-name="N100">
      <style:table-cell-properties style:glyph-orientation-vertical="0" fo:background-color="#00800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annuelle_20_2" style:display-name="classeur | periodicite | annuelle 2" style:family="table-cell" style:parent-style-name="Default" style:data-style-name="N100">
      <style:table-cell-properties style:glyph-orientation-vertical="0" fo:background-color="#008000" style:diagonal-bl-tr="0.141cm solid #000000" style:diagonal-tl-br="0.141cm solid #000000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autre" style:display-name="classeur | periodicite | autre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autre_20_2" style:display-name="classeur | periodicite | autre 2" style:family="table-cell" style:parent-style-name="Default" style:data-style-name="N100">
      <style:table-cell-properties style:glyph-orientation-vertical="0" fo:background-color="#660066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bimestrielle" style:display-name="classeur | periodicite | bimestrielle" style:family="table-cell" style:parent-style-name="Default" style:data-style-name="N100">
      <style:table-cell-properties style:glyph-orientation-vertical="0" fo:background-color="#00330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bimestrielle_20_2" style:display-name="classeur | periodicite | bimestrielle 2" style:family="table-cell" style:parent-style-name="Default" style:data-style-name="N100">
      <style:table-cell-properties style:glyph-orientation-vertical="0" fo:background-color="#800080" style:diagonal-bl-tr="0.141cm solid #000000" style:diagonal-tl-br="0.141cm solid #000000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mensuelle" style:display-name="classeur | periodicite | mensuelle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mensuelle_20_2" style:display-name="classeur | periodicite | mensuelle 2" style:family="table-cell" style:parent-style-name="Default" style:data-style-name="N100">
      <style:table-cell-properties style:glyph-orientation-vertical="0" fo:background-color="#003366" style:diagonal-bl-tr="0.141cm solid #000000" style:diagonal-tl-br="0.141cm solid #000000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semestrielle" style:display-name="classeur | periodicite | semestrielle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semestrielle_20_2" style:display-name="classeur | periodicite | semestrielle 2" style:family="table-cell" style:parent-style-name="Default" style:data-style-name="N100">
      <style:table-cell-properties style:glyph-orientation-vertical="0" fo:background-color="#99cc00" style:diagonal-bl-tr="0.141cm solid #000000" style:diagonal-tl-br="0.141cm solid #000000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trimestrielle" style:display-name="classeur | periodicite | trimestrielle" style:family="table-cell" style:parent-style-name="Default" style:data-style-name="N100">
      <style:table-cell-properties style:glyph-orientation-vertical="0" fo:background-color="#99cc00" style:diagonal-bl-tr="none" style:diagonal-tl-br="none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periodicite_20__7c__20_trimestrielle_20_2" style:display-name="classeur | periodicite | trimestrielle 2" style:family="table-cell" style:parent-style-name="Default" style:data-style-name="N100">
      <style:table-cell-properties style:glyph-orientation-vertical="0" fo:background-color="#008080" style:diagonal-bl-tr="0.141cm solid #000000" style:diagonal-tl-br="0.141cm solid #000000" style:text-align-source="value-type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reference_20__7c__20_aucune" style:display-name="classeur | reference | aucune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reference_20__7c__20_aucune_20_2" style:display-name="classeur | reference | aucune 2" style:family="table-cell" style:parent-style-name="Default" style:data-style-name="N100">
      <style:table-cell-properties style:glyph-orientation-vertical="0" fo:background-color="#ccffff" style:diagonal-bl-tr="0.141cm solid #000000" style:diagonal-tl-br="0.141cm solid #000000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reference_20__7c__20_tabl-series_20_compose" style:display-name="classeur | reference | tabl-series compose" style:family="table-cell" style:parent-style-name="Default" style:data-style-name="N100">
      <style:table-cell-properties style:glyph-orientation-vertical="0" fo:background-color="#ff99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Courier New" fo:font-size="10pt" fo:font-style="italic" fo:text-shadow="none" style:text-underline-style="none" fo:font-weight="bold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lasseur_20__7c__20_reference_20__7c__20_tabl-series_20_compose_20_2" style:display-name="classeur | reference | tabl-series compose 2" style:family="table-cell" style:parent-style-name="Default" style:data-style-name="N100">
      <style:table-cell-properties style:glyph-orientation-vertical="0" fo:background-color="#ff99cc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fo:color="#993300" style:text-outline="false" style:text-line-through-style="none" style:font-name="Courier New" fo:font-size="10pt" fo:font-style="italic" fo:text-shadow="none" style:text-underline-style="none" fo:font-weight="bold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lasseur_20__7c__20_reference_20__7c__20_tabl-series_20_simple_20__28_particulier_29_" style:display-name="classeur | reference | tabl-series simple (particulier)" style:family="table-cell" style:parent-style-name="Default" style:data-style-name="N100">
      <style:table-cell-properties style:glyph-orientation-vertical="0" fo:background-color="#ff99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lasseur_20__7c__20_reference_20__7c__20_tabl-series_20_simple_20__28_particulier_29__20_2" style:display-name="classeur | reference | tabl-series simple (particulier) 2" style:family="table-cell" style:parent-style-name="Default" style:data-style-name="N100">
      <style:table-cell-properties style:glyph-orientation-vertical="0" fo:background-color="#ff99cc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lasseur_20__7c__20_reference_20__7c__20_tabl-series_20_simple_20__28_standard_29_" style:display-name="classeur | reference | tabl-series simple (standard)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reference_20__7c__20_tabl-series_20_simple_20__28_standard_29__20_2" style:display-name="classeur | reference | tabl-series simple (standard) 2" style:family="table-cell" style:parent-style-name="Default" style:data-style-name="N100">
      <style:table-cell-properties style:glyph-orientation-vertical="0" fo:background-color="#99336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reference_20__7c__20_tabl-structure_20__28_particulier_29_" style:display-name="classeur | reference | tabl-structure (particulier)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lasseur_20__7c__20_reference_20__7c__20_tabl-structure_20__28_particulier_29__20_2" style:display-name="classeur | reference | tabl-structure (particulier) 2" style:family="table-cell" style:parent-style-name="Default" style:data-style-name="N100">
      <style:table-cell-properties style:glyph-orientation-vertical="0" fo:background-color="#00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true" style:vertical-align="middle"/>
      <style:paragraph-properties fo:margin-left="0cm" style:writing-mode="page"/>
      <style:text-properties fo:color="#0000ff" style:text-outline="false" style:text-line-through-style="none" style:font-name="Courier New" fo:font-size="10pt" fo:font-style="italic" fo:text-shadow="none" style:text-underline-style="none" fo:font-weight="normal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classeur_20__7c__20_reference_20__7c__20_tabl-structure_20__28_standard_29_" style:display-name="classeur | reference | tabl-structure (standard)" style:family="table-cell" style:parent-style-name="Default" style:data-style-name="N100">
      <style:table-cell-properties style:glyph-orientation-vertical="0" fo:background-color="#00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reference_20__7c__20_tabl-structure_20__28_standard_29__20_2" style:display-name="classeur | reference | tabl-structure (standard) 2" style:family="table-cell" style:parent-style-name="Default" style:data-style-name="N100">
      <style:table-cell-properties style:glyph-orientation-vertical="0" fo:background-color="#00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heme_20__7c__20_intitule" style:display-name="classeur | theme | intitule" style:family="table-cell" style:parent-style-name="Default" style:data-style-name="N100">
      <style:table-cell-properties style:glyph-orientation-vertical="0" fo:border-bottom="0.105cm double #000000" style:border-line-width-bottom="0.035cm 0.035cm 0.035cm" fo:background-color="#800080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lasseur_20__7c__20_theme_20__7c__20_intitule_20_2" style:display-name="classeur | theme | intitule 2" style:family="table-cell" style:parent-style-name="Default" style:data-style-name="N100">
      <style:table-cell-properties style:glyph-orientation-vertical="0" fo:border-bottom="0.105cm double #000000" style:border-line-width-bottom="0.035cm 0.035cm 0.035cm" fo:background-color="#808000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lasseur_20__7c__20_theme_20__7c__20_notice_20_explicative" style:display-name="classeur | theme | notice explicative" style:family="table-cell" style:parent-style-name="Default">
      <style:table-cell-properties style:glyph-orientation-vertical="0" fo:border-bottom="0.105cm double #000000" style:border-line-width-bottom="0.035cm 0.035cm 0.035cm" fo:background-color="#800000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lasseur_20__7c__20_theme_20__7c__20_notice_20_explicative_20_2" style:display-name="classeur | theme | notice explicative 2" style:family="table-cell" style:parent-style-name="Default">
      <style:table-cell-properties style:glyph-orientation-vertical="0" fo:border-bottom="0.105cm double #000000" style:border-line-width-bottom="0.035cm 0.035cm 0.035cm" fo:background-color="#333300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lasseur_20__7c__20_titre_20__7c__20_niveau_20_1" style:display-name="classeur | titre | niveau 1" style:family="table-cell" style:parent-style-name="Default" style:data-style-name="N100">
      <style:table-cell-properties style:glyph-orientation-vertical="0" fo:background-color="#9933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1_20_2" style:display-name="classeur | titre | niveau 1 2" style:family="table-cell" style:parent-style-name="Default" style:data-style-name="N100">
      <style:table-cell-properties style:glyph-orientation-vertical="0" fo:background-color="#ff99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2" style:display-name="classeur | titre | niveau 2" style:family="table-cell" style:parent-style-name="Default" style:data-style-name="N100">
      <style:table-cell-properties style:glyph-orientation-vertical="0" fo:background-color="#ff99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2_20_2" style:display-name="classeur | titre | niveau 2 2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3" style:display-name="classeur | titre | niveau 3" style:family="table-cell" style:parent-style-name="Default" style:data-style-name="N100">
      <style:table-cell-properties style:glyph-orientation-vertical="0" fo:background-color="#8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3_20_2" style:display-name="classeur | titre | niveau 3 2" style:family="table-cell" style:parent-style-name="Default" style:data-style-name="N100">
      <style:table-cell-properties style:glyph-orientation-vertical="0" fo:background-color="#ff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4" style:display-name="classeur | titre | niveau 4" style:family="table-cell" style:parent-style-name="Default" style:data-style-name="N100">
      <style:table-cell-properties style:glyph-orientation-vertical="0" fo:background-color="#ffcc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4_20_2" style:display-name="classeur | titre | niveau 4 2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5" style:display-name="classeur | titre | niveau 5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lasseur_20__7c__20_titre_20__7c__20_niveau_20_5_20_2" style:display-name="classeur | titre | niveau 5 2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oin" style:family="table-cell" style:parent-style-name="Default" style:data-style-name="N100">
      <style:table-cell-properties style:glyph-orientation-vertical="0" fo:background-color="#003366" style:diagonal-bl-tr="none" style:diagonal-tl-br="none" style:text-align-source="value-type" style:repeat-content="false" fo:wrap-option="wrap" fo:border="0.035cm solid #0066cc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in_20_2" style:display-name="coin 2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0.035cm solid #0066cc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lore_20_1" style:display-name="Colore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lore_20_2" style:display-name="Colore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lore_20_3" style:display-name="Colore 3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lore_20_4" style:display-name="Colore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lore_20_5" style:display-name="Colore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lore_20_6" style:display-name="Colore 6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a_20_2" style:display-name="Comma 2" style:family="table-cell" style:parent-style-name="Default" style:data-style-name="N115"/>
    <style:style style:name="Comma_20_2_20_2" style:display-name="Comma 2 2" style:family="table-cell" style:parent-style-name="Default" style:data-style-name="N140"/>
    <style:style style:name="Comma_20_2_20_3" style:display-name="Comma 2 3" style:family="table-cell" style:parent-style-name="Default" style:data-style-name="N136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40"/>
    <style:style style:name="Comma_20__5b_0_5d_" style:display-name="Comma [0]" style:family="table-cell" style:parent-style-name="Default" style:data-style-name="N111"/>
    <style:style style:name="Comma_20__5b_0_5d__20_2" style:display-name="Comma [0] 2" style:family="table-cell" style:parent-style-name="Default" style:data-style-name="N111"/>
    <style:style style:name="Comma_20__5b_0_5d__20_2_20_2" style:display-name="Comma [0] 2 2" style:family="table-cell" style:parent-style-name="Default" style:data-style-name="N111"/>
    <style:style style:name="Comma_20__5b_0_5d__20_3" style:display-name="Comma [0] 3" style:family="table-cell" style:parent-style-name="Default" style:data-style-name="N111"/>
    <style:style style:name="Comma_20__5b_0_5d__20_4" style:display-name="Comma [0] 4" style:family="table-cell" style:parent-style-name="Default" style:data-style-name="N111"/>
    <style:style style:name="Constants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ontenu_5f_unite" style:display-name="contenu_unite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ver" style:family="table-cell" style:parent-style-name="Default">
      <style:table-cell-properties fo:background-color="#ffff99" style:cell-protect="protected" style:print-content="true"/>
    </style:style>
    <style:style style:name="Currency_20__5b_0_5d_" style:display-name="Currency [0]" style:family="table-cell" style:parent-style-name="Default" style:data-style-name="N123"/>
    <style:style style:name="Currency_20__5b_0_5d__20_2" style:display-name="Currency [0] 2" style:family="table-cell" style:parent-style-name="Default" style:data-style-name="N123"/>
    <style:style style:name="Currency_20__5b_0_5d__20_2_20_2" style:display-name="Currency [0] 2 2" style:family="table-cell" style:parent-style-name="Default" style:data-style-name="N123"/>
    <style:style style:name="Currency_20__5b_0_5d__20_3" style:display-name="Currency [0] 3" style:family="table-cell" style:parent-style-name="Default" style:data-style-name="N123"/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99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debugage_20__7c__20_texte_20_note_20_potentiel_20__3f_" style:display-name="debugage | texte note potentiel ?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ff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debugage_20__7c__20_titre_20_de_20_niveau_20_potentiel" style:display-name="debugage | titre de niveau potentiel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035cm solid #99cc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donn_5f_normal" style:display-name="donn_normal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35cm solid #0066cc" style:direction="ltr" style:rotation-angle="0" style:rotation-align="none" style:shrink-to-fit="false" style:vertical-align="top"/>
      <style:paragraph-properties fo:text-align="end" fo:margin-left="0cm" style:writing-mode="page"/>
      <style:text-properties fo:color="#3366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nnnormal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3366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nnnormal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3366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nnnormal3" style:family="table-cell" style:parent-style-name="Default" style:data-style-name="N126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3366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nntotal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3366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donntotal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3366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ncabezado_20_4" style:display-name="Encabezado 4" style:family="table-cell" style:parent-style-name="Default">
      <style:text-properties fo:color="#33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_5f_col_5f_ser" style:display-name="ent_col_ser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ntete_5f_indice" style:display-name="entete_indice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339966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Entrada" style:family="table-cell" style:parent-style-name="Default">
      <style:table-cell-properties fo:background-color="#800000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rror" style:family="table-cell" style:parent-style-name="Default">
      <style:table-cell-properties style:glyph-orientation-vertical="0" fo:background-color="#ff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Euro" style:family="table-cell" style:parent-style-name="Default" style:data-style-name="N129"/>
    <style:style style:name="Euro_20_10" style:display-name="Euro 10" style:family="table-cell" style:parent-style-name="Default" style:data-style-name="N144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uro_20_11" style:display-name="Euro 11" style:family="table-cell" style:parent-style-name="Default" style:data-style-name="N12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12" style:display-name="Euro 12" style:family="table-cell" style:parent-style-name="Default" style:data-style-name="N151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uro_20_2" style:display-name="Euro 2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2_20_2" style:display-name="Euro 2 2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2_20_3" style:display-name="Euro 2 3" style:family="table-cell" style:parent-style-name="Default" style:data-style-name="N149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2_5f_ANNÉE_20_2015" style:display-name="Euro 2_ANNÉE 2015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3" style:display-name="Euro 3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4" style:display-name="Euro 4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4_20_2" style:display-name="Euro 4 2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4_20_3" style:display-name="Euro 4 3" style:family="table-cell" style:parent-style-name="Default" style:data-style-name="N149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4_5f_ANNÉE_20_2015" style:display-name="Euro 4_ANNÉE 2015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5" style:display-name="Euro 5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6" style:display-name="Euro 6" style:family="table-cell" style:parent-style-name="Default" style:data-style-name="N15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7" style:display-name="Euro 7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uro_20_8" style:display-name="Euro 8" style:family="table-cell" style:parent-style-name="Default" style:data-style-name="N144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uro_20_9" style:display-name="Euro 9" style:family="table-cell" style:parent-style-name="Default" style:data-style-name="N144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uro_5f_ANNÉE_20_2015" style:display-name="Euro_ANNÉE 2015" style:family="table-cell" style:parent-style-name="Default" style:data-style-name="N15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Note" style:display-name="Excel_BuiltIn_Not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6666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Footnote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Liberation Sans" style:font-size-complex="10pt" style:font-style-complex="italic" style:font-weight-complex="normal"/>
    </style:style>
    <style:style style:name="Good" style:family="table-cell" style:parent-style-name="Default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24pt" fo:font-style="normal" fo:text-shadow="none" style:text-underline-style="none" fo:font-weight="bold" style:font-size-asian="24pt" style:font-style-asian="normal" style:font-weight-asian="bold" style:font-name-complex="Liberation Sans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8pt" fo:font-style="normal" fo:text-shadow="none" style:text-underline-style="none" fo:font-weight="normal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line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Incorrecto" style:family="table-cell" style:parent-style-name="Default">
      <style:table-cell-properties fo:background-color="#ff66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put" style:family="table-cell" style:parent-style-name="Default">
      <style:table-cell-properties fo:background-color="#800000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gne_20_détail" style:display-name="Ligne détail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gne_5f_titre_5f_0" style:display-name="ligne_titre_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Linked_20_Cell" style:display-name="Linked Cell" style:family="table-cell" style:parent-style-name="Default">
      <style:table-cell-properties fo:border-bottom="0.105cm double #993300" style:border-line-width-bottom="0.035cm 0.035cm 0.035cm" style:diagonal-bl-tr="none" style:diagonal-tl-br="none" fo:border-left="none" fo:border-right="none" style:rotation-align="none" fo:border-top="non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enu" style:family="table-cell" style:parent-style-name="Default">
      <style:table-cell-properties fo:background-color="#ffcc99" style:cell-protect="protected" style:print-content="true"/>
    </style:style>
    <style:style style:name="MEV4" style:family="table-cell" style:parent-style-name="Default">
      <style:table-cell-properties style:glyph-orientation-vertical="0"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EV5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illiers_20_2" style:display-name="Milliers 2" style:family="table-cell" style:parent-style-name="Default" style:data-style-name="N115"/>
    <style:style style:name="Milliers_20_2_20_2" style:display-name="Milliers 2 2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_20_3" style:display-name="Milliers 2 3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_20_4" style:display-name="Milliers 2 4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_5f_ANNÉE_20_2015" style:display-name="Milliers 2_ANNÉE 2015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3" style:display-name="Milliers 3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4" style:display-name="Milliers 4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5" style:display-name="Milliers 5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6" style:display-name="Milliers 6" style:family="table-cell" style:parent-style-name="Default" style:data-style-name="N115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7" style:display-name="Milliers 7" style:family="table-cell" style:parent-style-name="Default" style:data-style-name="N140"/>
    <style:style style:name="Milliers_20_8" style:display-name="Milliers 8" style:family="table-cell" style:parent-style-name="Default" style:data-style-name="N119"/>
    <style:style style:name="Monétaire_20_2" style:display-name="Monétaire 2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onétaire_20_3" style:display-name="Monétaire 3" style:family="table-cell" style:parent-style-name="Default" style:data-style-name="N148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otif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_3f_rmal_5f_la_3f_oux_5f_larou_3f_" style:display-name="N?rmal_la?oux_larou?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33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e" style:family="table-cell" style:parent-style-name="Default">
      <style:table-cell-properties fo:background-color="#ffff99"/>
      <style:text-properties fo:color="#33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_3f__5f_On_20_Hol_3f_" style:display-name="Norma?_On Hol?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-_20_Style1" style:display-name="Normal - Style1" style:family="table-cell" style:parent-style-name="Default" style:data-style-name="N131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Normal_20_10" style:display-name="Normal 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0_20_10_20_2_20_2_20_2" style:display-name="Normal 10 10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0_20_2_20_2" style:display-name="Normal 10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1" style:display-name="Normal 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2" style:display-name="Normal 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2_20_2" style:display-name="Normal 1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13" style:display-name="Normal 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4" style:display-name="Normal 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5" style:display-name="Normal 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6" style:display-name="Normal 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7" style:display-name="Normal 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8" style:display-name="Normal 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9" style:display-name="Normal 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3" style:display-name="Normal 2 2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2_20_4" style:display-name="Normal 2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5" style:display-name="Normal 2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6" style:display-name="Normal 2 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0" style:display-name="Normal 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1" style:display-name="Normal 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2" style:display-name="Normal 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3" style:display-name="Normal 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4" style:display-name="Normal 2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25" style:display-name="Normal 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26" style:display-name="Normal 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27" style:display-name="Normal 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Normal_20_2_5f_ANNÉE_20_2015" style:display-name="Normal 2_ANNÉE 20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3" style:display-name="Normal 3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rmal_20_3_20_4" style:display-name="Normal 3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5" style:display-name="Normal 3 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Normal_20_3_5f_ANNÉE_20_2015" style:display-name="Normal 3_ANNÉE 20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_20_2" style:display-name="Normal 4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3" style:display-name="Normal 4 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4" style:display-name="Normal 4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5" style:display-name="Normal 4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_20_6" style:display-name="Normal 4 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_5f_ANNÉE_20_2015" style:display-name="Normal 4_ANNÉE 20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_20_2" style:display-name="Normal 5 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_20_3" style:display-name="Normal 5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_20_4" style:display-name="Normal 5 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_5f_ANNÉE_20_2015" style:display-name="Normal 5_ANNÉE 20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_20_2" style:display-name="Normal 6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Normal_20_6_20_3" style:display-name="Normal 6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_20_4" style:display-name="Normal 6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_20_5" style:display-name="Normal 6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_5f_ANNÉE_20_2015" style:display-name="Normal 6_ANNÉE 20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8" style:display-name="Normal 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9" style:display-name="Normal 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GHG_20_Numbers_20__28_0.00_29_" style:display-name="Normal GHG Numbers (0.00)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Normal_20_GHG_20_Textfiels_20_Bold" style:display-name="Normal GHG Textfiels Bold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Normal-PRINT" style:family="table-cell" style:parent-style-name="Default" style:data-style-name="N133">
      <style:text-properties fo:color="#000000" style:text-outline="false" style:text-line-through-style="none" style:font-name="Times" fo:font-size="9pt" fo:font-style="normal" fo:text-shadow="none" style:text-underline-style="none" fo:font-weight="normal" style:font-size-asian="9pt" style:font-style-asian="normal" style:font-weight-asian="normal" style:font-name-complex="Times" style:font-size-complex="9pt" style:font-style-complex="normal" style:font-weight-complex="normal"/>
    </style:style>
    <style:style style:name="Norma_1dec__5f_On_20_Holᷤ" style:display-name="Normaᷬ_On Holᷤ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a" style:family="table-cell" style:parent-style-name="Default">
      <style:table-cell-properties fo:background-color="#ffff00" style:diagonal-bl-tr="none" style:diagonal-tl-br="none" fo:border="0.035cm solid 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00" style:diagonal-bl-tr="none" style:diagonal-tl-br="none" fo:border="0.035cm solid 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00" style:diagonal-bl-tr="none" style:diagonal-tl-br="none" fo:border="0.035cm solid 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6666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4" style:display-name="note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6666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5" style:display-name="Note 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Note_20_6" style:display-name="Note 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Note_20_7" style:display-name="Note 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notice_5f_theme" style:display-name="notice_theme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num_5f_note" style:display-name="num_note" style:family="table-cell" style:parent-style-name="Default" style:data-style-name="N15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08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䃯rmal_5f_la䇲oux_5f_larou_1df8_" style:display-name="N䃯rmal_la䇲oux_larou᷸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ourcentage_20_10" style:display-name="Pourcentage 10" style:family="table-cell" style:parent-style-name="Default" style:data-style-name="N10"/>
    <style:style style:name="Pourcentage_20_11" style:display-name="Pourcentage 11" style:family="table-cell" style:parent-style-name="Default" style:data-style-name="N10"/>
    <style:style style:name="Pourcentage_20_12" style:display-name="Pourcentage 12" style:family="table-cell" style:parent-style-name="Default" style:data-style-name="N10"/>
    <style:style style:name="Pourcentage_20_2" style:display-name="Pourcentage 2" style:family="table-cell" style:parent-style-name="Default" style:data-style-name="N10"/>
    <style:style style:name="Pourcentage_20_2_20_2" style:display-name="Pourcentage 2 2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3" style:display-name="Pourcentage 3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4_20_2" style:display-name="Pourcentage 4 2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4_20_2_20_2" style:display-name="Pourcentage 4 2 2" style:family="table-cell" style:parent-style-name="Default" style:data-style-name="N154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ourcentage_20_4_20_3" style:display-name="Pourcentage 4 3" style:family="table-cell" style:parent-style-name="Default" style:data-style-name="N154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ourcentage_20_5" style:display-name="Pourcentage 5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6" style:display-name="Pourcentage 6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7" style:display-name="Pourcentage 7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8" style:display-name="Pourcentage 8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9" style:display-name="Pourcentage 9" style:family="table-cell" style:parent-style-name="Default" style:data-style-name="N154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marque" style:family="table-cell" style:parent-style-name="Default">
      <style:table-cell-properties fo:background-color="#ffff00" style:diagonal-bl-tr="none" style:diagonal-tl-br="none" fo:border="0.035cm solid #c0c0c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turn_20_to_20_Normal" style:display-name="Return to Normal" style:family="table-cell" style:parent-style-name="Default" style:data-style-name="N133">
      <style:text-properties fo:color="#000000" style:text-outline="false" style:text-line-through-styl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source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808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Status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cellule_20__7c__20__28_normal_29__20__7c__20_decimal_20_1" style:display-name="tableau | cellule | (normal) | decimal 1" style:family="table-cell" style:parent-style-name="Default" style:data-style-name="N12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1_20_2" style:display-name="tableau | cellule | (normal) | decimal 1 2" style:family="table-cell" style:parent-style-name="Default" style:data-style-name="N12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2" style:display-name="tableau | cellule | (normal) | decimal 2" style:family="table-cell" style:parent-style-name="Default" style:data-style-name="N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2_20_2" style:display-name="tableau | cellule | (normal) | decimal 2 2" style:family="table-cell" style:parent-style-name="Default" style:data-style-name="N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3" style:display-name="tableau | cellule | (normal) | decimal 3" style:family="table-cell" style:parent-style-name="Default" style:data-style-name="N126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3_20_2" style:display-name="tableau | cellule | (normal) | decimal 3 2" style:family="table-cell" style:parent-style-name="Default" style:data-style-name="N126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4" style:display-name="tableau | cellule | (normal) | decimal 4" style:family="table-cell" style:parent-style-name="Default" style:data-style-name="N13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decimal_20_4_20_2" style:display-name="tableau | cellule | (normal) | decimal 4 2" style:family="table-cell" style:parent-style-name="Default" style:data-style-name="N13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entier" style:display-name="tableau | cellule | (normal) | entier" style:family="table-cell" style:parent-style-name="Default" style:data-style-name="N3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entier_20_2" style:display-name="tableau | cellule | (normal) | entier 2" style:family="table-cell" style:parent-style-name="Default" style:data-style-name="N3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euro_20__7c__20_decimal_20_1" style:display-name="tableau | cellule | (normal) | euro | decimal 1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euro_20__7c__20_decimal_20_1_20_2" style:display-name="tableau | cellule | (normal) | euro | decimal 1 2" style:family="table-cell" style:parent-style-name="Default" style:data-style-name="N155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euro_20__7c__20_decimal_20_2" style:display-name="tableau | cellule | (normal) | euro | decimal 2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euro_20__7c__20_decimal_20_2_20_2" style:display-name="tableau | cellule | (normal) | euro | decimal 2 2" style:family="table-cell" style:parent-style-name="Default" style:data-style-name="N156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euro_20__7c__20_entier" style:display-name="tableau | cellule | (normal) | euro | entier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euro_20__7c__20_entier_20_2" style:display-name="tableau | cellule | (normal) | euro | entier 2" style:family="table-cell" style:parent-style-name="Default" style:data-style-name="N157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franc_20__7c__20_decimal_20_1" style:display-name="tableau | cellule | (normal) | franc | decimal 1" style:family="table-cell" style:parent-style-name="Default" style:data-style-name="N158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franc_20__7c__20_decimal_20_1_20_2" style:display-name="tableau | cellule | (normal) | franc | decimal 1 2" style:family="table-cell" style:parent-style-name="Default" style:data-style-name="N158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franc_20__7c__20_decimal_20_2" style:display-name="tableau | cellule | (normal) | franc | decimal 2" style:family="table-cell" style:parent-style-name="Default" style:data-style-name="N159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franc_20__7c__20_decimal_20_2_20_2" style:display-name="tableau | cellule | (normal) | franc | decimal 2 2" style:family="table-cell" style:parent-style-name="Default" style:data-style-name="N159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franc_20__7c__20_entier" style:display-name="tableau | cellule | (normal) | franc | entier" style:family="table-cell" style:parent-style-name="Default" style:data-style-name="N160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franc_20__7c__20_entier_20_2" style:display-name="tableau | cellule | (normal) | franc | entier 2" style:family="table-cell" style:parent-style-name="Default" style:data-style-name="N160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_28_normal_29__20__7c__20_pourcentage_20__7c__20_decimal_20_1" style:display-name="tableau | cellule | (normal) | pourcentage | decimal 1" style:family="table-cell" style:parent-style-name="Default" style:data-style-name="N125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_28_normal_29__20__7c__20_pourcentage_20__7c__20_decimal_20_1_20_2" style:display-name="tableau | cellule | (normal) | pourcentage | decimal 1 2" style:family="table-cell" style:parent-style-name="Default" style:data-style-name="N125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_28_normal_29__20__7c__20_pourcentage_20__7c__20_decimal_20_2" style:display-name="tableau | cellule | (normal) | pourcentage | decimal 2" style:family="table-cell" style:parent-style-name="Default" style:data-style-name="N132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_28_normal_29__20__7c__20_pourcentage_20__7c__20_decimal_20_2_20_2" style:display-name="tableau | cellule | (normal) | pourcentage | decimal 2 2" style:family="table-cell" style:parent-style-name="Default" style:data-style-name="N132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_28_normal_29__20__7c__20_pourcentage_20__7c__20_entier" style:display-name="tableau | cellule | (normal) | pourcentage | entier" style:family="table-cell" style:parent-style-name="Default" style:data-style-name="N15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_28_normal_29__20__7c__20_pourcentage_20__7c__20_entier_20_2" style:display-name="tableau | cellule | (normal) | pourcentage | entier 2" style:family="table-cell" style:parent-style-name="Default" style:data-style-name="N154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_28_normal_29__20__7c__20_standard" style:display-name="tableau | cellule | (normal) | standard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standard_20_2" style:display-name="tableau | cellule | (normal) | standard 2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8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texte" style:display-name="tableau | cellule | (normal) | texte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fix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normal_29__20__7c__20_texte_20_2" style:display-name="tableau | cellule | (normal) | texte 2" style:family="table-cell" style:parent-style-name="Default">
      <style:table-cell-properties style:glyph-orientation-vertical="0" fo:border-bottom="0.035cm solid #ff0000" fo:background-color="#ff00ff" style:diagonal-bl-tr="none" style:diagonal-tl-br="none" style:text-align-source="fix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_28_total_29__20__7c__20_decimal_20_1" style:display-name="tableau | cellule | (total) | decimal 1" style:family="table-cell" style:parent-style-name="Default" style:data-style-name="N12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1_20_2" style:display-name="tableau | cellule | (total) | decimal 1 2" style:family="table-cell" style:parent-style-name="Default" style:data-style-name="N12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2" style:display-name="tableau | cellule | (total) | decimal 2" style:family="table-cell" style:parent-style-name="Default" style:data-style-name="N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2_20_2" style:display-name="tableau | cellule | (total) | decimal 2 2" style:family="table-cell" style:parent-style-name="Default" style:data-style-name="N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3" style:display-name="tableau | cellule | (total) | decimal 3" style:family="table-cell" style:parent-style-name="Default" style:data-style-name="N126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3_20_2" style:display-name="tableau | cellule | (total) | decimal 3 2" style:family="table-cell" style:parent-style-name="Default" style:data-style-name="N126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4" style:display-name="tableau | cellule | (total) | decimal 4" style:family="table-cell" style:parent-style-name="Default" style:data-style-name="N13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decimal_20_4_20_2" style:display-name="tableau | cellule | (total) | decimal 4 2" style:family="table-cell" style:parent-style-name="Default" style:data-style-name="N13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entier" style:display-name="tableau | cellule | (total) | entier" style:family="table-cell" style:parent-style-name="Default" style:data-style-name="N3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entier_20_2" style:display-name="tableau | cellule | (total) | entier 2" style:family="table-cell" style:parent-style-name="Default" style:data-style-name="N3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euro_20__7c__20_decimal_20_1" style:display-name="tableau | cellule | (total) | euro | decimal 1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euro_20__7c__20_decimal_20_1_20_2" style:display-name="tableau | cellule | (total) | euro | decimal 1 2" style:family="table-cell" style:parent-style-name="Default" style:data-style-name="N155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euro_20__7c__20_decimal_20_2" style:display-name="tableau | cellule | (total) | euro | decimal 2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euro_20__7c__20_decimal_20_2_20_2" style:display-name="tableau | cellule | (total) | euro | decimal 2 2" style:family="table-cell" style:parent-style-name="Default" style:data-style-name="N156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euro_20__7c__20_entier" style:display-name="tableau | cellule | (total) | euro | entier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euro_20__7c__20_entier_20_2" style:display-name="tableau | cellule | (total) | euro | entier 2" style:family="table-cell" style:parent-style-name="Default" style:data-style-name="N157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franc_20__7c__20_decimal_20_1" style:display-name="tableau | cellule | (total) | franc | decimal 1" style:family="table-cell" style:parent-style-name="Default" style:data-style-name="N158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franc_20__7c__20_decimal_20_1_20_2" style:display-name="tableau | cellule | (total) | franc | decimal 1 2" style:family="table-cell" style:parent-style-name="Default" style:data-style-name="N158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franc_20__7c__20_decimal_20_2" style:display-name="tableau | cellule | (total) | franc | decimal 2" style:family="table-cell" style:parent-style-name="Default" style:data-style-name="N159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franc_20__7c__20_decimal_20_2_20_2" style:display-name="tableau | cellule | (total) | franc | decimal 2 2" style:family="table-cell" style:parent-style-name="Default" style:data-style-name="N159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franc_20__7c__20_entier" style:display-name="tableau | cellule | (total) | franc | entier" style:family="table-cell" style:parent-style-name="Default" style:data-style-name="N160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franc_20__7c__20_entier_20_2" style:display-name="tableau | cellule | (total) | franc | entier 2" style:family="table-cell" style:parent-style-name="Default" style:data-style-name="N160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_28_total_29__20__7c__20_pourcentage_20__7c__20_decimal_20_1" style:display-name="tableau | cellule | (total) | pourcentage | decimal 1" style:family="table-cell" style:parent-style-name="Default" style:data-style-name="N125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_28_total_29__20__7c__20_pourcentage_20__7c__20_decimal_20_1_20_2" style:display-name="tableau | cellule | (total) | pourcentage | decimal 1 2" style:family="table-cell" style:parent-style-name="Default" style:data-style-name="N125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_28_total_29__20__7c__20_pourcentage_20__7c__20_decimal_20_2" style:display-name="tableau | cellule | (total) | pourcentage | decimal 2" style:family="table-cell" style:parent-style-name="Default" style:data-style-name="N132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_28_total_29__20__7c__20_pourcentage_20__7c__20_decimal_20_2_20_2" style:display-name="tableau | cellule | (total) | pourcentage | decimal 2 2" style:family="table-cell" style:parent-style-name="Default" style:data-style-name="N132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_28_total_29__20__7c__20_pourcentage_20__7c__20_entier" style:display-name="tableau | cellule | (total) | pourcentage | entier" style:family="table-cell" style:parent-style-name="Default" style:data-style-name="N15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_28_total_29__20__7c__20_pourcentage_20__7c__20_entier_20_2" style:display-name="tableau | cellule | (total) | pourcentage | entier 2" style:family="table-cell" style:parent-style-name="Default" style:data-style-name="N154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_28_total_29__20__7c__20_standard" style:display-name="tableau | cellule | (total) | standard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standard_20_2" style:display-name="tableau | cellule | (total) | standard 2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value-type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margin-left="0cm" style:writing-mode="page"/>
      <style:text-properties fo:color="#00008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texte" style:display-name="tableau | cellule | (total) | texte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fix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_28_total_29__20__7c__20_texte_20_2" style:display-name="tableau | cellule | (total) | texte 2" style:family="table-cell" style:parent-style-name="Default">
      <style:table-cell-properties style:glyph-orientation-vertical="0" fo:border-bottom="0.035cm solid #ff0000" fo:background-color="#00ffff" style:diagonal-bl-tr="none" style:diagonal-tl-br="none" style:text-align-source="fix" style:repeat-content="false" fo:wrap-option="no-wrap" fo:border-left="0.141cm solid #ff0000" style:direction="ltr" fo:border-right="0.141cm solid #ff0000" style:rotation-angle="0" style:rotation-align="none" style:shrink-to-fit="false" fo:border-top="0.035cm solid #ff0000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normal_20__7c__20_decimal_20_1" style:display-name="tableau | cellule | normal | decimal 1" style:family="table-cell" style:parent-style-name="Default" style:data-style-name="N124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1_20_2" style:display-name="tableau | cellule | normal | decimal 1 2" style:family="table-cell" style:parent-style-name="Default" style:data-style-name="N124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1_20_3" style:display-name="tableau | cellule | normal | decimal 1 3" style:family="table-cell" style:parent-style-name="Default" style:data-style-name="N124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1_20_4" style:display-name="tableau | cellule | normal | decimal 1 4" style:family="table-cell" style:parent-style-name="Default" style:data-style-name="N124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1_20_4_20_2" style:display-name="tableau | cellule | normal | decimal 1 4 2" style:family="table-cell" style:parent-style-name="Default" style:data-style-name="N124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1_20_5" style:display-name="tableau | cellule | normal | decimal 1 5" style:family="table-cell" style:parent-style-name="Default" style:data-style-name="N124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2" style:display-name="tableau | cellule | normal | decimal 2" style:family="table-cell" style:parent-style-name="Default" style:data-style-name="N4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2_20_2" style:display-name="tableau | cellule | normal | decimal 2 2" style:family="table-cell" style:parent-style-name="Default" style:data-style-name="N4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3" style:display-name="tableau | cellule | normal | decimal 3" style:family="table-cell" style:parent-style-name="Default" style:data-style-name="N126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3_20_2" style:display-name="tableau | cellule | normal | decimal 3 2" style:family="table-cell" style:parent-style-name="Default" style:data-style-name="N126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4" style:display-name="tableau | cellule | normal | decimal 4" style:family="table-cell" style:parent-style-name="Default" style:data-style-name="N134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decimal_20_4_20_2" style:display-name="tableau | cellule | normal | decimal 4 2" style:family="table-cell" style:parent-style-name="Default" style:data-style-name="N134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entier" style:display-name="tableau | cellule | normal | entier" style:family="table-cell" style:parent-style-name="Default" style:data-style-name="N3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entier_20_2" style:display-name="tableau | cellule | normal | entier 2" style:family="table-cell" style:parent-style-name="Default" style:data-style-name="N3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euro_20__7c__20_decimal_20_1" style:display-name="tableau | cellule | normal | euro | decimal 1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euro_20__7c__20_decimal_20_1_20_2" style:display-name="tableau | cellule | normal | euro | decimal 1 2" style:family="table-cell" style:parent-style-name="Default" style:data-style-name="N155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euro_20__7c__20_decimal_20_2" style:display-name="tableau | cellule | normal | euro | decimal 2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euro_20__7c__20_decimal_20_2_20_2" style:display-name="tableau | cellule | normal | euro | decimal 2 2" style:family="table-cell" style:parent-style-name="Default" style:data-style-name="N156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euro_20__7c__20_entier" style:display-name="tableau | cellule | normal | euro | entier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euro_20__7c__20_entier_20_2" style:display-name="tableau | cellule | normal | euro | entier 2" style:family="table-cell" style:parent-style-name="Default" style:data-style-name="N157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franc_20__7c__20_decimal_20_1" style:display-name="tableau | cellule | normal | franc | decimal 1" style:family="table-cell" style:parent-style-name="Default" style:data-style-name="N158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franc_20__7c__20_decimal_20_1_20_2" style:display-name="tableau | cellule | normal | franc | decimal 1 2" style:family="table-cell" style:parent-style-name="Default" style:data-style-name="N158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franc_20__7c__20_decimal_20_2" style:display-name="tableau | cellule | normal | franc | decimal 2" style:family="table-cell" style:parent-style-name="Default" style:data-style-name="N159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franc_20__7c__20_decimal_20_2_20_2" style:display-name="tableau | cellule | normal | franc | decimal 2 2" style:family="table-cell" style:parent-style-name="Default" style:data-style-name="N159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franc_20__7c__20_entier" style:display-name="tableau | cellule | normal | franc | entier" style:family="table-cell" style:parent-style-name="Default" style:data-style-name="N160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franc_20__7c__20_entier_20_2" style:display-name="tableau | cellule | normal | franc | entier 2" style:family="table-cell" style:parent-style-name="Default" style:data-style-name="N160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ableau_20__7c__20_cellule_20__7c__20_normal_20__7c__20_pourcentage_20__7c__20_decimal_20_1" style:display-name="tableau | cellule | normal | pourcentage | decimal 1" style:family="table-cell" style:parent-style-name="Default" style:data-style-name="N125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normal_20__7c__20_pourcentage_20__7c__20_decimal_20_1_20_2" style:display-name="tableau | cellule | normal | pourcentage | decimal 1 2" style:family="table-cell" style:parent-style-name="Default" style:data-style-name="N125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normal_20__7c__20_pourcentage_20__7c__20_decimal_20_2" style:display-name="tableau | cellule | normal | pourcentage | decimal 2" style:family="table-cell" style:parent-style-name="Default" style:data-style-name="N132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normal_20__7c__20_pourcentage_20__7c__20_decimal_20_2_20_2" style:display-name="tableau | cellule | normal | pourcentage | decimal 2 2" style:family="table-cell" style:parent-style-name="Default" style:data-style-name="N132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normal_20__7c__20_pourcentage_20__7c__20_entier" style:display-name="tableau | cellule | normal | pourcentage | entier" style:family="table-cell" style:parent-style-name="Default" style:data-style-name="N154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normal_20__7c__20_pourcentage_20__7c__20_entier_20_2" style:display-name="tableau | cellule | normal | pourcentage | entier 2" style:family="table-cell" style:parent-style-name="Default" style:data-style-name="N154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ableau_20__7c__20_cellule_20__7c__20_normal_20__7c__20_standard" style:display-name="tableau | cellule | normal | standard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standard_20_2" style:display-name="tableau | cellule | normal | standard 2" style:family="table-cell" style:parent-style-name="Default">
      <style:table-cell-properties style:glyph-orientation-vertical="0" fo:background-color="#800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8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texte" style:display-name="tableau | cellule | normal | texte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035cm solid #9999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normal_20__7c__20_texte_20_2" style:display-name="tableau | cellule | normal | texte 2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0.035cm solid #9999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total_20__7c__20_decimal_20_1" style:display-name="tableau | cellule | total | decimal 1" style:family="table-cell" style:parent-style-name="Default" style:data-style-name="N124">
      <style:table-cell-properties style:glyph-orientation-vertical="0" fo:background-color="#cce6ff" style:cell-protect="protected" style:print-content="true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1_20_2" style:display-name="tableau | cellule | total | decimal 1 2" style:family="table-cell" style:parent-style-name="Default" style:data-style-name="N124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1_20_3" style:display-name="tableau | cellule | total | decimal 1 3" style:family="table-cell" style:parent-style-name="Default" style:data-style-name="N124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2" style:display-name="tableau | cellule | total | decimal 2" style:family="table-cell" style:parent-style-name="Default" style:data-style-name="N4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2_20_2" style:display-name="tableau | cellule | total | decimal 2 2" style:family="table-cell" style:parent-style-name="Default" style:data-style-name="N4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3" style:display-name="tableau | cellule | total | decimal 3" style:family="table-cell" style:parent-style-name="Default" style:data-style-name="N126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3_20_2" style:display-name="tableau | cellule | total | decimal 3 2" style:family="table-cell" style:parent-style-name="Default" style:data-style-name="N126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4" style:display-name="tableau | cellule | total | decimal 4" style:family="table-cell" style:parent-style-name="Default" style:data-style-name="N134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decimal_20_4_20_2" style:display-name="tableau | cellule | total | decimal 4 2" style:family="table-cell" style:parent-style-name="Default" style:data-style-name="N134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entier" style:display-name="tableau | cellule | total | entier" style:family="table-cell" style:parent-style-name="Default" style:data-style-name="N3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entier_20_2" style:display-name="tableau | cellule | total | entier 2" style:family="table-cell" style:parent-style-name="Default" style:data-style-name="N3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euro_20__7c__20_decimal_20_1" style:display-name="tableau | cellule | total | euro | decimal 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euro_20__7c__20_decimal_20_1_20_2" style:display-name="tableau | cellule | total | euro | decimal 1 2" style:family="table-cell" style:parent-style-name="Default" style:data-style-name="N155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euro_20__7c__20_decimal_20_2" style:display-name="tableau | cellule | total | euro | decimal 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euro_20__7c__20_decimal_20_2_20_2" style:display-name="tableau | cellule | total | euro | decimal 2 2" style:family="table-cell" style:parent-style-name="Default" style:data-style-name="N156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euro_20__7c__20_entier" style:display-name="tableau | cellule | total | euro | entier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euro_20__7c__20_entier_20_2" style:display-name="tableau | cellule | total | euro | entier 2" style:family="table-cell" style:parent-style-name="Default" style:data-style-name="N157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66cc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franc_20__7c__20_decimal_20_1" style:display-name="tableau | cellule | total | franc | decimal 1" style:family="table-cell" style:parent-style-name="Default" style:data-style-name="N158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franc_20__7c__20_decimal_20_1_20_2" style:display-name="tableau | cellule | total | franc | decimal 1 2" style:family="table-cell" style:parent-style-name="Default" style:data-style-name="N158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franc_20__7c__20_decimal_20_2" style:display-name="tableau | cellule | total | franc | decimal 2" style:family="table-cell" style:parent-style-name="Default" style:data-style-name="N159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franc_20__7c__20_decimal_20_2_20_2" style:display-name="tableau | cellule | total | franc | decimal 2 2" style:family="table-cell" style:parent-style-name="Default" style:data-style-name="N159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franc_20__7c__20_entier" style:display-name="tableau | cellule | total | franc | entier" style:family="table-cell" style:parent-style-name="Default" style:data-style-name="N160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franc_20__7c__20_entier_20_2" style:display-name="tableau | cellule | total | franc | entier 2" style:family="table-cell" style:parent-style-name="Default" style:data-style-name="N160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ableau_20__7c__20_cellule_20__7c__20_total_20__7c__20_pourcentage_20__7c__20_decimal_20_1" style:display-name="tableau | cellule | total | pourcentage | decimal 1" style:family="table-cell" style:parent-style-name="Default" style:data-style-name="N125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total_20__7c__20_pourcentage_20__7c__20_decimal_20_1_20_2" style:display-name="tableau | cellule | total | pourcentage | decimal 1 2" style:family="table-cell" style:parent-style-name="Default" style:data-style-name="N125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total_20__7c__20_pourcentage_20__7c__20_decimal_20_2" style:display-name="tableau | cellule | total | pourcentage | decimal 2" style:family="table-cell" style:parent-style-name="Default" style:data-style-name="N132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total_20__7c__20_pourcentage_20__7c__20_decimal_20_2_20_2" style:display-name="tableau | cellule | total | pourcentage | decimal 2 2" style:family="table-cell" style:parent-style-name="Default" style:data-style-name="N132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total_20__7c__20_pourcentage_20__7c__20_entier" style:display-name="tableau | cellule | total | pourcentage | entier" style:family="table-cell" style:parent-style-name="Default" style:data-style-name="N154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33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total_20__7c__20_pourcentage_20__7c__20_entier_20_2" style:display-name="tableau | cellule | total | pourcentage | entier 2" style:family="table-cell" style:parent-style-name="Default" style:data-style-name="N154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ableau_20__7c__20_cellule_20__7c__20_total_20__7c__20_standard" style:display-name="tableau | cellule | total | standard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standard_20_2" style:display-name="tableau | cellule | total | standard 2" style:family="table-cell" style:parent-style-name="Default">
      <style:table-cell-properties style:glyph-orientation-vertical="0" fo:background-color="#008080" style:diagonal-bl-tr="none" style:diagonal-tl-br="none" style:text-align-source="value-type" style:repeat-content="false" fo:wrap-option="no-wrap" fo:border="0.035cm solid #9999ff" style:direction="ltr" style:rotation-angle="0" style:rotation-align="none" style:shrink-to-fit="false" style:vertical-align="middle"/>
      <style:paragraph-properties fo:margin-left="0cm" style:writing-mode="page"/>
      <style:text-properties fo:color="#00008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texte" style:display-name="tableau | cellule | total | texte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9999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ellule_20__7c__20_total_20__7c__20_texte_20_2" style:display-name="tableau | cellule | total | texte 2" style:family="table-cell" style:parent-style-name="Default">
      <style:table-cell-properties style:glyph-orientation-vertical="0" fo:background-color="#008080" style:diagonal-bl-tr="none" style:diagonal-tl-br="none" style:text-align-source="fix" style:repeat-content="false" fo:wrap-option="no-wrap" fo:border="0.035cm solid #9999ff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oin_20_superieur_20_gauche" style:display-name="tableau | coin superieur gauche" style:family="table-cell" style:parent-style-name="Default">
      <style:table-cell-properties style:glyph-orientation-vertical="0" fo:background-color="#6666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coin_20_superieur_20_gauche_20_2" style:display-name="tableau | coin superieur gauche 2" style:family="table-cell" style:parent-style-name="Default">
      <style:table-cell-properties style:glyph-orientation-vertical="0" fo:background-color="#339966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colonne_20__7c__20_series" style:display-name="tableau | entete-colonne | series" style:family="table-cell" style:parent-style-name="Default" style:data-style-name="N100">
      <style:table-cell-properties style:glyph-orientation-vertical="0" fo:background-color="#ffc0c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colonne_20__7c__20_series_20_2" style:display-name="tableau | entete-colonne | series 2" style:family="table-cell" style:parent-style-name="Default" style:data-style-name="N100">
      <style:table-cell-properties style:glyph-orientation-vertical="0" fo:background-color="#99336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colonne_20__7c__20_series_20_3" style:display-name="tableau | entete-colonne | series 3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colonne_20__7c__20_structure_20__7c__20_normal" style:display-name="tableau | entete-colonne | structure | normal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colonne_20__7c__20_structure_20__7c__20_normal_20_2" style:display-name="tableau | entete-colonne | structure | normal 2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colonne_20__7c__20_structure_20__7c__20_total" style:display-name="tableau | entete-colonne | structure | total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bleau_20__7c__20_entete-colonne_20__7c__20_structure_20__7c__20_total_20_2" style:display-name="tableau | entete-colonne | structure | total 2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bleau_20__7c__20_entete-ligne_20__7c__20_normal" style:display-name="tableau | entete-ligne | normal" style:family="table-cell" style:parent-style-name="Default">
      <style:table-cell-properties style:glyph-orientation-vertical="0" fo:border-bottom="0.035cm solid #000000" fo:background-color="#ff00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ligne_20__7c__20_normal_20_2" style:display-name="tableau | entete-ligne | normal 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entete-ligne_20__7c__20_total" style:display-name="tableau | entete-ligne | total" style:family="table-cell" style:parent-style-name="Default">
      <style:table-cell-properties style:glyph-orientation-vertical="0" fo:background-color="#00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ableau_20__7c__20_entete-ligne_20__7c__20_total_20_2" style:display-name="tableau | entete-ligne | total 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ableau_20__7c__20_indice_20__7c__20_plage_20_de_20_cellules" style:display-name="tableau | indice | plage de cellules" style:family="table-cell" style:parent-style-name="Default" style:data-style-name="N100">
      <style:table-cell-properties style:glyph-orientation-vertical="0" fo:border-bottom="0.002cm solid #000000" fo:background-color="#00ff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indice_20__7c__20_plage_20_de_20_cellules_20_2" style:display-name="tableau | indice | plage de cellules 2" style:family="table-cell" style:parent-style-name="Default" style:data-style-name="N100">
      <style:table-cell-properties style:glyph-orientation-vertical="0" fo:border-bottom="0.035cm solid #000000" fo:background-color="#00ffff" style:diagonal-bl-tr="0.141cm solid #000000" style:diagonal-tl-br="0.141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cc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indice_20__7c__20_texte" style:display-name="tableau | indice | texte" style:family="table-cell" style:parent-style-name="Default">
      <style:table-cell-properties style:glyph-orientation-vertical="0" fo:border-bottom="0.002cm solid #000000" fo:background-color="#00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ableau_20__7c__20_indice_20__7c__20_texte_20_2" style:display-name="tableau | indice | texte 2" style:family="table-cell" style:parent-style-name="Default">
      <style:table-cell-properties style:glyph-orientation-vertical="0" fo:border-bottom="0.035cm solid #000000" fo:background-color="#00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ableau_20__7c__20_ligne_20_de_20_cesure" style:display-name="tableau | ligne de cesure" style:family="table-cell" style:parent-style-name="Default" style:data-style-name="N100">
      <style:table-cell-properties style:glyph-orientation-vertical="0" fo:border-bottom="none" fo:background-color="#8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_20_de_20_cesure_20_2" style:display-name="tableau | ligne de cesure 2" style:family="table-cell" style:parent-style-name="Default" style:data-style-name="N100">
      <style:table-cell-properties style:glyph-orientation-vertical="0" fo:border-bottom="none" fo:background-color="#333300" style:diagonal-bl-tr="0.141cm solid #000000" style:diagonal-tl-br="0.141cm solid #000000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1" style:display-name="tableau | ligne-titre | niveau1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1_20_2" style:display-name="tableau | ligne-titre | niveau1 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2" style:display-name="tableau | ligne-titre | niveau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2_20_2" style:display-name="tableau | ligne-titre | niveau2 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3" style:display-name="tableau | ligne-titre | niveau3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3_20_2" style:display-name="tableau | ligne-titre | niveau3 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4" style:display-name="tableau | ligne-titre | niveau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4_20_2" style:display-name="tableau | ligne-titre | niveau4 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5" style:display-name="tableau | ligne-titre | niveau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ligne-titre_20__7c__20_niveau5_20_2" style:display-name="tableau | ligne-titre | niveau5 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source_20__7c__20_plage_20_de_20_cellules" style:display-name="tableau | source | plage de cellules" style:family="table-cell" style:parent-style-name="Default" style:data-style-name="N100">
      <style:table-cell-properties style:glyph-orientation-vertical="0" fo:border-bottom="0.002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cc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source_20__7c__20_plage_20_de_20_cellules_20_2" style:display-name="tableau | source | plage de cellules 2" style:family="table-cell" style:parent-style-name="Default" style:data-style-name="N100">
      <style:table-cell-properties style:glyph-orientation-vertical="0" fo:border-bottom="0.035cm solid #000000" fo:background-color="#ccffcc" style:diagonal-bl-tr="0.141cm solid #000000" style:diagonal-tl-br="0.141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ccff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source_20__7c__20_texte" style:display-name="tableau | source | texte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ableau_20__7c__20_source_20__7c__20_texte_20_2" style:display-name="tableau | source | texte 2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ableau_20__7c__20_unite_20__7c__20_plage_20_de_20_cellules" style:display-name="tableau | unite | plage de cellules" style:family="table-cell" style:parent-style-name="Default" style:data-style-name="N100">
      <style:table-cell-properties style:glyph-orientation-vertical="0" fo:border-bottom="0.002cm solid #000000" fo:background-color="#003366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unite_20__7c__20_plage_20_de_20_cellules_20_2" style:display-name="tableau | unite | plage de cellules 2" style:family="table-cell" style:parent-style-name="Default" style:data-style-name="N100">
      <style:table-cell-properties style:glyph-orientation-vertical="0" fo:border-bottom="0.035cm solid #000000" fo:background-color="#ccffff" style:diagonal-bl-tr="0.141cm solid #000000" style:diagonal-tl-br="0.141cm solid #000000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cc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bleau_20__7c__20_unite_20__7c__20_texte" style:display-name="tableau | unite | texte" style:family="table-cell" style:parent-style-name="Default">
      <style:table-cell-properties style:glyph-orientation-vertical="0" fo:border-bottom="0.002cm solid #000000" fo:background-color="#003366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ableau_20__7c__20_unite_20__7c__20_texte_20_2" style:display-name="tableau | unite | texte 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esto_20_avviso" style:display-name="Testo av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sto_20_descrittivo" style:display-name="Testo descrit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ext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le" style:family="table-cell" style:parent-style-name="Default">
      <style:text-properties fo:color="#3366ff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olo" style:family="table-cell" style:parent-style-name="Default">
      <style:text-properties fo:color="#3366ff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olo_20_1" style:display-name="Tito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olo_20_2" style:display-name="Tito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olo_20_3" style:display-name="Tito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olo_20_4" style:display-name="Titolo 4" style:family="table-cell" style:parent-style-name="Default">
      <style:text-properties fo:color="#33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olo_5f_ANNÉE_20_2015" style:display-name="Titolo_ANNÉE 2015" style:family="table-cell" style:parent-style-name="Default">
      <style:text-properties fo:color="#3366ff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" style:display-name="Titre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20_1_20_2" style:display-name="Titre 1 2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itre_20_2" style:display-name="Titre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20_3" style:display-name="Titre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20_4" style:display-name="Titre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20_5" style:display-name="Titre 5" style:family="table-cell" style:parent-style-name="Default">
      <style:text-properties fo:color="#3366ff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colonnes" style:display-name="Titre colonnes" style:family="table-cell" style:parent-style-name="Default">
      <style:table-cell-properties style:glyph-orientation-vertical="0" fo:background-color="#003366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itre_20_lignes" style:display-name="Titre lignes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re_20_page" style:display-name="Titre page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itre_a0_" style:display-name="Titre 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e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ext-properties fo:color="#3366ff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3366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alore_20_non_20_valido" style:display-name="Valore non valido" style:family="table-cell" style:parent-style-name="Default">
      <style:table-cell-properties fo:background-color="#ff66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Valore_20_valido" style:display-name="Valore valid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Vérification_20_de_20_cellule" style:display-name="Vérification de cellule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Warning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Year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5f_CRF2002_20__28_1_29_" style:display-name="Обычный_CRF200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_20ac__20__3a__20__28_converti_20_en_20_EURO_29_" style:display-name="€ : (converti en EURO)" style:family="table-cell" style:parent-style-name="Default">
      <style:table-cell-properties fo:background-color="#ccffc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20ac__20__3a__20__28_formule_20_ECRASEE_29_" style:display-name="€ : (formule ECRASEE)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20ac__20__3a__20__28_NON_20_converti_29_" style:display-name="€ : (NON converti)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20ac__20__3a__20__28_passage_20_a_20_l_27_EURO_29_" style:display-name="€ : (passage a l'EURO)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20ac__20__3a__20__28_passage_20_a_20_l_27_EURO_29__20_2" style:display-name="€ : (passage a l'EURO) 2" style:family="table-cell" style:parent-style-name="Default">
      <style:table-cell-properties fo:background-color="#ffcc99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style:style style:name="Excel_5f_BuiltIn_5f_Note_20_1" style:display-name="Excel_BuiltIn_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6666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/05/2023</text:date>, <text:time>11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e_5f_chart_5f_full" style:display-name="PageStyle_pie_chart_fu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_20_" style:display-name="PageStyle_donné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_20_à_20_barres" style:display-name="PageStyle_Diagramme à bar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gramme_20_à_20_lignes" style:display-name="PageStyle_diagramme à lign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Ottenheimer</meta:initial-creator>
    <meta:creation-date>2023-01-14T19:01:17.65</meta:creation-date>
    <dc:date>2023-05-21T11:16:15.66</dc:date>
    <dc:creator>Alain Ottenheimer</dc:creator>
    <meta:editing-duration>PT4H20M49S</meta:editing-duration>
    <meta:editing-cycles>12</meta:editing-cycles>
    <meta:generator>OpenOffice/4.1.13$Win32 OpenOffice.org_project/4113m1$Build-9810</meta:generator>
    <meta:document-statistic meta:table-count="4" meta:cell-count="45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fe7f5"/>
    </style:style>
    <style:style style:name="ch10" style:family="chart">
      <style:chart-properties chart:solid-type="cuboid"/>
      <style:graphic-properties draw:fill-color="#cc66ff"/>
    </style:style>
    <style:style style:name="ch11" style:family="chart">
      <style:chart-properties chart:solid-type="cuboid"/>
      <style:graphic-properties draw:fill-color="#ff9999"/>
    </style:style>
    <style:style style:name="ch12" style:family="chart">
      <style:chart-properties chart:solid-type="cuboid"/>
      <style:graphic-properties draw:fill-color="#ffff66"/>
    </style:style>
    <style:style style:name="ch13" style:family="chart">
      <style:chart-properties chart:solid-type="cuboid"/>
      <style:graphic-properties draw:fill-color="#99cc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253cm" xlink:href=".." xlink:type="simple" chart:class="chart:circle" chart:style-name="ch1">
        <chart:title svg:x="4.226cm" svg:y="0.321cm" chart:style-name="ch2">
          <text:p>Emissions de CO2 en France en 2019</text:p>
        </chart:title>
        <chart:legend chart:legend-position="start" svg:x="0.21cm" svg:y="3.266cm" style:legend-expansion="high" chart:style-name="ch3"/>
        <chart:plot-area chart:style-name="ch4" table:cell-range-address="'Diagramme sectoriel '.B3:'Diagramme sectoriel '.C7 'Diagramme sectoriel '.C2:'Diagramme sectoriel '.C2" chart:data-source-has-labels="both" svg:x="2.821cm" svg:y="1.47cm" svg:width="12.859cm" svg:height="7.598cm">
          <chartooo:coordinate-region svg:x="5.84cm" svg:y="1.761cm" svg:width="6.821cm" svg:height="6.821cm"/>
          <chart:axis chart:dimension="x" chart:name="primary-x" chart:style-name="ch5" chartooo:axis-type="auto">
            <chartooo:date-scale/>
            <chart:categories table:cell-range-address="'Diagramme sectoriel '.B3:'Diagramme sectoriel '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agramme sectoriel '.C3:'Diagramme sectoriel '.C7" chart:label-cell-address="'Diagramme sectoriel '.C2:'Diagramme sectoriel '.C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</text:p>
                <draw:g>
                  <svg:desc>'Diagramme sectoriel '.C2:'Diagramme sectoriel 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res</text:p>
                <draw:g>
                  <svg:desc>'Diagramme sectoriel '.B3:'Diagramme sectoriel '.B7</svg:desc>
                </draw:g>
              </table:table-cell>
              <table:table-cell office:value-type="float" office:value="5240">
                <text:p>5240</text:p>
                <draw:g>
                  <svg:desc>'Diagramme sectoriel '.C3:'Diagramme sectoriel '.C7</svg:desc>
                </draw:g>
              </table:table-cell>
            </table:table-row>
            <table:table-row>
              <table:table-cell office:value-type="string">
                <text:p>Mais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Viande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Gaz et fioul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Voiture</text:p>
              </table:table-cell>
              <table:table-cell office:value-type="float" office:value="2030">
                <text:p>20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fe7f5"/>
    </style:style>
    <style:style style:name="ch10" style:family="chart">
      <style:chart-properties chart:solid-type="cuboid"/>
      <style:graphic-properties draw:fill-color="#cc66ff"/>
    </style:style>
    <style:style style:name="ch11" style:family="chart">
      <style:chart-properties chart:solid-type="cuboid"/>
      <style:graphic-properties draw:fill-color="#ff9999"/>
    </style:style>
    <style:style style:name="ch12" style:family="chart">
      <style:chart-properties chart:solid-type="cuboid"/>
      <style:graphic-properties draw:fill-color="#ffff66"/>
    </style:style>
    <style:style style:name="ch13" style:family="chart">
      <style:chart-properties chart:solid-type="cuboid"/>
      <style:graphic-properties draw:fill-color="#99cc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843cm" xlink:href="." xlink:type="simple" chart:class="chart:ring" chart:style-name="ch1">
        <chart:title svg:x="4.226cm" svg:y="0.332cm" chart:style-name="ch2">
          <text:p>Emissions de CO2 en France en 2019</text:p>
        </chart:title>
        <chart:legend chart:legend-position="end" svg:x="13.499cm" svg:y="3.561cm" style:legend-expansion="high" chart:style-name="ch3"/>
        <chart:plot-area chart:style-name="ch4" chart:data-source-has-labels="both" svg:x="0.32cm" svg:y="1.503cm" svg:width="12.859cm" svg:height="8.144cm">
          <chartooo:coordinate-region svg:x="2.678cm" svg:y="1.504cm" svg:width="8.143cm" svg:height="8.143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</text:p>
              </table:table-cell>
            </table:table-row>
          </table:table-header-rows>
          <table:table-rows>
            <table:table-row>
              <table:table-cell office:value-type="string">
                <text:p>Autres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Mais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Viande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Gaz et fioul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Voiture</text:p>
              </table:table-cell>
              <table:table-cell office:value-type="float" office:value="2030">
                <text:p>20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47cm" svg:height="14.096cm" xlink:href=".." xlink:type="simple" chart:class="chart:bar" chart:style-name="ch1">
        <chart:title svg:x="4.599cm" svg:y="0.417cm" chart:style-name="ch2">
          <text:p>Emissions de CO2 en France en 2019</text:p>
        </chart:title>
        <chart:plot-area chart:style-name="ch3" table:cell-range-address="'Diagramme à barres'.B3:'Diagramme à barres'.C28 'Diagramme à barres'.C2:'Diagramme à barres'.C2" chart:data-source-has-labels="both" svg:x="1.372cm" svg:y="2.039cm" svg:width="14.707cm" svg:height="10.768cm">
          <chartooo:coordinate-region svg:x="5.142cm" svg:y="2.039cm" svg:width="10.565cm" svg:height="10.095cm"/>
          <chart:axis chart:dimension="x" chart:name="primary-x" chart:style-name="ch4" chartooo:axis-type="auto">
            <chartooo:date-scale/>
            <chart:title svg:x="0.451cm" svg:y="7.996cm" chart:style-name="ch5">
              <text:p>Postes</text:p>
            </chart:title>
            <chart:categories table:cell-range-address="'Diagramme à barres'.B3:'Diagramme à barres'.B28"/>
          </chart:axis>
          <chart:axis chart:dimension="y" chart:name="primary-y" chart:style-name="ch6">
            <chart:title svg:x="6.353cm" svg:y="13.089cm" chart:style-name="ch7">
              <text:p>Kilos équivalent CO2/ habitants </text:p>
            </chart:title>
            <chart:grid chart:style-name="ch8" chart:class="major"/>
          </chart:axis>
          <chart:series chart:style-name="ch9" chart:values-cell-range-address="'Diagramme à barres'.C3:'Diagramme à barres'.C28" chart:label-cell-address="'Diagramme à barres'.C2:'Diagramme à barres'.C2" chart:class="chart:bar">
            <chart:data-point chart:repeated="6"/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</text:p>
                <draw:g>
                  <svg:desc>'Diagramme à barres'.C2:'Diagramme à barres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iture</text:p>
                <draw:g>
                  <svg:desc>'Diagramme à barres'.B3:'Diagramme à barres'.B28</svg:desc>
                </draw:g>
              </table:table-cell>
              <table:table-cell office:value-type="float" office:value="2030">
                <text:p>2030</text:p>
                <draw:g>
                  <svg:desc>'Diagramme à barres'.C3:'Diagramme à barres'.C28</svg:desc>
                </draw:g>
              </table:table-cell>
            </table:table-row>
            <table:table-row>
              <table:table-cell office:value-type="string">
                <text:p>Gaz et fioul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Viande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Maiso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Boissons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Constructio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Avion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Lait et oeuf 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Loisir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Administration, dépenses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Enseignement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utres dépenses publiques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Fruits, légumes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utres consommations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utres alimentatio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anté, éducatio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Infrastructure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utres transports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Electronique, télécom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Vétement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Poisso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Déchets, Eau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Sport,cultu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Santé, éducatio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ssurance, Banque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7pt" style:font-size-asian="10pt" style:font-size-complex="10pt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337cm" svg:height="12.157cm" xlink:href=".." xlink:type="simple" chart:class="chart:bar" chart:style-name="ch1">
        <chart:title svg:x="8.219cm" svg:y="0.379cm" chart:style-name="ch2">
          <text:p>Émissions de CO2 du transport de voyageurs</text:p>
        </chart:title>
        <chart:subtitle svg:x="11.09cm" svg:y="1.401cm" chart:style-name="ch3">
          <text:p>Aérien métropole </text:p>
        </chart:subtitle>
        <chart:plot-area chart:style-name="ch4" table:cell-range-address="'Diagramme à barres'.C36:'Diagramme à barres'.AG36 'Diagramme à barres'.C37:'Diagramme à barres'.C37 'Diagramme à barres'.C39:'Diagramme à barres'.AG39" chart:data-source-has-labels="both" svg:x="1.544cm" svg:y="2.57cm" svg:width="22.781cm" svg:height="8.336cm">
          <chartooo:coordinate-region svg:x="2.456cm" svg:y="2.782cm" svg:width="21.846cm" svg:height="7.027cm"/>
          <chart:axis chart:dimension="x" chart:name="primary-x" chart:style-name="ch5" chartooo:axis-type="auto">
            <chartooo:date-scale/>
            <chart:title svg:x="12.414cm" svg:y="11.15cm" chart:style-name="ch6">
              <text:p>Année</text:p>
            </chart:title>
            <chart:categories table:cell-range-address="'Diagramme à barres'.C36:'Diagramme à barres'.AG36"/>
          </chart:axis>
          <chart:axis chart:dimension="y" chart:name="primary-y" chart:style-name="ch7">
            <chart:title svg:x="0.451cm" svg:y="7.523cm" chart:style-name="ch8">
              <text:p>En MtCO2</text:p>
            </chart:title>
            <chart:grid chart:style-name="ch9" chart:class="major"/>
          </chart:axis>
          <chart:series chart:style-name="ch10" chart:values-cell-range-address="'Diagramme à barres'.C39:'Diagramme à barres'.AG39" chart:label-cell-address="'Diagramme à barres'.C37:'Diagramme à barres'.C37" chart:class="chart:bar">
            <chart:data-point chart:repeated="10"/>
            <chart:data-point chart:style-name="ch11"/>
            <chart:data-point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1990">
                <text:p>1990</text:p>
                <draw:g>
                  <svg:desc>'Diagramme à barres'.C36:'Diagramme à barres'.AG36</svg:desc>
                </draw:g>
              </table:table-cell>
              <table:table-cell office:value-type="float" office:value="1991">
                <text:p>1990</text:p>
              </table:table-cell>
              <table:table-cell office:value-type="float" office:value="1992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  <table:table-cell office:value-type="float" office:value="2018">
                <text:p>2020</text:p>
              </table:table-cell>
              <table:table-cell office:value-type="float" office:value="2019">
                <text:p>2020</text:p>
              </table:table-cell>
              <table:table-cell office:value-type="float" office:value="2020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67,58</text:p>
                <draw:g>
                  <svg:desc>'Diagramme à barres'.C37:'Diagramme à barres'.C37</svg:desc>
                </draw:g>
              </table:table-cell>
              <table:table-cell office:value-type="float" office:value="2.61139849211382">
                <text:p>2.61139849211382</text:p>
                <draw:g>
                  <svg:desc>'Diagramme à barres'.C39:'Diagramme à barres'.AG39</svg:desc>
                </draw:g>
              </table:table-cell>
              <table:table-cell office:value-type="float" office:value="2.55506845641034">
                <text:p>2.55506845641034</text:p>
              </table:table-cell>
              <table:table-cell office:value-type="float" office:value="2.54636125030471">
                <text:p>2.54636125030471</text:p>
              </table:table-cell>
              <table:table-cell office:value-type="float" office:value="2.50189469115022">
                <text:p>2.50189469115022</text:p>
              </table:table-cell>
              <table:table-cell office:value-type="float" office:value="2.4944637423978">
                <text:p>2.4944637423978</text:p>
              </table:table-cell>
              <table:table-cell office:value-type="float" office:value="2.67374610915987">
                <text:p>2.67374610915987</text:p>
              </table:table-cell>
              <table:table-cell office:value-type="float" office:value="2.98174885753699">
                <text:p>2.98174885753699</text:p>
              </table:table-cell>
              <table:table-cell office:value-type="float" office:value="3.01658440240412">
                <text:p>3.01658440240412</text:p>
              </table:table-cell>
              <table:table-cell office:value-type="float" office:value="3.12407698538659">
                <text:p>3.12407698538659</text:p>
              </table:table-cell>
              <table:table-cell office:value-type="float" office:value="3.24725391307601">
                <text:p>3.24725391307601</text:p>
              </table:table-cell>
              <table:table-cell office:value-type="float" office:value="3.28503263163749">
                <text:p>3.28503263163749</text:p>
              </table:table-cell>
              <table:table-cell office:value-type="float" office:value="3.0965588591036">
                <text:p>3.0965588591036</text:p>
              </table:table-cell>
              <table:table-cell office:value-type="float" office:value="2.93396074272422">
                <text:p>2.93396074272422</text:p>
              </table:table-cell>
              <table:table-cell office:value-type="float" office:value="2.67950134873149">
                <text:p>2.67950134873149</text:p>
              </table:table-cell>
              <table:table-cell office:value-type="float" office:value="2.56656639887672">
                <text:p>2.56656639887672</text:p>
              </table:table-cell>
              <table:table-cell office:value-type="float" office:value="2.56288595805711">
                <text:p>2.56288595805711</text:p>
              </table:table-cell>
              <table:table-cell office:value-type="float" office:value="2.54145254025076">
                <text:p>2.54145254025076</text:p>
              </table:table-cell>
              <table:table-cell office:value-type="float" office:value="2.50348745157662">
                <text:p>2.50348745157662</text:p>
              </table:table-cell>
              <table:table-cell office:value-type="float" office:value="2.50830733129722">
                <text:p>2.50830733129722</text:p>
              </table:table-cell>
              <table:table-cell office:value-type="float" office:value="2.41241084761495">
                <text:p>2.41241084761495</text:p>
              </table:table-cell>
              <table:table-cell office:value-type="float" office:value="2.27422835932891">
                <text:p>2.27422835932891</text:p>
              </table:table-cell>
              <table:table-cell office:value-type="float" office:value="2.26703111239753">
                <text:p>2.26703111239753</text:p>
              </table:table-cell>
              <table:table-cell office:value-type="float" office:value="2.31967355278164">
                <text:p>2.31967355278164</text:p>
              </table:table-cell>
              <table:table-cell office:value-type="float" office:value="2.2732350452753">
                <text:p>2.2732350452753</text:p>
              </table:table-cell>
              <table:table-cell office:value-type="float" office:value="2.12472799029384">
                <text:p>2.12472799029384</text:p>
              </table:table-cell>
              <table:table-cell office:value-type="float" office:value="2.1170245579957">
                <text:p>2.1170245579957</text:p>
              </table:table-cell>
              <table:table-cell office:value-type="float" office:value="2.16195995356001">
                <text:p>2.16195995356001</text:p>
              </table:table-cell>
              <table:table-cell office:value-type="float" office:value="2.20102190127335">
                <text:p>2.20102190127335</text:p>
              </table:table-cell>
              <table:table-cell office:value-type="float" office:value="2.21787974832532">
                <text:p>2.21787974832532</text:p>
              </table:table-cell>
              <table:table-cell office:value-type="float" office:value="2.24085518673384">
                <text:p>2.24085518673384</text:p>
              </table:table-cell>
              <table:table-cell office:value-type="float" office:value="1.24416812721108">
                <text:p>1.24416812721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line" chart:style-name="ch1">
        <chart:title svg:x="0.704cm" svg:y="0.315cm" chart:style-name="ch2">
          <text:p>Evolution des dépenses des régions en France métropolitaine (hors Corse)</text:p>
        </chart:title>
        <chart:legend chart:legend-position="end" svg:x="10.39cm" svg:y="1.305cm" style:legend-expansion="high" chart:style-name="ch3"/>
        <chart:plot-area chart:style-name="ch4" table:cell-range-address="'Diagramme à lignes'.D3:'Diagramme à lignes'.J15 'Diagramme à lignes'.C4:'Diagramme à lignes'.C15" chart:data-source-has-labels="both" svg:x="1.357cm" svg:y="1.631cm" svg:width="8.395cm" svg:height="6.181cm">
          <chartooo:coordinate-region svg:x="2.164cm" svg:y="1.843cm" svg:width="7.216cm" svg:height="5.296cm"/>
          <chart:axis chart:dimension="x" chart:name="primary-x" chart:style-name="ch5" chartooo:axis-type="auto">
            <chartooo:date-scale/>
            <chart:title svg:x="5.034cm" svg:y="7.992cm" chart:style-name="ch6">
              <text:p>Année</text:p>
            </chart:title>
            <chart:categories table:cell-range-address="'Diagramme à lignes'.D3:'Diagramme à lignes'.J3"/>
            <chart:grid chart:style-name="ch7" chart:class="major"/>
          </chart:axis>
          <chart:axis chart:dimension="y" chart:name="primary-y" chart:style-name="ch8">
            <chart:title svg:x="0.451cm" svg:y="5.188cm" chart:style-name="ch9">
              <text:p>€/hab</text:p>
            </chart:title>
            <chart:grid chart:style-name="ch7" chart:class="major"/>
          </chart:axis>
          <chart:series chart:style-name="ch10" chart:values-cell-range-address="'Diagramme à lignes'.D4:'Diagramme à lignes'.J4" chart:label-cell-address="'Diagramme à lignes'.C4:'Diagramme à lignes'.C4" chart:class="chart:line">
            <chart:data-point chart:repeated="7"/>
          </chart:series>
          <chart:series chart:style-name="ch11" chart:values-cell-range-address="'Diagramme à lignes'.D5:'Diagramme à lignes'.J5" chart:label-cell-address="'Diagramme à lignes'.C5:'Diagramme à lignes'.C5" chart:class="chart:line">
            <chart:data-point chart:repeated="7"/>
          </chart:series>
          <chart:series chart:style-name="ch12" chart:values-cell-range-address="'Diagramme à lignes'.D6:'Diagramme à lignes'.J6" chart:label-cell-address="'Diagramme à lignes'.C6:'Diagramme à lignes'.C6" chart:class="chart:line">
            <chart:data-point chart:repeated="7"/>
          </chart:series>
          <chart:series chart:style-name="ch13" chart:values-cell-range-address="'Diagramme à lignes'.D7:'Diagramme à lignes'.J7" chart:label-cell-address="'Diagramme à lignes'.C7:'Diagramme à lignes'.C7" chart:class="chart:line">
            <chart:data-point chart:repeated="7"/>
          </chart:series>
          <chart:series chart:style-name="ch14" chart:values-cell-range-address="'Diagramme à lignes'.D8:'Diagramme à lignes'.J8" chart:label-cell-address="'Diagramme à lignes'.C8:'Diagramme à lignes'.C8" chart:class="chart:line">
            <chart:data-point chart:repeated="7"/>
          </chart:series>
          <chart:series chart:style-name="ch15" chart:values-cell-range-address="'Diagramme à lignes'.D9:'Diagramme à lignes'.J9" chart:label-cell-address="'Diagramme à lignes'.C9:'Diagramme à lignes'.C9" chart:class="chart:line">
            <chart:data-point chart:repeated="7"/>
          </chart:series>
          <chart:series chart:style-name="ch16" chart:values-cell-range-address="'Diagramme à lignes'.D10:'Diagramme à lignes'.J10" chart:label-cell-address="'Diagramme à lignes'.C10:'Diagramme à lignes'.C10" chart:class="chart:line">
            <chart:data-point chart:repeated="7"/>
          </chart:series>
          <chart:series chart:style-name="ch17" chart:values-cell-range-address="'Diagramme à lignes'.D11:'Diagramme à lignes'.J11" chart:label-cell-address="'Diagramme à lignes'.C11:'Diagramme à lignes'.C11" chart:class="chart:line">
            <chart:data-point chart:repeated="7"/>
          </chart:series>
          <chart:series chart:style-name="ch18" chart:values-cell-range-address="'Diagramme à lignes'.D12:'Diagramme à lignes'.J12" chart:label-cell-address="'Diagramme à lignes'.C12:'Diagramme à lignes'.C12" chart:class="chart:line">
            <chart:data-point chart:repeated="7"/>
          </chart:series>
          <chart:series chart:style-name="ch19" chart:values-cell-range-address="'Diagramme à lignes'.D13:'Diagramme à lignes'.J13" chart:label-cell-address="'Diagramme à lignes'.C13:'Diagramme à lignes'.C13" chart:class="chart:line">
            <chart:data-point chart:repeated="7"/>
          </chart:series>
          <chart:series chart:style-name="ch20" chart:values-cell-range-address="'Diagramme à lignes'.D14:'Diagramme à lignes'.J14" chart:label-cell-address="'Diagramme à lignes'.C14:'Diagramme à lignes'.C14" chart:class="chart:line">
            <chart:data-point chart:repeated="7"/>
          </chart:series>
          <chart:series chart:style-name="ch21" chart:values-cell-range-address="'Diagramme à lignes'.D15:'Diagramme à lignes'.J15" chart:label-cell-address="'Diagramme à lignes'.C15:'Diagramme à lignes'.C15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11">
                <text:p>2010</text:p>
                <draw:g>
                  <svg:desc>'Diagramme à lignes'.D3:'Diagramme à lignes'.J3</svg:desc>
                </draw:g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Île de France</text:p>
                <draw:g>
                  <svg:desc>'Diagramme à lignes'.C4:'Diagramme à lignes'.C4</svg:desc>
                </draw:g>
              </table:table-cell>
              <table:table-cell office:value-type="float" office:value="256.045949160182">
                <text:p>256.045949160182</text:p>
                <draw:g>
                  <svg:desc>'Diagramme à lignes'.D4:'Diagramme à lignes'.J4</svg:desc>
                </draw:g>
              </table:table-cell>
              <table:table-cell office:value-type="float" office:value="270.305781334008">
                <text:p>270.305781334008</text:p>
              </table:table-cell>
              <table:table-cell office:value-type="float" office:value="282.480083000997">
                <text:p>282.480083000997</text:p>
              </table:table-cell>
              <table:table-cell office:value-type="float" office:value="278.380155948315">
                <text:p>278.380155948315</text:p>
              </table:table-cell>
              <table:table-cell office:value-type="float" office:value="287.614731308449">
                <text:p>287.614731308449</text:p>
              </table:table-cell>
              <table:table-cell office:value-type="float" office:value="282.731234721254">
                <text:p>282.731234721254</text:p>
              </table:table-cell>
              <table:table-cell office:value-type="float" office:value="280.646006418231">
                <text:p>280.646006418231</text:p>
              </table:table-cell>
            </table:table-row>
            <table:table-row>
              <table:table-cell office:value-type="string">
                <text:p>Pays de la Loire</text:p>
                <draw:g>
                  <svg:desc>'Diagramme à lignes'.C5:'Diagramme à lignes'.C5</svg:desc>
                </draw:g>
              </table:table-cell>
              <table:table-cell office:value-type="float" office:value="241.741933676696">
                <text:p>241.741933676696</text:p>
                <draw:g>
                  <svg:desc>'Diagramme à lignes'.D5:'Diagramme à lignes'.J5</svg:desc>
                </draw:g>
              </table:table-cell>
              <table:table-cell office:value-type="float" office:value="256.124100043243">
                <text:p>256.124100043243</text:p>
              </table:table-cell>
              <table:table-cell office:value-type="float" office:value="266.248511143704">
                <text:p>266.248511143704</text:p>
              </table:table-cell>
              <table:table-cell office:value-type="float" office:value="271.765473977225">
                <text:p>271.765473977225</text:p>
              </table:table-cell>
              <table:table-cell office:value-type="float" office:value="280.450847169513">
                <text:p>280.450847169513</text:p>
              </table:table-cell>
              <table:table-cell office:value-type="float" office:value="294.328871572822">
                <text:p>294.328871572822</text:p>
              </table:table-cell>
              <table:table-cell office:value-type="float" office:value="338.463518789236">
                <text:p>338.463518789236</text:p>
              </table:table-cell>
            </table:table-row>
            <table:table-row>
              <table:table-cell office:value-type="string">
                <text:p>Bretagne</text:p>
                <draw:g>
                  <svg:desc>'Diagramme à lignes'.C6:'Diagramme à lignes'.C6</svg:desc>
                </draw:g>
              </table:table-cell>
              <table:table-cell office:value-type="float" office:value="251.556210492281">
                <text:p>251.556210492281</text:p>
                <draw:g>
                  <svg:desc>'Diagramme à lignes'.D6:'Diagramme à lignes'.J6</svg:desc>
                </draw:g>
              </table:table-cell>
              <table:table-cell office:value-type="float" office:value="260.717120296917">
                <text:p>260.717120296917</text:p>
              </table:table-cell>
              <table:table-cell office:value-type="float" office:value="271.196167730771">
                <text:p>271.196167730771</text:p>
              </table:table-cell>
              <table:table-cell office:value-type="float" office:value="280.361488473974">
                <text:p>280.361488473974</text:p>
              </table:table-cell>
              <table:table-cell office:value-type="float" office:value="286.099952681512">
                <text:p>286.099952681512</text:p>
              </table:table-cell>
              <table:table-cell office:value-type="float" office:value="292.689905469283">
                <text:p>292.689905469283</text:p>
              </table:table-cell>
              <table:table-cell office:value-type="float" office:value="351.606407866174">
                <text:p>351.606407866174</text:p>
              </table:table-cell>
            </table:table-row>
            <table:table-row>
              <table:table-cell office:value-type="string">
                <text:p>Auvergne Rhône Alpes</text:p>
                <draw:g>
                  <svg:desc>'Diagramme à lignes'.C7:'Diagramme à lignes'.C7</svg:desc>
                </draw:g>
              </table:table-cell>
              <table:table-cell office:value-type="float" office:value="304.130220308013">
                <text:p>304.130220308013</text:p>
                <draw:g>
                  <svg:desc>'Diagramme à lignes'.D7:'Diagramme à lignes'.J7</svg:desc>
                </draw:g>
              </table:table-cell>
              <table:table-cell office:value-type="float" office:value="318.20222366737">
                <text:p>318.20222366737</text:p>
              </table:table-cell>
              <table:table-cell office:value-type="float" office:value="325.450912797114">
                <text:p>325.450912797114</text:p>
              </table:table-cell>
              <table:table-cell office:value-type="float" office:value="334.273604257233">
                <text:p>334.273604257233</text:p>
              </table:table-cell>
              <table:table-cell office:value-type="float" office:value="342.633947577071">
                <text:p>342.633947577071</text:p>
              </table:table-cell>
              <table:table-cell office:value-type="float" office:value="330.612602696879">
                <text:p>330.612602696879</text:p>
              </table:table-cell>
              <table:table-cell office:value-type="float" office:value="352.848238223907">
                <text:p>352.848238223907</text:p>
              </table:table-cell>
            </table:table-row>
            <table:table-row>
              <table:table-cell office:value-type="string">
                <text:p>Nouvelle Aquitaine</text:p>
                <draw:g>
                  <svg:desc>'Diagramme à lignes'.C8:'Diagramme à lignes'.C8</svg:desc>
                </draw:g>
              </table:table-cell>
              <table:table-cell office:value-type="float" office:value="291.519628862948">
                <text:p>291.519628862948</text:p>
                <draw:g>
                  <svg:desc>'Diagramme à lignes'.D8:'Diagramme à lignes'.J8</svg:desc>
                </draw:g>
              </table:table-cell>
              <table:table-cell office:value-type="float" office:value="301.544054720965">
                <text:p>301.544054720965</text:p>
              </table:table-cell>
              <table:table-cell office:value-type="float" office:value="316.007590397805">
                <text:p>316.007590397805</text:p>
              </table:table-cell>
              <table:table-cell office:value-type="float" office:value="323.05670267794">
                <text:p>323.05670267794</text:p>
              </table:table-cell>
              <table:table-cell office:value-type="float" office:value="339.696603357669">
                <text:p>339.696603357669</text:p>
              </table:table-cell>
              <table:table-cell office:value-type="float" office:value="350.020728908588">
                <text:p>350.020728908588</text:p>
              </table:table-cell>
              <table:table-cell office:value-type="float" office:value="371.891000358285">
                <text:p>371.891000358285</text:p>
              </table:table-cell>
            </table:table-row>
            <table:table-row>
              <table:table-cell office:value-type="string">
                <text:p>Provence Alpes Côte d'Azur</text:p>
                <draw:g>
                  <svg:desc>'Diagramme à lignes'.C9:'Diagramme à lignes'.C9</svg:desc>
                </draw:g>
              </table:table-cell>
              <table:table-cell office:value-type="float" office:value="298.552315050568">
                <text:p>298.552315050568</text:p>
                <draw:g>
                  <svg:desc>'Diagramme à lignes'.D9:'Diagramme à lignes'.J9</svg:desc>
                </draw:g>
              </table:table-cell>
              <table:table-cell office:value-type="float" office:value="309.704382953436">
                <text:p>309.704382953436</text:p>
              </table:table-cell>
              <table:table-cell office:value-type="float" office:value="319.861070354356">
                <text:p>319.861070354356</text:p>
              </table:table-cell>
              <table:table-cell office:value-type="float" office:value="354.057191969931">
                <text:p>354.057191969931</text:p>
              </table:table-cell>
              <table:table-cell office:value-type="float" office:value="344.181975168815">
                <text:p>344.181975168815</text:p>
              </table:table-cell>
              <table:table-cell office:value-type="float" office:value="334.492039224621">
                <text:p>334.492039224621</text:p>
              </table:table-cell>
              <table:table-cell office:value-type="float" office:value="375.079414246511">
                <text:p>375.079414246511</text:p>
              </table:table-cell>
            </table:table-row>
            <table:table-row>
              <table:table-cell office:value-type="string">
                <text:p>Bourgogne  Franche Comté</text:p>
                <draw:g>
                  <svg:desc>'Diagramme à lignes'.C10:'Diagramme à lignes'.C10</svg:desc>
                </draw:g>
              </table:table-cell>
              <table:table-cell office:value-type="float" office:value="346.933934550185">
                <text:p>346.933934550185</text:p>
                <draw:g>
                  <svg:desc>'Diagramme à lignes'.D10:'Diagramme à lignes'.J10</svg:desc>
                </draw:g>
              </table:table-cell>
              <table:table-cell office:value-type="float" office:value="354.17253744851">
                <text:p>354.17253744851</text:p>
              </table:table-cell>
              <table:table-cell office:value-type="float" office:value="353.773553329741">
                <text:p>353.773553329741</text:p>
              </table:table-cell>
              <table:table-cell office:value-type="float" office:value="360.548277733663">
                <text:p>360.548277733663</text:p>
              </table:table-cell>
              <table:table-cell office:value-type="float" office:value="360.256920207448">
                <text:p>360.256920207448</text:p>
              </table:table-cell>
              <table:table-cell office:value-type="float" office:value="368.056782391685">
                <text:p>368.056782391685</text:p>
              </table:table-cell>
              <table:table-cell office:value-type="float" office:value="388.342353598445">
                <text:p>388.342353598445</text:p>
              </table:table-cell>
            </table:table-row>
            <table:table-row>
              <table:table-cell office:value-type="string">
                <text:p>Centre Val de Loire</text:p>
                <draw:g>
                  <svg:desc>'Diagramme à lignes'.C11:'Diagramme à lignes'.C11</svg:desc>
                </draw:g>
              </table:table-cell>
              <table:table-cell office:value-type="float" office:value="294.726325607153">
                <text:p>294.726325607153</text:p>
                <draw:g>
                  <svg:desc>'Diagramme à lignes'.D11:'Diagramme à lignes'.J11</svg:desc>
                </draw:g>
              </table:table-cell>
              <table:table-cell office:value-type="float" office:value="305.356816134541">
                <text:p>305.356816134541</text:p>
              </table:table-cell>
              <table:table-cell office:value-type="float" office:value="314.675054095413">
                <text:p>314.675054095413</text:p>
              </table:table-cell>
              <table:table-cell office:value-type="float" office:value="328.970175111068">
                <text:p>328.970175111068</text:p>
              </table:table-cell>
              <table:table-cell office:value-type="float" office:value="342.025755292035">
                <text:p>342.025755292035</text:p>
              </table:table-cell>
              <table:table-cell office:value-type="float" office:value="356.440801685571">
                <text:p>356.440801685571</text:p>
              </table:table-cell>
              <table:table-cell office:value-type="float" office:value="399.335531604069">
                <text:p>399.335531604069</text:p>
              </table:table-cell>
            </table:table-row>
            <table:table-row>
              <table:table-cell office:value-type="string">
                <text:p>Grand Est</text:p>
                <draw:g>
                  <svg:desc>'Diagramme à lignes'.C12:'Diagramme à lignes'.C12</svg:desc>
                </draw:g>
              </table:table-cell>
              <table:table-cell office:value-type="float" office:value="328.505814866602">
                <text:p>328.505814866602</text:p>
                <draw:g>
                  <svg:desc>'Diagramme à lignes'.D12:'Diagramme à lignes'.J12</svg:desc>
                </draw:g>
              </table:table-cell>
              <table:table-cell office:value-type="float" office:value="336.435167139139">
                <text:p>336.435167139139</text:p>
              </table:table-cell>
              <table:table-cell office:value-type="float" office:value="342.427551155763">
                <text:p>342.427551155763</text:p>
              </table:table-cell>
              <table:table-cell office:value-type="float" office:value="347.564350774979">
                <text:p>347.564350774979</text:p>
              </table:table-cell>
              <table:table-cell office:value-type="float" office:value="354.152007894872">
                <text:p>354.152007894872</text:p>
              </table:table-cell>
              <table:table-cell office:value-type="float" office:value="353.299620269718">
                <text:p>353.299620269718</text:p>
              </table:table-cell>
              <table:table-cell office:value-type="float" office:value="401.294707249492">
                <text:p>401.294707249492</text:p>
              </table:table-cell>
            </table:table-row>
            <table:table-row>
              <table:table-cell office:value-type="string">
                <text:p>Normandie</text:p>
                <draw:g>
                  <svg:desc>'Diagramme à lignes'.C13:'Diagramme à lignes'.C13</svg:desc>
                </draw:g>
              </table:table-cell>
              <table:table-cell office:value-type="float" office:value="313.683934598552">
                <text:p>313.683934598552</text:p>
                <draw:g>
                  <svg:desc>'Diagramme à lignes'.D13:'Diagramme à lignes'.J13</svg:desc>
                </draw:g>
              </table:table-cell>
              <table:table-cell office:value-type="float" office:value="315.620296720913">
                <text:p>315.620296720913</text:p>
              </table:table-cell>
              <table:table-cell office:value-type="float" office:value="346.352372907801">
                <text:p>346.352372907801</text:p>
              </table:table-cell>
              <table:table-cell office:value-type="float" office:value="346.367318071677">
                <text:p>346.367318071677</text:p>
              </table:table-cell>
              <table:table-cell office:value-type="float" office:value="353.919585152544">
                <text:p>353.919585152544</text:p>
              </table:table-cell>
              <table:table-cell office:value-type="float" office:value="356.293057076826">
                <text:p>356.293057076826</text:p>
              </table:table-cell>
              <table:table-cell office:value-type="float" office:value="403.233525743674">
                <text:p>403.233525743674</text:p>
              </table:table-cell>
            </table:table-row>
            <table:table-row>
              <table:table-cell office:value-type="string">
                <text:p>Hauts de France</text:p>
                <draw:g>
                  <svg:desc>'Diagramme à lignes'.C14:'Diagramme à lignes'.C14</svg:desc>
                </draw:g>
              </table:table-cell>
              <table:table-cell office:value-type="float" office:value="334.967091103192">
                <text:p>334.967091103192</text:p>
                <draw:g>
                  <svg:desc>'Diagramme à lignes'.D14:'Diagramme à lignes'.J14</svg:desc>
                </draw:g>
              </table:table-cell>
              <table:table-cell office:value-type="float" office:value="342.713564303751">
                <text:p>342.713564303751</text:p>
              </table:table-cell>
              <table:table-cell office:value-type="float" office:value="355.411913585012">
                <text:p>355.411913585012</text:p>
              </table:table-cell>
              <table:table-cell office:value-type="float" office:value="369.706423080558">
                <text:p>369.706423080558</text:p>
              </table:table-cell>
              <table:table-cell office:value-type="float" office:value="391.061543924634">
                <text:p>391.061543924634</text:p>
              </table:table-cell>
              <table:table-cell office:value-type="float" office:value="397.173059456477">
                <text:p>397.173059456477</text:p>
              </table:table-cell>
              <table:table-cell office:value-type="float" office:value="434.916836281875">
                <text:p>434.916836281875</text:p>
              </table:table-cell>
            </table:table-row>
            <table:table-row>
              <table:table-cell office:value-type="string">
                <text:p>Occitanie</text:p>
                <draw:g>
                  <svg:desc>'Diagramme à lignes'.C15:'Diagramme à lignes'.C15</svg:desc>
                </draw:g>
              </table:table-cell>
              <table:table-cell office:value-type="float" office:value="271.598827860555">
                <text:p>271.598827860555</text:p>
                <draw:g>
                  <svg:desc>'Diagramme à lignes'.D15:'Diagramme à lignes'.J15</svg:desc>
                </draw:g>
              </table:table-cell>
              <table:table-cell office:value-type="float" office:value="283.544754787039">
                <text:p>283.544754787039</text:p>
              </table:table-cell>
              <table:table-cell office:value-type="float" office:value="294.541979238628">
                <text:p>294.541979238628</text:p>
              </table:table-cell>
              <table:table-cell office:value-type="float" office:value="298.931573643726">
                <text:p>298.931573643726</text:p>
              </table:table-cell>
              <table:table-cell office:value-type="float" office:value="338.574148062453">
                <text:p>338.574148062453</text:p>
              </table:table-cell>
              <table:table-cell office:value-type="float" office:value="348.539477522801">
                <text:p>348.539477522801</text:p>
              </table:table-cell>
              <table:table-cell office:value-type="float" office:value="435.311127107981">
                <text:p>435.311127107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8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circle" chart:symbol-width="0.1cm" chart:symbol-height="0.1cm" chart:link-data-style-to-source="false">
        <chart:symbol-image xlink:href="Pictures/2000000D000000DF000000DF5D0173CD.svm" xlink:type="simple" xlink:actuate="onLoad"/>
      </style:chart-properties>
      <style:graphic-properties svg:stroke-width="0.04cm" svg:stroke-color="#ccffff" draw:fill-color="#ccffff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1cm" chart:symbol-height="0.1cm" chart:link-data-style-to-source="false">
        <chart:symbol-image xlink:href="Pictures/2000000D000000DF000000DF5D0173CD.svm" xlink:type="simple" xlink:actuate="onLoad"/>
      </style:chart-properties>
      <style:graphic-properties svg:stroke-width="0.04cm" svg:stroke-color="#ccffff" draw:fill-color="#cc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1cm" chart:symbol-height="0.1cm" chart:link-data-style-to-source="false"/>
      <style:graphic-properties svg:stroke-width="0.04cm" svg:stroke-color="#ccffff" draw:fill-color="#ccffff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circle" chart:symbol-width="0.1cm" chart:symbol-height="0.1cm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8.999cm" xlink:href="." xlink:type="simple" chart:class="chart:line" chart:style-name="ch1">
        <chart:title svg:x="0.704cm" svg:y="0.315cm" chart:style-name="ch2">
          <text:p>Evolution des dépenses des régions en France métropolitaine (hors Corse)</text:p>
        </chart:title>
        <chart:legend chart:legend-position="end" svg:x="10.39cm" svg:y="1.305cm" style:legend-expansion="high" chart:style-name="ch3"/>
        <chart:plot-area chart:style-name="ch4" chart:data-source-has-labels="both" svg:x="1.357cm" svg:y="1.631cm" svg:width="8.395cm" svg:height="6.181cm">
          <chartooo:coordinate-region svg:x="2.164cm" svg:y="1.843cm" svg:width="7.216cm" svg:height="5.296cm"/>
          <chart:axis chart:dimension="x" chart:name="primary-x" chart:style-name="ch5" chartooo:axis-type="auto">
            <chartooo:date-scale/>
            <chart:title svg:x="5.034cm" svg:y="7.992cm" chart:style-name="ch6">
              <text:p>Année</text:p>
            </chart:title>
            <chart:categories table:cell-range-address="local-table.$B$1:.$H$1"/>
            <chart:grid chart:style-name="ch7" chart:class="major"/>
          </chart:axis>
          <chart:axis chart:dimension="y" chart:name="primary-y" chart:style-name="ch8">
            <chart:title svg:x="0.451cm" svg:y="5.188cm" chart:style-name="ch9">
              <text:p>€/hab</text:p>
            </chart:title>
            <chart:grid chart:style-name="ch7" chart:class="major"/>
          </chart:axis>
          <chart:series chart:style-name="ch10" chart:values-cell-range-address="local-table.$B$2:.$H$2" chart:label-cell-address="local-table.$A$2" chart:class="chart:line">
            <chart:data-point chart:repeated="7"/>
          </chart:series>
          <chart:series chart:style-name="ch10" chart:values-cell-range-address="local-table.$B$3:.$H$3" chart:label-cell-address="local-table.$A$3" chart:class="chart:line">
            <chart:data-point chart:repeated="7"/>
          </chart:series>
          <chart:series chart:style-name="ch10" chart:values-cell-range-address="local-table.$B$4:.$H$4" chart:label-cell-address="local-table.$A$4" chart:class="chart:line">
            <chart:data-point chart:repeated="7"/>
          </chart:series>
          <chart:series chart:style-name="ch11" chart:values-cell-range-address="local-table.$B$5:.$H$5" chart:label-cell-address="local-table.$A$5" chart:class="chart:line">
            <chart:data-point chart:repeated="7"/>
          </chart:series>
          <chart:series chart:style-name="ch11" chart:values-cell-range-address="local-table.$B$6:.$H$6" chart:label-cell-address="local-table.$A$6" chart:class="chart:line">
            <chart:data-point chart:repeated="7"/>
          </chart:series>
          <chart:series chart:style-name="ch11" chart:values-cell-range-address="local-table.$B$7:.$H$7" chart:label-cell-address="local-table.$A$7" chart:class="chart:line">
            <chart:data-point chart:repeated="7"/>
          </chart:series>
          <chart:series chart:style-name="ch11" chart:values-cell-range-address="local-table.$B$8:.$H$8" chart:label-cell-address="local-table.$A$8" chart:class="chart:line">
            <chart:data-point chart:repeated="7"/>
          </chart:series>
          <chart:series chart:style-name="ch12" chart:values-cell-range-address="local-table.$B$9:.$H$9" chart:label-cell-address="local-table.$A$9" chart:class="chart:line">
            <chart:data-point chart:repeated="7"/>
          </chart:series>
          <chart:series chart:style-name="ch11" chart:values-cell-range-address="local-table.$B$10:.$H$10" chart:label-cell-address="local-table.$A$10" chart:class="chart:line">
            <chart:data-point chart:repeated="7"/>
          </chart:series>
          <chart:series chart:style-name="ch11" chart:values-cell-range-address="local-table.$B$11:.$H$11" chart:label-cell-address="local-table.$A$11" chart:class="chart:line">
            <chart:data-point chart:repeated="7"/>
          </chart:series>
          <chart:series chart:style-name="ch11" chart:values-cell-range-address="local-table.$B$12:.$H$12" chart:label-cell-address="local-table.$A$12" chart:class="chart:line">
            <chart:data-point chart:repeated="7"/>
          </chart:series>
          <chart:series chart:style-name="ch13" chart:values-cell-range-address="local-table.$B$13:.$H$13" chart:label-cell-address="local-table.$A$1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Île de France</text:p>
              </table:table-cell>
              <table:table-cell office:value-type="float" office:value="256.045949160182">
                <text:p>256.045949160182</text:p>
              </table:table-cell>
              <table:table-cell office:value-type="float" office:value="270.305781334008">
                <text:p>270.305781334008</text:p>
              </table:table-cell>
              <table:table-cell office:value-type="float" office:value="282.480083000997">
                <text:p>282.480083000997</text:p>
              </table:table-cell>
              <table:table-cell office:value-type="float" office:value="278.380155948315">
                <text:p>278.380155948315</text:p>
              </table:table-cell>
              <table:table-cell office:value-type="float" office:value="287.614731308449">
                <text:p>287.614731308449</text:p>
              </table:table-cell>
              <table:table-cell office:value-type="float" office:value="282.731234721254">
                <text:p>282.731234721254</text:p>
              </table:table-cell>
              <table:table-cell office:value-type="float" office:value="280.646006418231">
                <text:p>280.64600641823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241.741933676696">
                <text:p>241.741933676696</text:p>
              </table:table-cell>
              <table:table-cell office:value-type="float" office:value="256.124100043243">
                <text:p>256.124100043243</text:p>
              </table:table-cell>
              <table:table-cell office:value-type="float" office:value="266.248511143704">
                <text:p>266.248511143704</text:p>
              </table:table-cell>
              <table:table-cell office:value-type="float" office:value="271.765473977225">
                <text:p>271.765473977225</text:p>
              </table:table-cell>
              <table:table-cell office:value-type="float" office:value="280.450847169513">
                <text:p>280.450847169513</text:p>
              </table:table-cell>
              <table:table-cell office:value-type="float" office:value="294.328871572822">
                <text:p>294.328871572822</text:p>
              </table:table-cell>
              <table:table-cell office:value-type="float" office:value="338.463518789236">
                <text:p>338.463518789236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251.556210492281">
                <text:p>251.556210492281</text:p>
              </table:table-cell>
              <table:table-cell office:value-type="float" office:value="260.717120296917">
                <text:p>260.717120296917</text:p>
              </table:table-cell>
              <table:table-cell office:value-type="float" office:value="271.196167730771">
                <text:p>271.196167730771</text:p>
              </table:table-cell>
              <table:table-cell office:value-type="float" office:value="280.361488473974">
                <text:p>280.361488473974</text:p>
              </table:table-cell>
              <table:table-cell office:value-type="float" office:value="286.099952681512">
                <text:p>286.099952681512</text:p>
              </table:table-cell>
              <table:table-cell office:value-type="float" office:value="292.689905469283">
                <text:p>292.689905469283</text:p>
              </table:table-cell>
              <table:table-cell office:value-type="float" office:value="351.606407866174">
                <text:p>351.606407866174</text:p>
              </table:table-cell>
            </table:table-row>
            <table:table-row>
              <table:table-cell office:value-type="string">
                <text:p>Auvergne Rhône Alpes</text:p>
              </table:table-cell>
              <table:table-cell office:value-type="float" office:value="304.130220308013">
                <text:p>304.130220308013</text:p>
              </table:table-cell>
              <table:table-cell office:value-type="float" office:value="318.20222366737">
                <text:p>318.20222366737</text:p>
              </table:table-cell>
              <table:table-cell office:value-type="float" office:value="325.450912797114">
                <text:p>325.450912797114</text:p>
              </table:table-cell>
              <table:table-cell office:value-type="float" office:value="334.273604257233">
                <text:p>334.273604257233</text:p>
              </table:table-cell>
              <table:table-cell office:value-type="float" office:value="342.633947577071">
                <text:p>342.633947577071</text:p>
              </table:table-cell>
              <table:table-cell office:value-type="float" office:value="330.612602696879">
                <text:p>330.612602696879</text:p>
              </table:table-cell>
              <table:table-cell office:value-type="float" office:value="352.848238223907">
                <text:p>352.848238223907</text:p>
              </table:table-cell>
            </table:table-row>
            <table:table-row>
              <table:table-cell office:value-type="string">
                <text:p>Nouvelle Aquitaine</text:p>
              </table:table-cell>
              <table:table-cell office:value-type="float" office:value="291.519628862948">
                <text:p>291.519628862948</text:p>
              </table:table-cell>
              <table:table-cell office:value-type="float" office:value="301.544054720965">
                <text:p>301.544054720965</text:p>
              </table:table-cell>
              <table:table-cell office:value-type="float" office:value="316.007590397805">
                <text:p>316.007590397805</text:p>
              </table:table-cell>
              <table:table-cell office:value-type="float" office:value="323.05670267794">
                <text:p>323.05670267794</text:p>
              </table:table-cell>
              <table:table-cell office:value-type="float" office:value="339.696603357669">
                <text:p>339.696603357669</text:p>
              </table:table-cell>
              <table:table-cell office:value-type="float" office:value="350.020728908588">
                <text:p>350.020728908588</text:p>
              </table:table-cell>
              <table:table-cell office:value-type="float" office:value="371.891000358285">
                <text:p>371.891000358285</text:p>
              </table:table-cell>
            </table:table-row>
            <table:table-row>
              <table:table-cell office:value-type="string">
                <text:p>Provence Alpes Côte d'Azur</text:p>
              </table:table-cell>
              <table:table-cell office:value-type="float" office:value="298.552315050568">
                <text:p>298.552315050568</text:p>
              </table:table-cell>
              <table:table-cell office:value-type="float" office:value="309.704382953436">
                <text:p>309.704382953436</text:p>
              </table:table-cell>
              <table:table-cell office:value-type="float" office:value="319.861070354356">
                <text:p>319.861070354356</text:p>
              </table:table-cell>
              <table:table-cell office:value-type="float" office:value="354.057191969931">
                <text:p>354.057191969931</text:p>
              </table:table-cell>
              <table:table-cell office:value-type="float" office:value="344.181975168815">
                <text:p>344.181975168815</text:p>
              </table:table-cell>
              <table:table-cell office:value-type="float" office:value="334.492039224621">
                <text:p>334.492039224621</text:p>
              </table:table-cell>
              <table:table-cell office:value-type="float" office:value="375.079414246511">
                <text:p>375.079414246511</text:p>
              </table:table-cell>
            </table:table-row>
            <table:table-row>
              <table:table-cell office:value-type="string">
                <text:p>Bourgogne  Franche Comté</text:p>
              </table:table-cell>
              <table:table-cell office:value-type="float" office:value="346.933934550185">
                <text:p>346.933934550185</text:p>
              </table:table-cell>
              <table:table-cell office:value-type="float" office:value="354.17253744851">
                <text:p>354.17253744851</text:p>
              </table:table-cell>
              <table:table-cell office:value-type="float" office:value="353.773553329741">
                <text:p>353.773553329741</text:p>
              </table:table-cell>
              <table:table-cell office:value-type="float" office:value="360.548277733663">
                <text:p>360.548277733663</text:p>
              </table:table-cell>
              <table:table-cell office:value-type="float" office:value="360.256920207448">
                <text:p>360.256920207448</text:p>
              </table:table-cell>
              <table:table-cell office:value-type="float" office:value="368.056782391685">
                <text:p>368.056782391685</text:p>
              </table:table-cell>
              <table:table-cell office:value-type="float" office:value="388.342353598445">
                <text:p>388.342353598445</text:p>
              </table:table-cell>
            </table:table-row>
            <table:table-row>
              <table:table-cell office:value-type="string">
                <text:p>Centre Val de Loire</text:p>
              </table:table-cell>
              <table:table-cell office:value-type="float" office:value="294.726325607153">
                <text:p>294.726325607153</text:p>
              </table:table-cell>
              <table:table-cell office:value-type="float" office:value="305.356816134541">
                <text:p>305.356816134541</text:p>
              </table:table-cell>
              <table:table-cell office:value-type="float" office:value="314.675054095413">
                <text:p>314.675054095413</text:p>
              </table:table-cell>
              <table:table-cell office:value-type="float" office:value="328.970175111068">
                <text:p>328.970175111068</text:p>
              </table:table-cell>
              <table:table-cell office:value-type="float" office:value="342.025755292035">
                <text:p>342.025755292035</text:p>
              </table:table-cell>
              <table:table-cell office:value-type="float" office:value="356.440801685571">
                <text:p>356.440801685571</text:p>
              </table:table-cell>
              <table:table-cell office:value-type="float" office:value="399.335531604069">
                <text:p>399.335531604069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328.505814866602">
                <text:p>328.505814866602</text:p>
              </table:table-cell>
              <table:table-cell office:value-type="float" office:value="336.435167139139">
                <text:p>336.435167139139</text:p>
              </table:table-cell>
              <table:table-cell office:value-type="float" office:value="342.427551155763">
                <text:p>342.427551155763</text:p>
              </table:table-cell>
              <table:table-cell office:value-type="float" office:value="347.564350774979">
                <text:p>347.564350774979</text:p>
              </table:table-cell>
              <table:table-cell office:value-type="float" office:value="354.152007894872">
                <text:p>354.152007894872</text:p>
              </table:table-cell>
              <table:table-cell office:value-type="float" office:value="353.299620269718">
                <text:p>353.299620269718</text:p>
              </table:table-cell>
              <table:table-cell office:value-type="float" office:value="401.294707249492">
                <text:p>401.294707249492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313.683934598552">
                <text:p>313.683934598552</text:p>
              </table:table-cell>
              <table:table-cell office:value-type="float" office:value="315.620296720913">
                <text:p>315.620296720913</text:p>
              </table:table-cell>
              <table:table-cell office:value-type="float" office:value="346.352372907801">
                <text:p>346.352372907801</text:p>
              </table:table-cell>
              <table:table-cell office:value-type="float" office:value="346.367318071677">
                <text:p>346.367318071677</text:p>
              </table:table-cell>
              <table:table-cell office:value-type="float" office:value="353.919585152544">
                <text:p>353.919585152544</text:p>
              </table:table-cell>
              <table:table-cell office:value-type="float" office:value="356.293057076826">
                <text:p>356.293057076826</text:p>
              </table:table-cell>
              <table:table-cell office:value-type="float" office:value="403.233525743674">
                <text:p>403.233525743674</text:p>
              </table:table-cell>
            </table:table-row>
            <table:table-row>
              <table:table-cell office:value-type="string">
                <text:p>Hauts de France</text:p>
              </table:table-cell>
              <table:table-cell office:value-type="float" office:value="334.967091103192">
                <text:p>334.967091103192</text:p>
              </table:table-cell>
              <table:table-cell office:value-type="float" office:value="342.713564303751">
                <text:p>342.713564303751</text:p>
              </table:table-cell>
              <table:table-cell office:value-type="float" office:value="355.411913585012">
                <text:p>355.411913585012</text:p>
              </table:table-cell>
              <table:table-cell office:value-type="float" office:value="369.706423080558">
                <text:p>369.706423080558</text:p>
              </table:table-cell>
              <table:table-cell office:value-type="float" office:value="391.061543924634">
                <text:p>391.061543924634</text:p>
              </table:table-cell>
              <table:table-cell office:value-type="float" office:value="397.173059456477">
                <text:p>397.173059456477</text:p>
              </table:table-cell>
              <table:table-cell office:value-type="float" office:value="434.916836281875">
                <text:p>434.916836281875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271.598827860555">
                <text:p>271.598827860555</text:p>
              </table:table-cell>
              <table:table-cell office:value-type="float" office:value="283.544754787039">
                <text:p>283.544754787039</text:p>
              </table:table-cell>
              <table:table-cell office:value-type="float" office:value="294.541979238628">
                <text:p>294.541979238628</text:p>
              </table:table-cell>
              <table:table-cell office:value-type="float" office:value="298.931573643726">
                <text:p>298.931573643726</text:p>
              </table:table-cell>
              <table:table-cell office:value-type="float" office:value="338.574148062453">
                <text:p>338.574148062453</text:p>
              </table:table-cell>
              <table:table-cell office:value-type="float" office:value="348.539477522801">
                <text:p>348.539477522801</text:p>
              </table:table-cell>
              <table:table-cell office:value-type="float" office:value="435.311127107981">
                <text:p>435.3111271079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8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circle" chart:symbol-width="0.1cm" chart:symbol-height="0.1cm" chart:link-data-style-to-source="false">
        <chart:symbol-image xlink:href="Pictures/2000000D000000DF000000DF5D0173CD.svm" xlink:type="simple" xlink:actuate="onLoad"/>
      </style:chart-properties>
      <style:graphic-properties svg:stroke-width="0.04cm" svg:stroke-color="#ccffff" draw:fill-color="#ccffff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1cm" chart:symbol-height="0.1cm" chart:link-data-style-to-source="false">
        <chart:symbol-image xlink:href="Pictures/2000000D000000DF000000DF5D0173CD.svm" xlink:type="simple" xlink:actuate="onLoad"/>
      </style:chart-properties>
      <style:graphic-properties svg:stroke-width="0.04cm" svg:stroke-color="#ccffff" draw:fill-color="#cc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1cm" chart:symbol-height="0.1cm" chart:link-data-style-to-source="false"/>
      <style:graphic-properties svg:stroke-width="0.04cm" svg:stroke-color="#ccffff" draw:fill-color="#ccffff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circle" chart:symbol-width="0.1cm" chart:symbol-height="0.1cm" chart:link-data-style-to-source="false">
        <chart:symbol-image xlink:href="Pictures/2000000D000000DF000000DF5D0173CD.svm" xlink:type="simple" xlink:actuate="onLoad"/>
      </style:chart-properties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circle" chart:symbol-width="0.1cm" chart:symbol-height="0.1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8.999cm" xlink:href="." xlink:type="simple" chart:class="chart:line" chart:style-name="ch1">
        <chart:title svg:x="0.704cm" svg:y="0.315cm" chart:style-name="ch2">
          <text:p>Evolution des dépenses des régions en France métropolitaine (hors Corse)</text:p>
        </chart:title>
        <chart:legend chart:legend-position="end" svg:x="10.39cm" svg:y="1.305cm" style:legend-expansion="high" chart:style-name="ch3"/>
        <chart:plot-area chart:style-name="ch4" chart:data-source-has-labels="both" svg:x="1.357cm" svg:y="1.631cm" svg:width="8.395cm" svg:height="6.181cm">
          <chartooo:coordinate-region svg:x="2.164cm" svg:y="1.843cm" svg:width="7.216cm" svg:height="5.296cm"/>
          <chart:axis chart:dimension="x" chart:name="primary-x" chart:style-name="ch5" chartooo:axis-type="auto">
            <chartooo:date-scale/>
            <chart:title svg:x="5.034cm" svg:y="7.992cm" chart:style-name="ch6">
              <text:p>Année</text:p>
            </chart:title>
            <chart:categories table:cell-range-address="local-table.$B$1:.$H$1"/>
            <chart:grid chart:style-name="ch7" chart:class="major"/>
          </chart:axis>
          <chart:axis chart:dimension="y" chart:name="primary-y" chart:style-name="ch8">
            <chart:title svg:x="0.451cm" svg:y="5.188cm" chart:style-name="ch9">
              <text:p>€/hab</text:p>
            </chart:title>
            <chart:grid chart:style-name="ch7" chart:class="major"/>
          </chart:axis>
          <chart:series chart:style-name="ch10" chart:values-cell-range-address="local-table.$B$2:.$H$2" chart:label-cell-address="local-table.$A$2" chart:class="chart:line">
            <chart:data-point chart:repeated="7"/>
          </chart:series>
          <chart:series chart:style-name="ch10" chart:values-cell-range-address="local-table.$B$3:.$H$3" chart:label-cell-address="local-table.$A$3" chart:class="chart:line">
            <chart:data-point chart:repeated="7"/>
          </chart:series>
          <chart:series chart:style-name="ch10" chart:values-cell-range-address="local-table.$B$4:.$H$4" chart:label-cell-address="local-table.$A$4" chart:class="chart:line">
            <chart:data-point chart:repeated="7"/>
          </chart:series>
          <chart:series chart:style-name="ch11" chart:values-cell-range-address="local-table.$B$5:.$H$5" chart:label-cell-address="local-table.$A$5" chart:class="chart:line">
            <chart:data-point chart:repeated="7"/>
          </chart:series>
          <chart:series chart:style-name="ch11" chart:values-cell-range-address="local-table.$B$6:.$H$6" chart:label-cell-address="local-table.$A$6" chart:class="chart:line">
            <chart:data-point chart:repeated="7"/>
          </chart:series>
          <chart:series chart:style-name="ch11" chart:values-cell-range-address="local-table.$B$7:.$H$7" chart:label-cell-address="local-table.$A$7" chart:class="chart:line">
            <chart:data-point chart:repeated="7"/>
          </chart:series>
          <chart:series chart:style-name="ch11" chart:values-cell-range-address="local-table.$B$8:.$H$8" chart:label-cell-address="local-table.$A$8" chart:class="chart:line">
            <chart:data-point chart:repeated="7"/>
          </chart:series>
          <chart:series chart:style-name="ch12" chart:values-cell-range-address="local-table.$B$9:.$H$9" chart:label-cell-address="local-table.$A$9" chart:class="chart:line">
            <chart:data-point chart:repeated="7"/>
          </chart:series>
          <chart:series chart:style-name="ch11" chart:values-cell-range-address="local-table.$B$10:.$H$10" chart:label-cell-address="local-table.$A$10" chart:class="chart:line">
            <chart:data-point chart:repeated="7"/>
          </chart:series>
          <chart:series chart:style-name="ch11" chart:values-cell-range-address="local-table.$B$11:.$H$11" chart:label-cell-address="local-table.$A$11" chart:class="chart:line">
            <chart:data-point chart:repeated="7"/>
          </chart:series>
          <chart:series chart:style-name="ch13" chart:values-cell-range-address="local-table.$B$12:.$H$12" chart:label-cell-address="local-table.$A$12" chart:class="chart:line">
            <chart:data-point chart:repeated="7"/>
          </chart:series>
          <chart:series chart:style-name="ch12" chart:values-cell-range-address="local-table.$B$13:.$H$13" chart:label-cell-address="local-table.$A$13" chart:class="chart:line">
            <chart:data-point chart:repeated="6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Île de France</text:p>
              </table:table-cell>
              <table:table-cell office:value-type="float" office:value="256.045949160182">
                <text:p>256.045949160182</text:p>
              </table:table-cell>
              <table:table-cell office:value-type="float" office:value="270.305781334008">
                <text:p>270.305781334008</text:p>
              </table:table-cell>
              <table:table-cell office:value-type="float" office:value="282.480083000997">
                <text:p>282.480083000997</text:p>
              </table:table-cell>
              <table:table-cell office:value-type="float" office:value="278.380155948315">
                <text:p>278.380155948315</text:p>
              </table:table-cell>
              <table:table-cell office:value-type="float" office:value="287.614731308449">
                <text:p>287.614731308449</text:p>
              </table:table-cell>
              <table:table-cell office:value-type="float" office:value="282.731234721254">
                <text:p>282.731234721254</text:p>
              </table:table-cell>
              <table:table-cell office:value-type="float" office:value="280.646006418231">
                <text:p>280.64600641823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241.741933676696">
                <text:p>241.741933676696</text:p>
              </table:table-cell>
              <table:table-cell office:value-type="float" office:value="256.124100043243">
                <text:p>256.124100043243</text:p>
              </table:table-cell>
              <table:table-cell office:value-type="float" office:value="266.248511143704">
                <text:p>266.248511143704</text:p>
              </table:table-cell>
              <table:table-cell office:value-type="float" office:value="271.765473977225">
                <text:p>271.765473977225</text:p>
              </table:table-cell>
              <table:table-cell office:value-type="float" office:value="280.450847169513">
                <text:p>280.450847169513</text:p>
              </table:table-cell>
              <table:table-cell office:value-type="float" office:value="294.328871572822">
                <text:p>294.328871572822</text:p>
              </table:table-cell>
              <table:table-cell office:value-type="float" office:value="338.463518789236">
                <text:p>338.463518789236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251.556210492281">
                <text:p>251.556210492281</text:p>
              </table:table-cell>
              <table:table-cell office:value-type="float" office:value="260.717120296917">
                <text:p>260.717120296917</text:p>
              </table:table-cell>
              <table:table-cell office:value-type="float" office:value="271.196167730771">
                <text:p>271.196167730771</text:p>
              </table:table-cell>
              <table:table-cell office:value-type="float" office:value="280.361488473974">
                <text:p>280.361488473974</text:p>
              </table:table-cell>
              <table:table-cell office:value-type="float" office:value="286.099952681512">
                <text:p>286.099952681512</text:p>
              </table:table-cell>
              <table:table-cell office:value-type="float" office:value="292.689905469283">
                <text:p>292.689905469283</text:p>
              </table:table-cell>
              <table:table-cell office:value-type="float" office:value="351.606407866174">
                <text:p>351.606407866174</text:p>
              </table:table-cell>
            </table:table-row>
            <table:table-row>
              <table:table-cell office:value-type="string">
                <text:p>Auvergne Rhône Alpes</text:p>
              </table:table-cell>
              <table:table-cell office:value-type="float" office:value="304.130220308013">
                <text:p>304.130220308013</text:p>
              </table:table-cell>
              <table:table-cell office:value-type="float" office:value="318.20222366737">
                <text:p>318.20222366737</text:p>
              </table:table-cell>
              <table:table-cell office:value-type="float" office:value="325.450912797114">
                <text:p>325.450912797114</text:p>
              </table:table-cell>
              <table:table-cell office:value-type="float" office:value="334.273604257233">
                <text:p>334.273604257233</text:p>
              </table:table-cell>
              <table:table-cell office:value-type="float" office:value="342.633947577071">
                <text:p>342.633947577071</text:p>
              </table:table-cell>
              <table:table-cell office:value-type="float" office:value="330.612602696879">
                <text:p>330.612602696879</text:p>
              </table:table-cell>
              <table:table-cell office:value-type="float" office:value="352.848238223907">
                <text:p>352.848238223907</text:p>
              </table:table-cell>
            </table:table-row>
            <table:table-row>
              <table:table-cell office:value-type="string">
                <text:p>Nouvelle Aquitaine</text:p>
              </table:table-cell>
              <table:table-cell office:value-type="float" office:value="291.519628862948">
                <text:p>291.519628862948</text:p>
              </table:table-cell>
              <table:table-cell office:value-type="float" office:value="301.544054720965">
                <text:p>301.544054720965</text:p>
              </table:table-cell>
              <table:table-cell office:value-type="float" office:value="316.007590397805">
                <text:p>316.007590397805</text:p>
              </table:table-cell>
              <table:table-cell office:value-type="float" office:value="323.05670267794">
                <text:p>323.05670267794</text:p>
              </table:table-cell>
              <table:table-cell office:value-type="float" office:value="339.696603357669">
                <text:p>339.696603357669</text:p>
              </table:table-cell>
              <table:table-cell office:value-type="float" office:value="350.020728908588">
                <text:p>350.020728908588</text:p>
              </table:table-cell>
              <table:table-cell office:value-type="float" office:value="371.891000358285">
                <text:p>371.891000358285</text:p>
              </table:table-cell>
            </table:table-row>
            <table:table-row>
              <table:table-cell office:value-type="string">
                <text:p>Provence Alpes Côte d'Azur</text:p>
              </table:table-cell>
              <table:table-cell office:value-type="float" office:value="298.552315050568">
                <text:p>298.552315050568</text:p>
              </table:table-cell>
              <table:table-cell office:value-type="float" office:value="309.704382953436">
                <text:p>309.704382953436</text:p>
              </table:table-cell>
              <table:table-cell office:value-type="float" office:value="319.861070354356">
                <text:p>319.861070354356</text:p>
              </table:table-cell>
              <table:table-cell office:value-type="float" office:value="354.057191969931">
                <text:p>354.057191969931</text:p>
              </table:table-cell>
              <table:table-cell office:value-type="float" office:value="344.181975168815">
                <text:p>344.181975168815</text:p>
              </table:table-cell>
              <table:table-cell office:value-type="float" office:value="334.492039224621">
                <text:p>334.492039224621</text:p>
              </table:table-cell>
              <table:table-cell office:value-type="float" office:value="375.079414246511">
                <text:p>375.079414246511</text:p>
              </table:table-cell>
            </table:table-row>
            <table:table-row>
              <table:table-cell office:value-type="string">
                <text:p>Bourgogne  Franche Comté</text:p>
              </table:table-cell>
              <table:table-cell office:value-type="float" office:value="346.933934550185">
                <text:p>346.933934550185</text:p>
              </table:table-cell>
              <table:table-cell office:value-type="float" office:value="354.17253744851">
                <text:p>354.17253744851</text:p>
              </table:table-cell>
              <table:table-cell office:value-type="float" office:value="353.773553329741">
                <text:p>353.773553329741</text:p>
              </table:table-cell>
              <table:table-cell office:value-type="float" office:value="360.548277733663">
                <text:p>360.548277733663</text:p>
              </table:table-cell>
              <table:table-cell office:value-type="float" office:value="360.256920207448">
                <text:p>360.256920207448</text:p>
              </table:table-cell>
              <table:table-cell office:value-type="float" office:value="368.056782391685">
                <text:p>368.056782391685</text:p>
              </table:table-cell>
              <table:table-cell office:value-type="float" office:value="388.342353598445">
                <text:p>388.342353598445</text:p>
              </table:table-cell>
            </table:table-row>
            <table:table-row>
              <table:table-cell office:value-type="string">
                <text:p>Centre Val de Loire</text:p>
              </table:table-cell>
              <table:table-cell office:value-type="float" office:value="294.726325607153">
                <text:p>294.726325607153</text:p>
              </table:table-cell>
              <table:table-cell office:value-type="float" office:value="305.356816134541">
                <text:p>305.356816134541</text:p>
              </table:table-cell>
              <table:table-cell office:value-type="float" office:value="314.675054095413">
                <text:p>314.675054095413</text:p>
              </table:table-cell>
              <table:table-cell office:value-type="float" office:value="328.970175111068">
                <text:p>328.970175111068</text:p>
              </table:table-cell>
              <table:table-cell office:value-type="float" office:value="342.025755292035">
                <text:p>342.025755292035</text:p>
              </table:table-cell>
              <table:table-cell office:value-type="float" office:value="356.440801685571">
                <text:p>356.440801685571</text:p>
              </table:table-cell>
              <table:table-cell office:value-type="float" office:value="399.335531604069">
                <text:p>399.335531604069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328.505814866602">
                <text:p>328.505814866602</text:p>
              </table:table-cell>
              <table:table-cell office:value-type="float" office:value="336.435167139139">
                <text:p>336.435167139139</text:p>
              </table:table-cell>
              <table:table-cell office:value-type="float" office:value="342.427551155763">
                <text:p>342.427551155763</text:p>
              </table:table-cell>
              <table:table-cell office:value-type="float" office:value="347.564350774979">
                <text:p>347.564350774979</text:p>
              </table:table-cell>
              <table:table-cell office:value-type="float" office:value="354.152007894872">
                <text:p>354.152007894872</text:p>
              </table:table-cell>
              <table:table-cell office:value-type="float" office:value="353.299620269718">
                <text:p>353.299620269718</text:p>
              </table:table-cell>
              <table:table-cell office:value-type="float" office:value="401.294707249492">
                <text:p>401.294707249492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313.683934598552">
                <text:p>313.683934598552</text:p>
              </table:table-cell>
              <table:table-cell office:value-type="float" office:value="315.620296720913">
                <text:p>315.620296720913</text:p>
              </table:table-cell>
              <table:table-cell office:value-type="float" office:value="346.352372907801">
                <text:p>346.352372907801</text:p>
              </table:table-cell>
              <table:table-cell office:value-type="float" office:value="346.367318071677">
                <text:p>346.367318071677</text:p>
              </table:table-cell>
              <table:table-cell office:value-type="float" office:value="353.919585152544">
                <text:p>353.919585152544</text:p>
              </table:table-cell>
              <table:table-cell office:value-type="float" office:value="356.293057076826">
                <text:p>356.293057076826</text:p>
              </table:table-cell>
              <table:table-cell office:value-type="float" office:value="403.233525743674">
                <text:p>403.233525743674</text:p>
              </table:table-cell>
            </table:table-row>
            <table:table-row>
              <table:table-cell office:value-type="string">
                <text:p>Hauts de France</text:p>
              </table:table-cell>
              <table:table-cell office:value-type="float" office:value="334.967091103192">
                <text:p>334.967091103192</text:p>
              </table:table-cell>
              <table:table-cell office:value-type="float" office:value="342.713564303751">
                <text:p>342.713564303751</text:p>
              </table:table-cell>
              <table:table-cell office:value-type="float" office:value="355.411913585012">
                <text:p>355.411913585012</text:p>
              </table:table-cell>
              <table:table-cell office:value-type="float" office:value="369.706423080558">
                <text:p>369.706423080558</text:p>
              </table:table-cell>
              <table:table-cell office:value-type="float" office:value="391.061543924634">
                <text:p>391.061543924634</text:p>
              </table:table-cell>
              <table:table-cell office:value-type="float" office:value="397.173059456477">
                <text:p>397.173059456477</text:p>
              </table:table-cell>
              <table:table-cell office:value-type="float" office:value="434.916836281875">
                <text:p>434.916836281875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271.598827860555">
                <text:p>271.598827860555</text:p>
              </table:table-cell>
              <table:table-cell office:value-type="float" office:value="283.544754787039">
                <text:p>283.544754787039</text:p>
              </table:table-cell>
              <table:table-cell office:value-type="float" office:value="294.541979238628">
                <text:p>294.541979238628</text:p>
              </table:table-cell>
              <table:table-cell office:value-type="float" office:value="298.931573643726">
                <text:p>298.931573643726</text:p>
              </table:table-cell>
              <table:table-cell office:value-type="float" office:value="338.574148062453">
                <text:p>338.574148062453</text:p>
              </table:table-cell>
              <table:table-cell office:value-type="float" office:value="348.539477522801">
                <text:p>348.539477522801</text:p>
              </table:table-cell>
              <table:table-cell office:value-type="float" office:value="435.311127107981">
                <text:p>435.3111271079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